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init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hybrid</text:p>
          </table:table-cell>
          <table:table-cell table:number-columns-repeated="2"/>
          <table:table-cell office:value-type="string">
            <text:p>shared</text:p>
          </table:table-cell>
          <table:table-cell table:number-columns-repeated="2"/>
          <table:table-cell office:value-type="string">
            <text:p>global</text:p>
          </table:table-cell>
          <table:table-cell table:number-columns-repeated="2"/>
          <table:table-cell office:value-type="string">
            <text:p>prefixsum</text:p>
          </table:table-cell>
          <table:table-cell table:number-columns-repeated="8"/>
        </table:table-row>
        <table:table-row table:style-name="ro1">
          <table:table-cell office:value-type="string">
            <text:p>frame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279">
            <text:p>17,279</text:p>
          </table:table-cell>
          <table:table-cell office:value-type="float" office:value="16.4188">
            <text:p>16,4188</text:p>
          </table:table-cell>
          <table:table-cell office:value-type="float" office:value="18.3276">
            <text:p>18,3276</text:p>
          </table:table-cell>
          <table:table-cell office:value-type="float" office:value="8.82483">
            <text:p>8,82483</text:p>
          </table:table-cell>
          <table:table-cell office:value-type="float" office:value="6.16653">
            <text:p>6,16653</text:p>
          </table:table-cell>
          <table:table-cell office:value-type="float" office:value="18.0296">
            <text:p>18,0296</text:p>
          </table:table-cell>
          <table:table-cell office:value-type="float" office:value="24.1521">
            <text:p>24,1521</text:p>
          </table:table-cell>
          <table:table-cell office:value-type="float" office:value="23.9585">
            <text:p>23,9585</text:p>
          </table:table-cell>
          <table:table-cell office:value-type="float" office:value="23.8244">
            <text:p>23,8244</text:p>
          </table:table-cell>
          <table:table-cell office:value-type="float" office:value="28.8338">
            <text:p>28,8338</text:p>
          </table:table-cell>
          <table:table-cell office:value-type="float" office:value="27.1636">
            <text:p>27,1636</text:p>
          </table:table-cell>
          <table:table-cell office:value-type="float" office:value="34.3347">
            <text:p>34,3347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.5421">
            <text:p>17,5421</text:p>
          </table:table-cell>
          <table:table-cell office:value-type="float" office:value="16.7301">
            <text:p>16,7301</text:p>
          </table:table-cell>
          <table:table-cell office:value-type="float" office:value="18.5457">
            <text:p>18,5457</text:p>
          </table:table-cell>
          <table:table-cell office:value-type="float" office:value="8.92518">
            <text:p>8,92518</text:p>
          </table:table-cell>
          <table:table-cell office:value-type="float" office:value="6.18701">
            <text:p>6,18701</text:p>
          </table:table-cell>
          <table:table-cell office:value-type="float" office:value="18.1699">
            <text:p>18,1699</text:p>
          </table:table-cell>
          <table:table-cell office:value-type="float" office:value="24.5197">
            <text:p>24,5197</text:p>
          </table:table-cell>
          <table:table-cell office:value-type="float" office:value="24.706">
            <text:p>24,706</text:p>
          </table:table-cell>
          <table:table-cell office:value-type="float" office:value="24.1306">
            <text:p>24,1306</text:p>
          </table:table-cell>
          <table:table-cell office:value-type="float" office:value="29.0324">
            <text:p>29,0324</text:p>
          </table:table-cell>
          <table:table-cell office:value-type="float" office:value="27.2558">
            <text:p>27,2558</text:p>
          </table:table-cell>
          <table:table-cell office:value-type="float" office:value="34.4177">
            <text:p>34,4177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2851">
            <text:p>17,2851</text:p>
          </table:table-cell>
          <table:table-cell office:value-type="float" office:value="16.5202">
            <text:p>16,5202</text:p>
          </table:table-cell>
          <table:table-cell office:value-type="float" office:value="18.348">
            <text:p>18,348</text:p>
          </table:table-cell>
          <table:table-cell office:value-type="float" office:value="8.78694">
            <text:p>8,78694</text:p>
          </table:table-cell>
          <table:table-cell office:value-type="float" office:value="6.14502">
            <text:p>6,14502</text:p>
          </table:table-cell>
          <table:table-cell office:value-type="float" office:value="18.0685">
            <text:p>18,0685</text:p>
          </table:table-cell>
          <table:table-cell office:value-type="float" office:value="24.2186">
            <text:p>24,2186</text:p>
          </table:table-cell>
          <table:table-cell office:value-type="float" office:value="24.1121">
            <text:p>24,1121</text:p>
          </table:table-cell>
          <table:table-cell office:value-type="float" office:value="23.9237">
            <text:p>23,9237</text:p>
          </table:table-cell>
          <table:table-cell office:value-type="float" office:value="28.8625">
            <text:p>28,8625</text:p>
          </table:table-cell>
          <table:table-cell office:value-type="float" office:value="27.0428">
            <text:p>27,0428</text:p>
          </table:table-cell>
          <table:table-cell office:value-type="float" office:value="34.3398">
            <text:p>34,339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.7162">
            <text:p>17,7162</text:p>
          </table:table-cell>
          <table:table-cell office:value-type="float" office:value="16.7516">
            <text:p>16,7516</text:p>
          </table:table-cell>
          <table:table-cell office:value-type="float" office:value="18.6378">
            <text:p>18,6378</text:p>
          </table:table-cell>
          <table:table-cell office:value-type="float" office:value="8.89344">
            <text:p>8,89344</text:p>
          </table:table-cell>
          <table:table-cell office:value-type="float" office:value="6.20237">
            <text:p>6,20237</text:p>
          </table:table-cell>
          <table:table-cell office:value-type="float" office:value="18.1565">
            <text:p>18,1565</text:p>
          </table:table-cell>
          <table:table-cell office:value-type="float" office:value="24.8044">
            <text:p>24,8044</text:p>
          </table:table-cell>
          <table:table-cell office:value-type="float" office:value="24.8678">
            <text:p>24,8678</text:p>
          </table:table-cell>
          <table:table-cell office:value-type="float" office:value="24.2698">
            <text:p>24,2698</text:p>
          </table:table-cell>
          <table:table-cell office:value-type="float" office:value="29.0744">
            <text:p>29,0744</text:p>
          </table:table-cell>
          <table:table-cell office:value-type="float" office:value="27.3162">
            <text:p>27,3162</text:p>
          </table:table-cell>
          <table:table-cell office:value-type="float" office:value="34.4904">
            <text:p>34,49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.7521">
            <text:p>17,7521</text:p>
          </table:table-cell>
          <table:table-cell office:value-type="float" office:value="16.9533">
            <text:p>16,9533</text:p>
          </table:table-cell>
          <table:table-cell office:value-type="float" office:value="18.8099">
            <text:p>18,8099</text:p>
          </table:table-cell>
          <table:table-cell office:value-type="float" office:value="8.94157">
            <text:p>8,94157</text:p>
          </table:table-cell>
          <table:table-cell office:value-type="float" office:value="6.3017">
            <text:p>6,3017</text:p>
          </table:table-cell>
          <table:table-cell office:value-type="float" office:value="18.1484">
            <text:p>18,1484</text:p>
          </table:table-cell>
          <table:table-cell office:value-type="float" office:value="24.8883">
            <text:p>24,8883</text:p>
          </table:table-cell>
          <table:table-cell office:value-type="float" office:value="25.088">
            <text:p>25,088</text:p>
          </table:table-cell>
          <table:table-cell office:value-type="float" office:value="24.2985">
            <text:p>24,2985</text:p>
          </table:table-cell>
          <table:table-cell office:value-type="float" office:value="29.31">
            <text:p>29,31</text:p>
          </table:table-cell>
          <table:table-cell office:value-type="float" office:value="27.561">
            <text:p>27,561</text:p>
          </table:table-cell>
          <table:table-cell office:value-type="float" office:value="34.6388">
            <text:p>34,6388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.3548">
            <text:p>17,3548</text:p>
          </table:table-cell>
          <table:table-cell office:value-type="float" office:value="16.6267">
            <text:p>16,6267</text:p>
          </table:table-cell>
          <table:table-cell office:value-type="float" office:value="18.432">
            <text:p>18,432</text:p>
          </table:table-cell>
          <table:table-cell office:value-type="float" office:value="8.79206">
            <text:p>8,79206</text:p>
          </table:table-cell>
          <table:table-cell office:value-type="float" office:value="6.11942">
            <text:p>6,11942</text:p>
          </table:table-cell>
          <table:table-cell office:value-type="float" office:value="17.9364">
            <text:p>17,9364</text:p>
          </table:table-cell>
          <table:table-cell office:value-type="float" office:value="24.234">
            <text:p>24,234</text:p>
          </table:table-cell>
          <table:table-cell office:value-type="float" office:value="24.4838">
            <text:p>24,4838</text:p>
          </table:table-cell>
          <table:table-cell office:value-type="float" office:value="23.9217">
            <text:p>23,9217</text:p>
          </table:table-cell>
          <table:table-cell office:value-type="float" office:value="29.0468">
            <text:p>29,0468</text:p>
          </table:table-cell>
          <table:table-cell office:value-type="float" office:value="27.1964">
            <text:p>27,1964</text:p>
          </table:table-cell>
          <table:table-cell office:value-type="float" office:value="34.3859">
            <text:p>34,3859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.5913">
            <text:p>17,5913</text:p>
          </table:table-cell>
          <table:table-cell office:value-type="float" office:value="16.8765">
            <text:p>16,8765</text:p>
          </table:table-cell>
          <table:table-cell office:value-type="float" office:value="18.5897">
            <text:p>18,5897</text:p>
          </table:table-cell>
          <table:table-cell office:value-type="float" office:value="8.92723">
            <text:p>8,92723</text:p>
          </table:table-cell>
          <table:table-cell office:value-type="float" office:value="6.23411">
            <text:p>6,23411</text:p>
          </table:table-cell>
          <table:table-cell office:value-type="float" office:value="18.2047">
            <text:p>18,2047</text:p>
          </table:table-cell>
          <table:table-cell office:value-type="float" office:value="24.7634">
            <text:p>24,7634</text:p>
          </table:table-cell>
          <table:table-cell office:value-type="float" office:value="24.8678">
            <text:p>24,8678</text:p>
          </table:table-cell>
          <table:table-cell office:value-type="float" office:value="24.1797">
            <text:p>24,1797</text:p>
          </table:table-cell>
          <table:table-cell office:value-type="float" office:value="29.1092">
            <text:p>29,1092</text:p>
          </table:table-cell>
          <table:table-cell office:value-type="float" office:value="27.3285">
            <text:p>27,3285</text:p>
          </table:table-cell>
          <table:table-cell office:value-type="float" office:value="34.5682">
            <text:p>34,5682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.1258">
            <text:p>18,1258</text:p>
          </table:table-cell>
          <table:table-cell office:value-type="float" office:value="17.0568">
            <text:p>17,0568</text:p>
          </table:table-cell>
          <table:table-cell office:value-type="float" office:value="18.8406">
            <text:p>18,8406</text:p>
          </table:table-cell>
          <table:table-cell office:value-type="float" office:value="8.9856">
            <text:p>8,9856</text:p>
          </table:table-cell>
          <table:table-cell office:value-type="float" office:value="6.26586">
            <text:p>6,26586</text:p>
          </table:table-cell>
          <table:table-cell office:value-type="float" office:value="18.1678">
            <text:p>18,1678</text:p>
          </table:table-cell>
          <table:table-cell office:value-type="float" office:value="25.4351">
            <text:p>25,4351</text:p>
          </table:table-cell>
          <table:table-cell office:value-type="float" office:value="25.4679">
            <text:p>25,4679</text:p>
          </table:table-cell>
          <table:table-cell office:value-type="float" office:value="24.7153">
            <text:p>24,7153</text:p>
          </table:table-cell>
          <table:table-cell office:value-type="float" office:value="29.3622">
            <text:p>29,3622</text:p>
          </table:table-cell>
          <table:table-cell office:value-type="float" office:value="27.6296">
            <text:p>27,6296</text:p>
          </table:table-cell>
          <table:table-cell office:value-type="float" office:value="34.6112">
            <text:p>34,6112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.8883">
            <text:p>17,8883</text:p>
          </table:table-cell>
          <table:table-cell office:value-type="float" office:value="16.9083">
            <text:p>16,9083</text:p>
          </table:table-cell>
          <table:table-cell office:value-type="float" office:value="18.7208">
            <text:p>18,7208</text:p>
          </table:table-cell>
          <table:table-cell office:value-type="float" office:value="8.97331">
            <text:p>8,97331</text:p>
          </table:table-cell>
          <table:table-cell office:value-type="float" office:value="6.26688">
            <text:p>6,26688</text:p>
          </table:table-cell>
          <table:table-cell office:value-type="float" office:value="18.177">
            <text:p>18,177</text:p>
          </table:table-cell>
          <table:table-cell office:value-type="float" office:value="24.8852">
            <text:p>24,8852</text:p>
          </table:table-cell>
          <table:table-cell office:value-type="float" office:value="25.0972">
            <text:p>25,0972</text:p>
          </table:table-cell>
          <table:table-cell office:value-type="float" office:value="24.4367">
            <text:p>24,4367</text:p>
          </table:table-cell>
          <table:table-cell office:value-type="float" office:value="29.2936">
            <text:p>29,2936</text:p>
          </table:table-cell>
          <table:table-cell office:value-type="float" office:value="27.4831">
            <text:p>27,4831</text:p>
          </table:table-cell>
          <table:table-cell office:value-type="float" office:value="34.5221">
            <text:p>34,522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.1438">
            <text:p>17,1438</text:p>
          </table:table-cell>
          <table:table-cell office:value-type="float" office:value="16.4547">
            <text:p>16,4547</text:p>
          </table:table-cell>
          <table:table-cell office:value-type="float" office:value="18.3194">
            <text:p>18,3194</text:p>
          </table:table-cell>
          <table:table-cell office:value-type="float" office:value="8.81971">
            <text:p>8,81971</text:p>
          </table:table-cell>
          <table:table-cell office:value-type="float" office:value="6.23309">
            <text:p>6,23309</text:p>
          </table:table-cell>
          <table:table-cell office:value-type="float" office:value="17.9292">
            <text:p>17,9292</text:p>
          </table:table-cell>
          <table:table-cell office:value-type="float" office:value="24.0148">
            <text:p>24,0148</text:p>
          </table:table-cell>
          <table:table-cell office:value-type="float" office:value="24.234">
            <text:p>24,234</text:p>
          </table:table-cell>
          <table:table-cell office:value-type="float" office:value="23.764">
            <text:p>23,764</text:p>
          </table:table-cell>
          <table:table-cell office:value-type="float" office:value="28.7908">
            <text:p>28,7908</text:p>
          </table:table-cell>
          <table:table-cell office:value-type="float" office:value="27.1043">
            <text:p>27,1043</text:p>
          </table:table-cell>
          <table:table-cell office:value-type="float" office:value="34.2958">
            <text:p>34,295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.004">
            <text:p>18,004</text:p>
          </table:table-cell>
          <table:table-cell office:value-type="float" office:value="17.0619">
            <text:p>17,0619</text:p>
          </table:table-cell>
          <table:table-cell office:value-type="float" office:value="18.9286">
            <text:p>18,9286</text:p>
          </table:table-cell>
          <table:table-cell office:value-type="float" office:value="8.99277">
            <text:p>8,99277</text:p>
          </table:table-cell>
          <table:table-cell office:value-type="float" office:value="6.30579">
            <text:p>6,30579</text:p>
          </table:table-cell>
          <table:table-cell office:value-type="float" office:value="18.4248">
            <text:p>18,4248</text:p>
          </table:table-cell>
          <table:table-cell office:value-type="float" office:value="25.0511">
            <text:p>25,0511</text:p>
          </table:table-cell>
          <table:table-cell office:value-type="float" office:value="25.1781">
            <text:p>25,1781</text:p>
          </table:table-cell>
          <table:table-cell office:value-type="float" office:value="24.5125">
            <text:p>24,5125</text:p>
          </table:table-cell>
          <table:table-cell office:value-type="float" office:value="29.3304">
            <text:p>29,3304</text:p>
          </table:table-cell>
          <table:table-cell office:value-type="float" office:value="27.5282">
            <text:p>27,5282</text:p>
          </table:table-cell>
          <table:table-cell office:value-type="float" office:value="34.6665">
            <text:p>34,666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.4156">
            <text:p>18,4156</text:p>
          </table:table-cell>
          <table:table-cell office:value-type="float" office:value="17.2431">
            <text:p>17,2431</text:p>
          </table:table-cell>
          <table:table-cell office:value-type="float" office:value="18.9696">
            <text:p>18,9696</text:p>
          </table:table-cell>
          <table:table-cell office:value-type="float" office:value="9.07674">
            <text:p>9,07674</text:p>
          </table:table-cell>
          <table:table-cell office:value-type="float" office:value="6.32013">
            <text:p>6,32013</text:p>
          </table:table-cell>
          <table:table-cell office:value-type="float" office:value="18.3327">
            <text:p>18,3327</text:p>
          </table:table-cell>
          <table:table-cell office:value-type="float" office:value="25.6451">
            <text:p>25,6451</text:p>
          </table:table-cell>
          <table:table-cell office:value-type="float" office:value="25.5468">
            <text:p>25,5468</text:p>
          </table:table-cell>
          <table:table-cell office:value-type="float" office:value="24.7818">
            <text:p>24,7818</text:p>
          </table:table-cell>
          <table:table-cell office:value-type="float" office:value="29.5363">
            <text:p>29,5363</text:p>
          </table:table-cell>
          <table:table-cell office:value-type="float" office:value="27.7617">
            <text:p>27,7617</text:p>
          </table:table-cell>
          <table:table-cell office:value-type="float" office:value="34.8078">
            <text:p>34,8078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.0367">
            <text:p>18,0367</text:p>
          </table:table-cell>
          <table:table-cell office:value-type="float" office:value="17.0199">
            <text:p>17,0199</text:p>
          </table:table-cell>
          <table:table-cell office:value-type="float" office:value="18.7812">
            <text:p>18,7812</text:p>
          </table:table-cell>
          <table:table-cell office:value-type="float" office:value="9.05728">
            <text:p>9,05728</text:p>
          </table:table-cell>
          <table:table-cell office:value-type="float" office:value="6.33242">
            <text:p>6,33242</text:p>
          </table:table-cell>
          <table:table-cell office:value-type="float" office:value="18.4986">
            <text:p>18,4986</text:p>
          </table:table-cell>
          <table:table-cell office:value-type="float" office:value="25.2703">
            <text:p>25,2703</text:p>
          </table:table-cell>
          <table:table-cell office:value-type="float" office:value="25.2713">
            <text:p>25,2713</text:p>
          </table:table-cell>
          <table:table-cell office:value-type="float" office:value="24.6364">
            <text:p>24,6364</text:p>
          </table:table-cell>
          <table:table-cell office:value-type="float" office:value="29.2383">
            <text:p>29,2383</text:p>
          </table:table-cell>
          <table:table-cell office:value-type="float" office:value="27.5876">
            <text:p>27,5876</text:p>
          </table:table-cell>
          <table:table-cell office:value-type="float" office:value="34.5825">
            <text:p>34,582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.1432">
            <text:p>18,1432</text:p>
          </table:table-cell>
          <table:table-cell office:value-type="float" office:value="17.0967">
            <text:p>17,0967</text:p>
          </table:table-cell>
          <table:table-cell office:value-type="float" office:value="18.9911">
            <text:p>18,9911</text:p>
          </table:table-cell>
          <table:table-cell office:value-type="float" office:value="9.0624">
            <text:p>9,0624</text:p>
          </table:table-cell>
          <table:table-cell office:value-type="float" office:value="6.41536">
            <text:p>6,41536</text:p>
          </table:table-cell>
          <table:table-cell office:value-type="float" office:value="18.4791">
            <text:p>18,4791</text:p>
          </table:table-cell>
          <table:table-cell office:value-type="float" office:value="25.3809">
            <text:p>25,3809</text:p>
          </table:table-cell>
          <table:table-cell office:value-type="float" office:value="25.3983">
            <text:p>25,3983</text:p>
          </table:table-cell>
          <table:table-cell office:value-type="float" office:value="24.6845">
            <text:p>24,6845</text:p>
          </table:table-cell>
          <table:table-cell office:value-type="float" office:value="29.3427">
            <text:p>29,3427</text:p>
          </table:table-cell>
          <table:table-cell office:value-type="float" office:value="27.6818">
            <text:p>27,6818</text:p>
          </table:table-cell>
          <table:table-cell office:value-type="float" office:value="34.7136">
            <text:p>34,7136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.0664">
            <text:p>18,0664</text:p>
          </table:table-cell>
          <table:table-cell office:value-type="float" office:value="16.9984">
            <text:p>16,9984</text:p>
          </table:table-cell>
          <table:table-cell office:value-type="float" office:value="18.8129">
            <text:p>18,8129</text:p>
          </table:table-cell>
          <table:table-cell office:value-type="float" office:value="9.00198">
            <text:p>9,00198</text:p>
          </table:table-cell>
          <table:table-cell office:value-type="float" office:value="6.272">
            <text:p>6,272</text:p>
          </table:table-cell>
          <table:table-cell office:value-type="float" office:value="18.5405">
            <text:p>18,5405</text:p>
          </table:table-cell>
          <table:table-cell office:value-type="float" office:value="25.1863">
            <text:p>25,1863</text:p>
          </table:table-cell>
          <table:table-cell office:value-type="float" office:value="25.3133">
            <text:p>25,3133</text:p>
          </table:table-cell>
          <table:table-cell office:value-type="float" office:value="24.5965">
            <text:p>24,5965</text:p>
          </table:table-cell>
          <table:table-cell office:value-type="float" office:value="29.3161">
            <text:p>29,3161</text:p>
          </table:table-cell>
          <table:table-cell office:value-type="float" office:value="27.5743">
            <text:p>27,5743</text:p>
          </table:table-cell>
          <table:table-cell office:value-type="float" office:value="34.5354">
            <text:p>34,535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.945">
            <text:p>18,945</text:p>
          </table:table-cell>
          <table:table-cell office:value-type="float" office:value="17.6425">
            <text:p>17,6425</text:p>
          </table:table-cell>
          <table:table-cell office:value-type="float" office:value="19.3976">
            <text:p>19,3976</text:p>
          </table:table-cell>
          <table:table-cell office:value-type="float" office:value="9.21293">
            <text:p>9,21293</text:p>
          </table:table-cell>
          <table:table-cell office:value-type="float" office:value="6.46758">
            <text:p>6,46758</text:p>
          </table:table-cell>
          <table:table-cell office:value-type="float" office:value="19.457">
            <text:p>19,457</text:p>
          </table:table-cell>
          <table:table-cell office:value-type="float" office:value="26.069">
            <text:p>26,069</text:p>
          </table:table-cell>
          <table:table-cell office:value-type="float" office:value="26.1018">
            <text:p>26,1018</text:p>
          </table:table-cell>
          <table:table-cell office:value-type="float" office:value="25.2641">
            <text:p>25,2641</text:p>
          </table:table-cell>
          <table:table-cell office:value-type="float" office:value="30.0093">
            <text:p>30,0093</text:p>
          </table:table-cell>
          <table:table-cell office:value-type="float" office:value="28.0842">
            <text:p>28,0842</text:p>
          </table:table-cell>
          <table:table-cell office:value-type="float" office:value="34.9051">
            <text:p>34,905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.9814">
            <text:p>17,9814</text:p>
          </table:table-cell>
          <table:table-cell office:value-type="float" office:value="17.0373">
            <text:p>17,0373</text:p>
          </table:table-cell>
          <table:table-cell office:value-type="float" office:value="18.6409">
            <text:p>18,6409</text:p>
          </table:table-cell>
          <table:table-cell office:value-type="float" office:value="9.0665">
            <text:p>9,0665</text:p>
          </table:table-cell>
          <table:table-cell office:value-type="float" office:value="6.36621">
            <text:p>6,36621</text:p>
          </table:table-cell>
          <table:table-cell office:value-type="float" office:value="18.9891">
            <text:p>18,9891</text:p>
          </table:table-cell>
          <table:table-cell office:value-type="float" office:value="25.0235">
            <text:p>25,0235</text:p>
          </table:table-cell>
          <table:table-cell office:value-type="float" office:value="25.2058">
            <text:p>25,2058</text:p>
          </table:table-cell>
          <table:table-cell office:value-type="float" office:value="24.2944">
            <text:p>24,2944</text:p>
          </table:table-cell>
          <table:table-cell office:value-type="float" office:value="29.1543">
            <text:p>29,1543</text:p>
          </table:table-cell>
          <table:table-cell office:value-type="float" office:value="27.4545">
            <text:p>27,4545</text:p>
          </table:table-cell>
          <table:table-cell office:value-type="float" office:value="34.5426">
            <text:p>34,5426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.1002">
            <text:p>18,1002</text:p>
          </table:table-cell>
          <table:table-cell office:value-type="float" office:value="17.1448">
            <text:p>17,1448</text:p>
          </table:table-cell>
          <table:table-cell office:value-type="float" office:value="18.9358">
            <text:p>18,9358</text:p>
          </table:table-cell>
          <table:table-cell office:value-type="float" office:value="9.09312">
            <text:p>9,09312</text:p>
          </table:table-cell>
          <table:table-cell office:value-type="float" office:value="6.38976">
            <text:p>6,38976</text:p>
          </table:table-cell>
          <table:table-cell office:value-type="float" office:value="19.1457">
            <text:p>19,1457</text:p>
          </table:table-cell>
          <table:table-cell office:value-type="float" office:value="25.3215">
            <text:p>25,3215</text:p>
          </table:table-cell>
          <table:table-cell office:value-type="float" office:value="25.3942">
            <text:p>25,3942</text:p>
          </table:table-cell>
          <table:table-cell office:value-type="float" office:value="24.6344">
            <text:p>24,6344</text:p>
          </table:table-cell>
          <table:table-cell office:value-type="float" office:value="29.4359">
            <text:p>29,4359</text:p>
          </table:table-cell>
          <table:table-cell office:value-type="float" office:value="27.7893">
            <text:p>27,7893</text:p>
          </table:table-cell>
          <table:table-cell office:value-type="float" office:value="34.7576">
            <text:p>34,75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.9845">
            <text:p>17,9845</text:p>
          </table:table-cell>
          <table:table-cell office:value-type="float" office:value="17.0301">
            <text:p>17,0301</text:p>
          </table:table-cell>
          <table:table-cell office:value-type="float" office:value="18.8529">
            <text:p>18,8529</text:p>
          </table:table-cell>
          <table:table-cell office:value-type="float" office:value="9.04704">
            <text:p>9,04704</text:p>
          </table:table-cell>
          <table:table-cell office:value-type="float" office:value="6.35187">
            <text:p>6,35187</text:p>
          </table:table-cell>
          <table:table-cell office:value-type="float" office:value="18.8682">
            <text:p>18,8682</text:p>
          </table:table-cell>
          <table:table-cell office:value-type="float" office:value="25.172">
            <text:p>25,172</text:p>
          </table:table-cell>
          <table:table-cell office:value-type="float" office:value="25.3164">
            <text:p>25,3164</text:p>
          </table:table-cell>
          <table:table-cell office:value-type="float" office:value="24.5801">
            <text:p>24,5801</text:p>
          </table:table-cell>
          <table:table-cell office:value-type="float" office:value="29.2997">
            <text:p>29,2997</text:p>
          </table:table-cell>
          <table:table-cell office:value-type="float" office:value="27.4934">
            <text:p>27,4934</text:p>
          </table:table-cell>
          <table:table-cell office:value-type="float" office:value="34.6051">
            <text:p>34,605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.9911">
            <text:p>18,9911</text:p>
          </table:table-cell>
          <table:table-cell office:value-type="float" office:value="17.7459">
            <text:p>17,7459</text:p>
          </table:table-cell>
          <table:table-cell office:value-type="float" office:value="19.4099">
            <text:p>19,4099</text:p>
          </table:table-cell>
          <table:table-cell office:value-type="float" office:value="9.39008">
            <text:p>9,39008</text:p>
          </table:table-cell>
          <table:table-cell office:value-type="float" office:value="6.51162">
            <text:p>6,51162</text:p>
          </table:table-cell>
          <table:table-cell office:value-type="float" office:value="19.4345">
            <text:p>19,4345</text:p>
          </table:table-cell>
          <table:table-cell office:value-type="float" office:value="26.2605">
            <text:p>26,2605</text:p>
          </table:table-cell>
          <table:table-cell office:value-type="float" office:value="26.1386">
            <text:p>26,1386</text:p>
          </table:table-cell>
          <table:table-cell office:value-type="float" office:value="25.3245">
            <text:p>25,3245</text:p>
          </table:table-cell>
          <table:table-cell office:value-type="float" office:value="30.0083">
            <text:p>30,0083</text:p>
          </table:table-cell>
          <table:table-cell office:value-type="float" office:value="28.0596">
            <text:p>28,0596</text:p>
          </table:table-cell>
          <table:table-cell office:value-type="float" office:value="34.9911">
            <text:p>34,991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.0054">
            <text:p>19,0054</text:p>
          </table:table-cell>
          <table:table-cell office:value-type="float" office:value="17.623">
            <text:p>17,623</text:p>
          </table:table-cell>
          <table:table-cell office:value-type="float" office:value="19.3567">
            <text:p>19,3567</text:p>
          </table:table-cell>
          <table:table-cell office:value-type="float" office:value="9.28461">
            <text:p>9,28461</text:p>
          </table:table-cell>
          <table:table-cell office:value-type="float" office:value="6.47168">
            <text:p>6,47168</text:p>
          </table:table-cell>
          <table:table-cell office:value-type="float" office:value="18.9481">
            <text:p>18,9481</text:p>
          </table:table-cell>
          <table:table-cell office:value-type="float" office:value="26.0465">
            <text:p>26,0465</text:p>
          </table:table-cell>
          <table:table-cell office:value-type="float" office:value="25.9891">
            <text:p>25,9891</text:p>
          </table:table-cell>
          <table:table-cell office:value-type="float" office:value="25.1761">
            <text:p>25,1761</text:p>
          </table:table-cell>
          <table:table-cell office:value-type="float" office:value="29.9735">
            <text:p>29,9735</text:p>
          </table:table-cell>
          <table:table-cell office:value-type="float" office:value="28.0269">
            <text:p>28,0269</text:p>
          </table:table-cell>
          <table:table-cell office:value-type="float" office:value="35.0341">
            <text:p>35,0341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.1078">
            <text:p>19,1078</text:p>
          </table:table-cell>
          <table:table-cell office:value-type="float" office:value="17.9057">
            <text:p>17,9057</text:p>
          </table:table-cell>
          <table:table-cell office:value-type="float" office:value="19.5471">
            <text:p>19,5471</text:p>
          </table:table-cell>
          <table:table-cell office:value-type="float" office:value="9.44538">
            <text:p>9,44538</text:p>
          </table:table-cell>
          <table:table-cell office:value-type="float" office:value="6.49626">
            <text:p>6,49626</text:p>
          </table:table-cell>
          <table:table-cell office:value-type="float" office:value="19.3096">
            <text:p>19,3096</text:p>
          </table:table-cell>
          <table:table-cell office:value-type="float" office:value="26.3793">
            <text:p>26,3793</text:p>
          </table:table-cell>
          <table:table-cell office:value-type="float" office:value="26.5124">
            <text:p>26,5124</text:p>
          </table:table-cell>
          <table:table-cell office:value-type="float" office:value="25.5631">
            <text:p>25,5631</text:p>
          </table:table-cell>
          <table:table-cell office:value-type="float" office:value="30.334">
            <text:p>30,334</text:p>
          </table:table-cell>
          <table:table-cell office:value-type="float" office:value="28.2563">
            <text:p>28,2563</text:p>
          </table:table-cell>
          <table:table-cell office:value-type="float" office:value="35.1263">
            <text:p>35,1263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.0568">
            <text:p>17,0568</text:p>
          </table:table-cell>
          <table:table-cell office:value-type="float" office:value="16.1792">
            <text:p>16,1792</text:p>
          </table:table-cell>
          <table:table-cell office:value-type="float" office:value="17.8504">
            <text:p>17,8504</text:p>
          </table:table-cell>
          <table:table-cell office:value-type="float" office:value="8.02099">
            <text:p>8,02099</text:p>
          </table:table-cell>
          <table:table-cell office:value-type="float" office:value="5.72826">
            <text:p>5,72826</text:p>
          </table:table-cell>
          <table:table-cell office:value-type="float" office:value="14.8675">
            <text:p>14,8675</text:p>
          </table:table-cell>
          <table:table-cell office:value-type="float" office:value="23.8879">
            <text:p>23,8879</text:p>
          </table:table-cell>
          <table:table-cell office:value-type="float" office:value="24.2094">
            <text:p>24,2094</text:p>
          </table:table-cell>
          <table:table-cell office:value-type="float" office:value="23.5407">
            <text:p>23,5407</text:p>
          </table:table-cell>
          <table:table-cell office:value-type="float" office:value="28.3054">
            <text:p>28,3054</text:p>
          </table:table-cell>
          <table:table-cell office:value-type="float" office:value="26.6865">
            <text:p>26,6865</text:p>
          </table:table-cell>
          <table:table-cell office:value-type="float" office:value="33.5841">
            <text:p>33,5841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.8212">
            <text:p>16,8212</text:p>
          </table:table-cell>
          <table:table-cell office:value-type="float" office:value="16.1321">
            <text:p>16,1321</text:p>
          </table:table-cell>
          <table:table-cell office:value-type="float" office:value="17.621">
            <text:p>17,621</text:p>
          </table:table-cell>
          <table:table-cell office:value-type="float" office:value="7.53459">
            <text:p>7,53459</text:p>
          </table:table-cell>
          <table:table-cell office:value-type="float" office:value="5.51834">
            <text:p>5,51834</text:p>
          </table:table-cell>
          <table:table-cell office:value-type="float" office:value="14.2981">
            <text:p>14,2981</text:p>
          </table:table-cell>
          <table:table-cell office:value-type="float" office:value="24.0026">
            <text:p>24,0026</text:p>
          </table:table-cell>
          <table:table-cell office:value-type="float" office:value="24.0302">
            <text:p>24,0302</text:p>
          </table:table-cell>
          <table:table-cell office:value-type="float" office:value="23.4977">
            <text:p>23,4977</text:p>
          </table:table-cell>
          <table:table-cell office:value-type="float" office:value="28.2245">
            <text:p>28,2245</text:p>
          </table:table-cell>
          <table:table-cell office:value-type="float" office:value="26.5103">
            <text:p>26,5103</text:p>
          </table:table-cell>
          <table:table-cell office:value-type="float" office:value="33.4182">
            <text:p>33,4182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.1387">
            <text:p>17,1387</text:p>
          </table:table-cell>
          <table:table-cell office:value-type="float" office:value="16.1843">
            <text:p>16,1843</text:p>
          </table:table-cell>
          <table:table-cell office:value-type="float" office:value="17.7838">
            <text:p>17,7838</text:p>
          </table:table-cell>
          <table:table-cell office:value-type="float" office:value="8.13158">
            <text:p>8,13158</text:p>
          </table:table-cell>
          <table:table-cell office:value-type="float" office:value="5.81222">
            <text:p>5,81222</text:p>
          </table:table-cell>
          <table:table-cell office:value-type="float" office:value="15.189">
            <text:p>15,189</text:p>
          </table:table-cell>
          <table:table-cell office:value-type="float" office:value="24.2412">
            <text:p>24,2412</text:p>
          </table:table-cell>
          <table:table-cell office:value-type="float" office:value="24.2708">
            <text:p>24,2708</text:p>
          </table:table-cell>
          <table:table-cell office:value-type="float" office:value="23.6063">
            <text:p>23,6063</text:p>
          </table:table-cell>
          <table:table-cell office:value-type="float" office:value="28.2767">
            <text:p>28,2767</text:p>
          </table:table-cell>
          <table:table-cell office:value-type="float" office:value="26.6035">
            <text:p>26,6035</text:p>
          </table:table-cell>
          <table:table-cell office:value-type="float" office:value="33.5258">
            <text:p>33,5258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.4111">
            <text:p>17,4111</text:p>
          </table:table-cell>
          <table:table-cell office:value-type="float" office:value="16.4301">
            <text:p>16,4301</text:p>
          </table:table-cell>
          <table:table-cell office:value-type="float" office:value="18.1422">
            <text:p>18,1422</text:p>
          </table:table-cell>
          <table:table-cell office:value-type="float" office:value="8.02509">
            <text:p>8,02509</text:p>
          </table:table-cell>
          <table:table-cell office:value-type="float" office:value="5.67091">
            <text:p>5,67091</text:p>
          </table:table-cell>
          <table:table-cell office:value-type="float" office:value="14.718">
            <text:p>14,718</text:p>
          </table:table-cell>
          <table:table-cell office:value-type="float" office:value="24.6661">
            <text:p>24,6661</text:p>
          </table:table-cell>
          <table:table-cell office:value-type="float" office:value="24.6497">
            <text:p>24,6497</text:p>
          </table:table-cell>
          <table:table-cell office:value-type="float" office:value="24.0333">
            <text:p>24,0333</text:p>
          </table:table-cell>
          <table:table-cell office:value-type="float" office:value="28.4733">
            <text:p>28,4733</text:p>
          </table:table-cell>
          <table:table-cell office:value-type="float" office:value="26.8278">
            <text:p>26,8278</text:p>
          </table:table-cell>
          <table:table-cell office:value-type="float" office:value="33.6681">
            <text:p>33,668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.8192">
            <text:p>16,8192</text:p>
          </table:table-cell>
          <table:table-cell office:value-type="float" office:value="15.8669">
            <text:p>15,8669</text:p>
          </table:table-cell>
          <table:table-cell office:value-type="float" office:value="17.5227">
            <text:p>17,5227</text:p>
          </table:table-cell>
          <table:table-cell office:value-type="float" office:value="7.99232">
            <text:p>7,99232</text:p>
          </table:table-cell>
          <table:table-cell office:value-type="float" office:value="5.66784">
            <text:p>5,66784</text:p>
          </table:table-cell>
          <table:table-cell office:value-type="float" office:value="14.8664">
            <text:p>14,8664</text:p>
          </table:table-cell>
          <table:table-cell office:value-type="float" office:value="23.9309">
            <text:p>23,9309</text:p>
          </table:table-cell>
          <table:table-cell office:value-type="float" office:value="24.0108">
            <text:p>24,0108</text:p>
          </table:table-cell>
          <table:table-cell office:value-type="float" office:value="23.4537">
            <text:p>23,4537</text:p>
          </table:table-cell>
          <table:table-cell office:value-type="float" office:value="27.9224">
            <text:p>27,9224</text:p>
          </table:table-cell>
          <table:table-cell office:value-type="float" office:value="26.409">
            <text:p>26,409</text:p>
          </table:table-cell>
          <table:table-cell office:value-type="float" office:value="33.2524">
            <text:p>33,2524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.9083">
            <text:p>16,9083</text:p>
          </table:table-cell>
          <table:table-cell office:value-type="float" office:value="15.913">
            <text:p>15,913</text:p>
          </table:table-cell>
          <table:table-cell office:value-type="float" office:value="17.6374">
            <text:p>17,6374</text:p>
          </table:table-cell>
          <table:table-cell office:value-type="float" office:value="8.0681">
            <text:p>8,0681</text:p>
          </table:table-cell>
          <table:table-cell office:value-type="float" office:value="5.74874">
            <text:p>5,74874</text:p>
          </table:table-cell>
          <table:table-cell office:value-type="float" office:value="15.0497">
            <text:p>15,0497</text:p>
          </table:table-cell>
          <table:table-cell office:value-type="float" office:value="26.113">
            <text:p>26,113</text:p>
          </table:table-cell>
          <table:table-cell office:value-type="float" office:value="24.1572">
            <text:p>24,1572</text:p>
          </table:table-cell>
          <table:table-cell office:value-type="float" office:value="23.5786">
            <text:p>23,5786</text:p>
          </table:table-cell>
          <table:table-cell office:value-type="float" office:value="28.1661">
            <text:p>28,1661</text:p>
          </table:table-cell>
          <table:table-cell office:value-type="float" office:value="26.5083">
            <text:p>26,5083</text:p>
          </table:table-cell>
          <table:table-cell office:value-type="float" office:value="33.3834">
            <text:p>33,383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.8131">
            <text:p>16,8131</text:p>
          </table:table-cell>
          <table:table-cell office:value-type="float" office:value="15.8444">
            <text:p>15,8444</text:p>
          </table:table-cell>
          <table:table-cell office:value-type="float" office:value="17.6456">
            <text:p>17,6456</text:p>
          </table:table-cell>
          <table:table-cell office:value-type="float" office:value="7.53152">
            <text:p>7,53152</text:p>
          </table:table-cell>
          <table:table-cell office:value-type="float" office:value="5.45178">
            <text:p>5,45178</text:p>
          </table:table-cell>
          <table:table-cell office:value-type="float" office:value="13.996">
            <text:p>13,996</text:p>
          </table:table-cell>
          <table:table-cell office:value-type="float" office:value="24.0067">
            <text:p>24,0067</text:p>
          </table:table-cell>
          <table:table-cell office:value-type="float" office:value="24.235">
            <text:p>24,235</text:p>
          </table:table-cell>
          <table:table-cell office:value-type="float" office:value="23.4793">
            <text:p>23,4793</text:p>
          </table:table-cell>
          <table:table-cell office:value-type="float" office:value="28.0893">
            <text:p>28,0893</text:p>
          </table:table-cell>
          <table:table-cell office:value-type="float" office:value="26.4837">
            <text:p>26,4837</text:p>
          </table:table-cell>
          <table:table-cell office:value-type="float" office:value="33.408">
            <text:p>33,408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.6973">
            <text:p>16,6973</text:p>
          </table:table-cell>
          <table:table-cell office:value-type="float" office:value="15.9242">
            <text:p>15,9242</text:p>
          </table:table-cell>
          <table:table-cell office:value-type="float" office:value="17.5135">
            <text:p>17,5135</text:p>
          </table:table-cell>
          <table:table-cell office:value-type="float" office:value="7.48134">
            <text:p>7,48134</text:p>
          </table:table-cell>
          <table:table-cell office:value-type="float" office:value="5.48045">
            <text:p>5,48045</text:p>
          </table:table-cell>
          <table:table-cell office:value-type="float" office:value="14.1107">
            <text:p>14,1107</text:p>
          </table:table-cell>
          <table:table-cell office:value-type="float" office:value="23.7271">
            <text:p>23,7271</text:p>
          </table:table-cell>
          <table:table-cell office:value-type="float" office:value="23.8715">
            <text:p>23,8715</text:p>
          </table:table-cell>
          <table:table-cell office:value-type="float" office:value="23.3554">
            <text:p>23,3554</text:p>
          </table:table-cell>
          <table:table-cell office:value-type="float" office:value="28.0402">
            <text:p>28,0402</text:p>
          </table:table-cell>
          <table:table-cell office:value-type="float" office:value="26.3096">
            <text:p>26,3096</text:p>
          </table:table-cell>
          <table:table-cell office:value-type="float" office:value="33.2401">
            <text:p>33,240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.8796">
            <text:p>16,8796</text:p>
          </table:table-cell>
          <table:table-cell office:value-type="float" office:value="15.9836">
            <text:p>15,9836</text:p>
          </table:table-cell>
          <table:table-cell office:value-type="float" office:value="17.5278">
            <text:p>17,5278</text:p>
          </table:table-cell>
          <table:table-cell office:value-type="float" office:value="8.12749">
            <text:p>8,12749</text:p>
          </table:table-cell>
          <table:table-cell office:value-type="float" office:value="5.77741">
            <text:p>5,77741</text:p>
          </table:table-cell>
          <table:table-cell office:value-type="float" office:value="15.0538">
            <text:p>15,0538</text:p>
          </table:table-cell>
          <table:table-cell office:value-type="float" office:value="24.1418">
            <text:p>24,1418</text:p>
          </table:table-cell>
          <table:table-cell office:value-type="float" office:value="24.1572">
            <text:p>24,1572</text:p>
          </table:table-cell>
          <table:table-cell office:value-type="float" office:value="23.4527">
            <text:p>23,4527</text:p>
          </table:table-cell>
          <table:table-cell office:value-type="float" office:value="28.117">
            <text:p>28,117</text:p>
          </table:table-cell>
          <table:table-cell office:value-type="float" office:value="26.4182">
            <text:p>26,4182</text:p>
          </table:table-cell>
          <table:table-cell office:value-type="float" office:value="33.322">
            <text:p>33,322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.8796">
            <text:p>16,8796</text:p>
          </table:table-cell>
          <table:table-cell office:value-type="float" office:value="15.9549">
            <text:p>15,9549</text:p>
          </table:table-cell>
          <table:table-cell office:value-type="float" office:value="17.5483">
            <text:p>17,5483</text:p>
          </table:table-cell>
          <table:table-cell office:value-type="float" office:value="7.52026">
            <text:p>7,52026</text:p>
          </table:table-cell>
          <table:table-cell office:value-type="float" office:value="5.44666">
            <text:p>5,44666</text:p>
          </table:table-cell>
          <table:table-cell office:value-type="float" office:value="14.0554">
            <text:p>14,0554</text:p>
          </table:table-cell>
          <table:table-cell office:value-type="float" office:value="24.0026">
            <text:p>24,0026</text:p>
          </table:table-cell>
          <table:table-cell office:value-type="float" office:value="24.0773">
            <text:p>24,0773</text:p>
          </table:table-cell>
          <table:table-cell office:value-type="float" office:value="23.3288">
            <text:p>23,3288</text:p>
          </table:table-cell>
          <table:table-cell office:value-type="float" office:value="28.0433">
            <text:p>28,0433</text:p>
          </table:table-cell>
          <table:table-cell office:value-type="float" office:value="26.4284">
            <text:p>26,4284</text:p>
          </table:table-cell>
          <table:table-cell office:value-type="float" office:value="33.2831">
            <text:p>33,283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.1172">
            <text:p>17,1172</text:p>
          </table:table-cell>
          <table:table-cell office:value-type="float" office:value="16.0399">
            <text:p>16,0399</text:p>
          </table:table-cell>
          <table:table-cell office:value-type="float" office:value="17.6189">
            <text:p>17,6189</text:p>
          </table:table-cell>
          <table:table-cell office:value-type="float" office:value="7.54688">
            <text:p>7,54688</text:p>
          </table:table-cell>
          <table:table-cell office:value-type="float" office:value="5.44973">
            <text:p>5,44973</text:p>
          </table:table-cell>
          <table:table-cell office:value-type="float" office:value="14.1926">
            <text:p>14,1926</text:p>
          </table:table-cell>
          <table:table-cell office:value-type="float" office:value="24.3599">
            <text:p>24,3599</text:p>
          </table:table-cell>
          <table:table-cell office:value-type="float" office:value="24.1838">
            <text:p>24,1838</text:p>
          </table:table-cell>
          <table:table-cell office:value-type="float" office:value="23.4322">
            <text:p>23,4322</text:p>
          </table:table-cell>
          <table:table-cell office:value-type="float" office:value="28.1528">
            <text:p>28,1528</text:p>
          </table:table-cell>
          <table:table-cell office:value-type="float" office:value="26.3649">
            <text:p>26,3649</text:p>
          </table:table-cell>
          <table:table-cell office:value-type="float" office:value="33.2544">
            <text:p>33,254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.2483">
            <text:p>17,2483</text:p>
          </table:table-cell>
          <table:table-cell office:value-type="float" office:value="16.1044">
            <text:p>16,1044</text:p>
          </table:table-cell>
          <table:table-cell office:value-type="float" office:value="17.7531">
            <text:p>17,7531</text:p>
          </table:table-cell>
          <table:table-cell office:value-type="float" office:value="7.53562">
            <text:p>7,53562</text:p>
          </table:table-cell>
          <table:table-cell office:value-type="float" office:value="5.46406">
            <text:p>5,46406</text:p>
          </table:table-cell>
          <table:table-cell office:value-type="float" office:value="14.2234">
            <text:p>14,2234</text:p>
          </table:table-cell>
          <table:table-cell office:value-type="float" office:value="24.3671">
            <text:p>24,3671</text:p>
          </table:table-cell>
          <table:table-cell office:value-type="float" office:value="24.2852">
            <text:p>24,2852</text:p>
          </table:table-cell>
          <table:table-cell office:value-type="float" office:value="23.6083">
            <text:p>23,6083</text:p>
          </table:table-cell>
          <table:table-cell office:value-type="float" office:value="28.3341">
            <text:p>28,3341</text:p>
          </table:table-cell>
          <table:table-cell office:value-type="float" office:value="26.5298">
            <text:p>26,5298</text:p>
          </table:table-cell>
          <table:table-cell office:value-type="float" office:value="33.3978">
            <text:p>33,3978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7.151">
            <text:p>17,151</text:p>
          </table:table-cell>
          <table:table-cell office:value-type="float" office:value="16.2017">
            <text:p>16,2017</text:p>
          </table:table-cell>
          <table:table-cell office:value-type="float" office:value="17.7572">
            <text:p>17,7572</text:p>
          </table:table-cell>
          <table:table-cell office:value-type="float" office:value="7.61754">
            <text:p>7,61754</text:p>
          </table:table-cell>
          <table:table-cell office:value-type="float" office:value="5.50093">
            <text:p>5,50093</text:p>
          </table:table-cell>
          <table:table-cell office:value-type="float" office:value="14.3892">
            <text:p>14,3892</text:p>
          </table:table-cell>
          <table:table-cell office:value-type="float" office:value="24.3712">
            <text:p>24,3712</text:p>
          </table:table-cell>
          <table:table-cell office:value-type="float" office:value="24.2299">
            <text:p>24,2299</text:p>
          </table:table-cell>
          <table:table-cell office:value-type="float" office:value="23.4988">
            <text:p>23,4988</text:p>
          </table:table-cell>
          <table:table-cell office:value-type="float" office:value="28.2911">
            <text:p>28,2911</text:p>
          </table:table-cell>
          <table:table-cell office:value-type="float" office:value="26.538">
            <text:p>26,538</text:p>
          </table:table-cell>
          <table:table-cell office:value-type="float" office:value="33.4705">
            <text:p>33,4705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.238">
            <text:p>17,238</text:p>
          </table:table-cell>
          <table:table-cell office:value-type="float" office:value="16.1372">
            <text:p>16,1372</text:p>
          </table:table-cell>
          <table:table-cell office:value-type="float" office:value="17.5882">
            <text:p>17,5882</text:p>
          </table:table-cell>
          <table:table-cell office:value-type="float" office:value="7.61651">
            <text:p>7,61651</text:p>
          </table:table-cell>
          <table:table-cell office:value-type="float" office:value="5.48454">
            <text:p>5,48454</text:p>
          </table:table-cell>
          <table:table-cell office:value-type="float" office:value="14.422">
            <text:p>14,422</text:p>
          </table:table-cell>
          <table:table-cell office:value-type="float" office:value="24.3415">
            <text:p>24,3415</text:p>
          </table:table-cell>
          <table:table-cell office:value-type="float" office:value="24.2985">
            <text:p>24,2985</text:p>
          </table:table-cell>
          <table:table-cell office:value-type="float" office:value="23.4783">
            <text:p>23,4783</text:p>
          </table:table-cell>
          <table:table-cell office:value-type="float" office:value="28.3372">
            <text:p>28,3372</text:p>
          </table:table-cell>
          <table:table-cell office:value-type="float" office:value="26.4837">
            <text:p>26,4837</text:p>
          </table:table-cell>
          <table:table-cell office:value-type="float" office:value="34.5641">
            <text:p>34,5641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.238">
            <text:p>17,238</text:p>
          </table:table-cell>
          <table:table-cell office:value-type="float" office:value="16.1034">
            <text:p>16,1034</text:p>
          </table:table-cell>
          <table:table-cell office:value-type="float" office:value="17.5442">
            <text:p>17,5442</text:p>
          </table:table-cell>
          <table:table-cell office:value-type="float" office:value="7.53254">
            <text:p>7,53254</text:p>
          </table:table-cell>
          <table:table-cell office:value-type="float" office:value="5.49786">
            <text:p>5,49786</text:p>
          </table:table-cell>
          <table:table-cell office:value-type="float" office:value="14.2551">
            <text:p>14,2551</text:p>
          </table:table-cell>
          <table:table-cell office:value-type="float" office:value="24.3497">
            <text:p>24,3497</text:p>
          </table:table-cell>
          <table:table-cell office:value-type="float" office:value="24.3159">
            <text:p>24,3159</text:p>
          </table:table-cell>
          <table:table-cell office:value-type="float" office:value="23.3615">
            <text:p>23,3615</text:p>
          </table:table-cell>
          <table:table-cell office:value-type="float" office:value="28.2593">
            <text:p>28,2593</text:p>
          </table:table-cell>
          <table:table-cell office:value-type="float" office:value="26.3977">
            <text:p>26,3977</text:p>
          </table:table-cell>
          <table:table-cell office:value-type="float" office:value="33.366">
            <text:p>33,366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.3517">
            <text:p>17,3517</text:p>
          </table:table-cell>
          <table:table-cell office:value-type="float" office:value="16.2417">
            <text:p>16,2417</text:p>
          </table:table-cell>
          <table:table-cell office:value-type="float" office:value="17.6712">
            <text:p>17,6712</text:p>
          </table:table-cell>
          <table:table-cell office:value-type="float" office:value="7.56941">
            <text:p>7,56941</text:p>
          </table:table-cell>
          <table:table-cell office:value-type="float" office:value="5.43334">
            <text:p>5,43334</text:p>
          </table:table-cell>
          <table:table-cell office:value-type="float" office:value="14.1732">
            <text:p>14,1732</text:p>
          </table:table-cell>
          <table:table-cell office:value-type="float" office:value="24.3364">
            <text:p>24,3364</text:p>
          </table:table-cell>
          <table:table-cell office:value-type="float" office:value="24.3077">
            <text:p>24,3077</text:p>
          </table:table-cell>
          <table:table-cell office:value-type="float" office:value="23.4783">
            <text:p>23,4783</text:p>
          </table:table-cell>
          <table:table-cell office:value-type="float" office:value="28.372">
            <text:p>28,372</text:p>
          </table:table-cell>
          <table:table-cell office:value-type="float" office:value="26.582">
            <text:p>26,582</text:p>
          </table:table-cell>
          <table:table-cell office:value-type="float" office:value="33.3036">
            <text:p>33,3036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.1889">
            <text:p>17,1889</text:p>
          </table:table-cell>
          <table:table-cell office:value-type="float" office:value="16.044">
            <text:p>16,044</text:p>
          </table:table-cell>
          <table:table-cell office:value-type="float" office:value="17.538">
            <text:p>17,538</text:p>
          </table:table-cell>
          <table:table-cell office:value-type="float" office:value="7.48544">
            <text:p>7,48544</text:p>
          </table:table-cell>
          <table:table-cell office:value-type="float" office:value="5.48659">
            <text:p>5,48659</text:p>
          </table:table-cell>
          <table:table-cell office:value-type="float" office:value="14.0564">
            <text:p>14,0564</text:p>
          </table:table-cell>
          <table:table-cell office:value-type="float" office:value="24.1695">
            <text:p>24,1695</text:p>
          </table:table-cell>
          <table:table-cell office:value-type="float" office:value="25.9082">
            <text:p>25,9082</text:p>
          </table:table-cell>
          <table:table-cell office:value-type="float" office:value="23.2786">
            <text:p>23,2786</text:p>
          </table:table-cell>
          <table:table-cell office:value-type="float" office:value="28.16">
            <text:p>28,16</text:p>
          </table:table-cell>
          <table:table-cell office:value-type="float" office:value="26.5257">
            <text:p>26,5257</text:p>
          </table:table-cell>
          <table:table-cell office:value-type="float" office:value="33.2534">
            <text:p>33,2534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7.1489">
            <text:p>17,1489</text:p>
          </table:table-cell>
          <table:table-cell office:value-type="float" office:value="16.0891">
            <text:p>16,0891</text:p>
          </table:table-cell>
          <table:table-cell office:value-type="float" office:value="17.5923">
            <text:p>17,5923</text:p>
          </table:table-cell>
          <table:table-cell office:value-type="float" office:value="7.51923">
            <text:p>7,51923</text:p>
          </table:table-cell>
          <table:table-cell office:value-type="float" office:value="5.46611">
            <text:p>5,46611</text:p>
          </table:table-cell>
          <table:table-cell office:value-type="float" office:value="13.9725">
            <text:p>13,9725</text:p>
          </table:table-cell>
          <table:table-cell office:value-type="float" office:value="24.2176">
            <text:p>24,2176</text:p>
          </table:table-cell>
          <table:table-cell office:value-type="float" office:value="24.0128">
            <text:p>24,0128</text:p>
          </table:table-cell>
          <table:table-cell office:value-type="float" office:value="23.3748">
            <text:p>23,3748</text:p>
          </table:table-cell>
          <table:table-cell office:value-type="float" office:value="28.2952">
            <text:p>28,2952</text:p>
          </table:table-cell>
          <table:table-cell office:value-type="float" office:value="26.3731">
            <text:p>26,3731</text:p>
          </table:table-cell>
          <table:table-cell office:value-type="float" office:value="33.2995">
            <text:p>33,299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.4387">
            <text:p>17,4387</text:p>
          </table:table-cell>
          <table:table-cell office:value-type="float" office:value="16.17">
            <text:p>16,17</text:p>
          </table:table-cell>
          <table:table-cell office:value-type="float" office:value="17.7695">
            <text:p>17,7695</text:p>
          </table:table-cell>
          <table:table-cell office:value-type="float" office:value="7.52333">
            <text:p>7,52333</text:p>
          </table:table-cell>
          <table:table-cell office:value-type="float" office:value="5.41491">
            <text:p>5,41491</text:p>
          </table:table-cell>
          <table:table-cell office:value-type="float" office:value="14.1517">
            <text:p>14,1517</text:p>
          </table:table-cell>
          <table:table-cell office:value-type="float" office:value="24.3436">
            <text:p>24,3436</text:p>
          </table:table-cell>
          <table:table-cell office:value-type="float" office:value="24.1807">
            <text:p>24,1807</text:p>
          </table:table-cell>
          <table:table-cell office:value-type="float" office:value="23.4793">
            <text:p>23,4793</text:p>
          </table:table-cell>
          <table:table-cell office:value-type="float" office:value="28.4539">
            <text:p>28,4539</text:p>
          </table:table-cell>
          <table:table-cell office:value-type="float" office:value="28.0791">
            <text:p>28,0791</text:p>
          </table:table-cell>
          <table:table-cell office:value-type="float" office:value="33.367">
            <text:p>33,367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.6609">
            <text:p>17,6609</text:p>
          </table:table-cell>
          <table:table-cell office:value-type="float" office:value="16.4485">
            <text:p>16,4485</text:p>
          </table:table-cell>
          <table:table-cell office:value-type="float" office:value="18.0224">
            <text:p>18,0224</text:p>
          </table:table-cell>
          <table:table-cell office:value-type="float" office:value="8.2176">
            <text:p>8,2176</text:p>
          </table:table-cell>
          <table:table-cell office:value-type="float" office:value="5.86342">
            <text:p>5,86342</text:p>
          </table:table-cell>
          <table:table-cell office:value-type="float" office:value="15.3283">
            <text:p>15,3283</text:p>
          </table:table-cell>
          <table:table-cell office:value-type="float" office:value="24.5821">
            <text:p>24,5821</text:p>
          </table:table-cell>
          <table:table-cell office:value-type="float" office:value="24.5176">
            <text:p>24,5176</text:p>
          </table:table-cell>
          <table:table-cell office:value-type="float" office:value="23.8633">
            <text:p>23,8633</text:p>
          </table:table-cell>
          <table:table-cell office:value-type="float" office:value="28.6167">
            <text:p>28,6167</text:p>
          </table:table-cell>
          <table:table-cell office:value-type="float" office:value="26.8278">
            <text:p>26,8278</text:p>
          </table:table-cell>
          <table:table-cell office:value-type="float" office:value="33.6282">
            <text:p>33,6282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.6947">
            <text:p>17,6947</text:p>
          </table:table-cell>
          <table:table-cell office:value-type="float" office:value="16.4874">
            <text:p>16,4874</text:p>
          </table:table-cell>
          <table:table-cell office:value-type="float" office:value="18.0347">
            <text:p>18,0347</text:p>
          </table:table-cell>
          <table:table-cell office:value-type="float" office:value="7.66464">
            <text:p>7,66464</text:p>
          </table:table-cell>
          <table:table-cell office:value-type="float" office:value="5.55008">
            <text:p>5,55008</text:p>
          </table:table-cell>
          <table:table-cell office:value-type="float" office:value="14.5971">
            <text:p>14,5971</text:p>
          </table:table-cell>
          <table:table-cell office:value-type="float" office:value="24.6333">
            <text:p>24,6333</text:p>
          </table:table-cell>
          <table:table-cell office:value-type="float" office:value="24.4828">
            <text:p>24,4828</text:p>
          </table:table-cell>
          <table:table-cell office:value-type="float" office:value="23.8346">
            <text:p>23,8346</text:p>
          </table:table-cell>
          <table:table-cell office:value-type="float" office:value="28.6136">
            <text:p>28,6136</text:p>
          </table:table-cell>
          <table:table-cell office:value-type="float" office:value="26.796">
            <text:p>26,796</text:p>
          </table:table-cell>
          <table:table-cell office:value-type="float" office:value="33.6527">
            <text:p>33,6527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.8022">
            <text:p>17,8022</text:p>
          </table:table-cell>
          <table:table-cell office:value-type="float" office:value="16.4925">
            <text:p>16,4925</text:p>
          </table:table-cell>
          <table:table-cell office:value-type="float" office:value="18.0818">
            <text:p>18,0818</text:p>
          </table:table-cell>
          <table:table-cell office:value-type="float" office:value="8.17971">
            <text:p>8,17971</text:p>
          </table:table-cell>
          <table:table-cell office:value-type="float" office:value="5.79072">
            <text:p>5,79072</text:p>
          </table:table-cell>
          <table:table-cell office:value-type="float" office:value="15.1224">
            <text:p>15,1224</text:p>
          </table:table-cell>
          <table:table-cell office:value-type="float" office:value="24.6712">
            <text:p>24,6712</text:p>
          </table:table-cell>
          <table:table-cell office:value-type="float" office:value="24.5443">
            <text:p>24,5443</text:p>
          </table:table-cell>
          <table:table-cell office:value-type="float" office:value="23.849">
            <text:p>23,849</text:p>
          </table:table-cell>
          <table:table-cell office:value-type="float" office:value="28.7498">
            <text:p>28,7498</text:p>
          </table:table-cell>
          <table:table-cell office:value-type="float" office:value="26.8646">
            <text:p>26,8646</text:p>
          </table:table-cell>
          <table:table-cell office:value-type="float" office:value="33.6722">
            <text:p>33,6722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.8381">
            <text:p>17,8381</text:p>
          </table:table-cell>
          <table:table-cell office:value-type="float" office:value="16.5857">
            <text:p>16,5857</text:p>
          </table:table-cell>
          <table:table-cell office:value-type="float" office:value="18.2077">
            <text:p>18,2077</text:p>
          </table:table-cell>
          <table:table-cell office:value-type="float" office:value="8.29235">
            <text:p>8,29235</text:p>
          </table:table-cell>
          <table:table-cell office:value-type="float" office:value="5.85318">
            <text:p>5,85318</text:p>
          </table:table-cell>
          <table:table-cell office:value-type="float" office:value="15.7665">
            <text:p>15,7665</text:p>
          </table:table-cell>
          <table:table-cell office:value-type="float" office:value="24.8433">
            <text:p>24,8433</text:p>
          </table:table-cell>
          <table:table-cell office:value-type="float" office:value="24.745">
            <text:p>24,745</text:p>
          </table:table-cell>
          <table:table-cell office:value-type="float" office:value="24.0333">
            <text:p>24,0333</text:p>
          </table:table-cell>
          <table:table-cell office:value-type="float" office:value="29.0785">
            <text:p>29,0785</text:p>
          </table:table-cell>
          <table:table-cell office:value-type="float" office:value="27.0868">
            <text:p>27,0868</text:p>
          </table:table-cell>
          <table:table-cell office:value-type="float" office:value="33.6558">
            <text:p>33,6558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.0961">
            <text:p>18,0961</text:p>
          </table:table-cell>
          <table:table-cell office:value-type="float" office:value="16.8735">
            <text:p>16,8735</text:p>
          </table:table-cell>
          <table:table-cell office:value-type="float" office:value="18.4453">
            <text:p>18,4453</text:p>
          </table:table-cell>
          <table:table-cell office:value-type="float" office:value="8.22067">
            <text:p>8,22067</text:p>
          </table:table-cell>
          <table:table-cell office:value-type="float" office:value="5.79379">
            <text:p>5,79379</text:p>
          </table:table-cell>
          <table:table-cell office:value-type="float" office:value="15.0886">
            <text:p>15,0886</text:p>
          </table:table-cell>
          <table:table-cell office:value-type="float" office:value="25.1331">
            <text:p>25,1331</text:p>
          </table:table-cell>
          <table:table-cell office:value-type="float" office:value="25.0184">
            <text:p>25,0184</text:p>
          </table:table-cell>
          <table:table-cell office:value-type="float" office:value="24.2944">
            <text:p>24,2944</text:p>
          </table:table-cell>
          <table:table-cell office:value-type="float" office:value="29.2004">
            <text:p>29,2004</text:p>
          </table:table-cell>
          <table:table-cell office:value-type="float" office:value="27.1698">
            <text:p>27,1698</text:p>
          </table:table-cell>
          <table:table-cell office:value-type="float" office:value="33.9098">
            <text:p>33,9098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.1064">
            <text:p>18,1064</text:p>
          </table:table-cell>
          <table:table-cell office:value-type="float" office:value="16.8366">
            <text:p>16,8366</text:p>
          </table:table-cell>
          <table:table-cell office:value-type="float" office:value="18.4136">
            <text:p>18,4136</text:p>
          </table:table-cell>
          <table:table-cell office:value-type="float" office:value="7.86842">
            <text:p>7,86842</text:p>
          </table:table-cell>
          <table:table-cell office:value-type="float" office:value="5.56544">
            <text:p>5,56544</text:p>
          </table:table-cell>
          <table:table-cell office:value-type="float" office:value="14.8797">
            <text:p>14,8797</text:p>
          </table:table-cell>
          <table:table-cell office:value-type="float" office:value="25.129">
            <text:p>25,129</text:p>
          </table:table-cell>
          <table:table-cell office:value-type="float" office:value="24.8279">
            <text:p>24,8279</text:p>
          </table:table-cell>
          <table:table-cell office:value-type="float" office:value="24.4244">
            <text:p>24,4244</text:p>
          </table:table-cell>
          <table:table-cell office:value-type="float" office:value="29.1502">
            <text:p>29,1502</text:p>
          </table:table-cell>
          <table:table-cell office:value-type="float" office:value="27.1043">
            <text:p>27,1043</text:p>
          </table:table-cell>
          <table:table-cell office:value-type="float" office:value="33.8698">
            <text:p>33,8698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.0224">
            <text:p>18,0224</text:p>
          </table:table-cell>
          <table:table-cell office:value-type="float" office:value="16.7752">
            <text:p>16,7752</text:p>
          </table:table-cell>
          <table:table-cell office:value-type="float" office:value="18.3511">
            <text:p>18,3511</text:p>
          </table:table-cell>
          <table:table-cell office:value-type="float" office:value="7.72403">
            <text:p>7,72403</text:p>
          </table:table-cell>
          <table:table-cell office:value-type="float" office:value="5.51014">
            <text:p>5,51014</text:p>
          </table:table-cell>
          <table:table-cell office:value-type="float" office:value="14.6381">
            <text:p>14,6381</text:p>
          </table:table-cell>
          <table:table-cell office:value-type="float" office:value="25.1085">
            <text:p>25,1085</text:p>
          </table:table-cell>
          <table:table-cell office:value-type="float" office:value="24.9907">
            <text:p>24,9907</text:p>
          </table:table-cell>
          <table:table-cell office:value-type="float" office:value="24.2964">
            <text:p>24,2964</text:p>
          </table:table-cell>
          <table:table-cell office:value-type="float" office:value="29.0908">
            <text:p>29,0908</text:p>
          </table:table-cell>
          <table:table-cell office:value-type="float" office:value="27.0991">
            <text:p>27,0991</text:p>
          </table:table-cell>
          <table:table-cell office:value-type="float" office:value="33.8647">
            <text:p>33,8647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.1975">
            <text:p>18,1975</text:p>
          </table:table-cell>
          <table:table-cell office:value-type="float" office:value="17.022">
            <text:p>17,022</text:p>
          </table:table-cell>
          <table:table-cell office:value-type="float" office:value="18.562">
            <text:p>18,562</text:p>
          </table:table-cell>
          <table:table-cell office:value-type="float" office:value="7.81005">
            <text:p>7,81005</text:p>
          </table:table-cell>
          <table:table-cell office:value-type="float" office:value="5.56646">
            <text:p>5,56646</text:p>
          </table:table-cell>
          <table:table-cell office:value-type="float" office:value="14.6125">
            <text:p>14,6125</text:p>
          </table:table-cell>
          <table:table-cell office:value-type="float" office:value="25.2109">
            <text:p>25,2109</text:p>
          </table:table-cell>
          <table:table-cell office:value-type="float" office:value="24.873">
            <text:p>24,873</text:p>
          </table:table-cell>
          <table:table-cell office:value-type="float" office:value="24.489">
            <text:p>24,489</text:p>
          </table:table-cell>
          <table:table-cell office:value-type="float" office:value="29.3243">
            <text:p>29,3243</text:p>
          </table:table-cell>
          <table:table-cell office:value-type="float" office:value="27.2261">
            <text:p>27,2261</text:p>
          </table:table-cell>
          <table:table-cell office:value-type="float" office:value="35.2973">
            <text:p>35,2973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.1228">
            <text:p>18,1228</text:p>
          </table:table-cell>
          <table:table-cell office:value-type="float" office:value="16.8714">
            <text:p>16,8714</text:p>
          </table:table-cell>
          <table:table-cell office:value-type="float" office:value="18.4422">
            <text:p>18,4422</text:p>
          </table:table-cell>
          <table:table-cell office:value-type="float" office:value="8.38861">
            <text:p>8,38861</text:p>
          </table:table-cell>
          <table:table-cell office:value-type="float" office:value="5.79072">
            <text:p>5,79072</text:p>
          </table:table-cell>
          <table:table-cell office:value-type="float" office:value="15.4153">
            <text:p>15,4153</text:p>
          </table:table-cell>
          <table:table-cell office:value-type="float" office:value="25.0716">
            <text:p>25,0716</text:p>
          </table:table-cell>
          <table:table-cell office:value-type="float" office:value="24.8648">
            <text:p>24,8648</text:p>
          </table:table-cell>
          <table:table-cell office:value-type="float" office:value="24.2995">
            <text:p>24,2995</text:p>
          </table:table-cell>
          <table:table-cell office:value-type="float" office:value="29.143">
            <text:p>29,143</text:p>
          </table:table-cell>
          <table:table-cell office:value-type="float" office:value="27.2036">
            <text:p>27,2036</text:p>
          </table:table-cell>
          <table:table-cell office:value-type="float" office:value="33.7736">
            <text:p>33,773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.1719">
            <text:p>18,1719</text:p>
          </table:table-cell>
          <table:table-cell office:value-type="float" office:value="17.0066">
            <text:p>17,0066</text:p>
          </table:table-cell>
          <table:table-cell office:value-type="float" office:value="18.5477">
            <text:p>18,5477</text:p>
          </table:table-cell>
          <table:table-cell office:value-type="float" office:value="7.82643">
            <text:p>7,82643</text:p>
          </table:table-cell>
          <table:table-cell office:value-type="float" office:value="5.5511">
            <text:p>5,5511</text:p>
          </table:table-cell>
          <table:table-cell office:value-type="float" office:value="14.6627">
            <text:p>14,6627</text:p>
          </table:table-cell>
          <table:table-cell office:value-type="float" office:value="25.1914">
            <text:p>25,1914</text:p>
          </table:table-cell>
          <table:table-cell office:value-type="float" office:value="24.7572">
            <text:p>24,7572</text:p>
          </table:table-cell>
          <table:table-cell office:value-type="float" office:value="24.3702">
            <text:p>24,3702</text:p>
          </table:table-cell>
          <table:table-cell office:value-type="float" office:value="29.269">
            <text:p>29,269</text:p>
          </table:table-cell>
          <table:table-cell office:value-type="float" office:value="27.1196">
            <text:p>27,1196</text:p>
          </table:table-cell>
          <table:table-cell office:value-type="float" office:value="33.8708">
            <text:p>33,8708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.1576">
            <text:p>18,1576</text:p>
          </table:table-cell>
          <table:table-cell office:value-type="float" office:value="16.9339">
            <text:p>16,9339</text:p>
          </table:table-cell>
          <table:table-cell office:value-type="float" office:value="18.4904">
            <text:p>18,4904</text:p>
          </table:table-cell>
          <table:table-cell office:value-type="float" office:value="8.33331">
            <text:p>8,33331</text:p>
          </table:table-cell>
          <table:table-cell office:value-type="float" office:value="5.87981">
            <text:p>5,87981</text:p>
          </table:table-cell>
          <table:table-cell office:value-type="float" office:value="15.4573">
            <text:p>15,4573</text:p>
          </table:table-cell>
          <table:table-cell office:value-type="float" office:value="25.2375">
            <text:p>25,2375</text:p>
          </table:table-cell>
          <table:table-cell office:value-type="float" office:value="24.8003">
            <text:p>24,8003</text:p>
          </table:table-cell>
          <table:table-cell office:value-type="float" office:value="24.3343">
            <text:p>24,3343</text:p>
          </table:table-cell>
          <table:table-cell office:value-type="float" office:value="29.2045">
            <text:p>29,2045</text:p>
          </table:table-cell>
          <table:table-cell office:value-type="float" office:value="27.1329">
            <text:p>27,1329</text:p>
          </table:table-cell>
          <table:table-cell office:value-type="float" office:value="33.9395">
            <text:p>33,9395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.1658">
            <text:p>18,1658</text:p>
          </table:table-cell>
          <table:table-cell office:value-type="float" office:value="16.9318">
            <text:p>16,9318</text:p>
          </table:table-cell>
          <table:table-cell office:value-type="float" office:value="18.5006">
            <text:p>18,5006</text:p>
          </table:table-cell>
          <table:table-cell office:value-type="float" office:value="8.33638">
            <text:p>8,33638</text:p>
          </table:table-cell>
          <table:table-cell office:value-type="float" office:value="5.82451">
            <text:p>5,82451</text:p>
          </table:table-cell>
          <table:table-cell office:value-type="float" office:value="15.4276">
            <text:p>15,4276</text:p>
          </table:table-cell>
          <table:table-cell office:value-type="float" office:value="25.1863">
            <text:p>25,1863</text:p>
          </table:table-cell>
          <table:table-cell office:value-type="float" office:value="24.8125">
            <text:p>24,8125</text:p>
          </table:table-cell>
          <table:table-cell office:value-type="float" office:value="24.3036">
            <text:p>24,3036</text:p>
          </table:table-cell>
          <table:table-cell office:value-type="float" office:value="29.2506">
            <text:p>29,2506</text:p>
          </table:table-cell>
          <table:table-cell office:value-type="float" office:value="27.179">
            <text:p>27,179</text:p>
          </table:table-cell>
          <table:table-cell office:value-type="float" office:value="33.8964">
            <text:p>33,8964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.3859">
            <text:p>18,3859</text:p>
          </table:table-cell>
          <table:table-cell office:value-type="float" office:value="17.1561">
            <text:p>17,1561</text:p>
          </table:table-cell>
          <table:table-cell office:value-type="float" office:value="18.5774">
            <text:p>18,5774</text:p>
          </table:table-cell>
          <table:table-cell office:value-type="float" office:value="7.79162">
            <text:p>7,79162</text:p>
          </table:table-cell>
          <table:table-cell office:value-type="float" office:value="5.55008">
            <text:p>5,55008</text:p>
          </table:table-cell>
          <table:table-cell office:value-type="float" office:value="14.6524">
            <text:p>14,6524</text:p>
          </table:table-cell>
          <table:table-cell office:value-type="float" office:value="25.5068">
            <text:p>25,5068</text:p>
          </table:table-cell>
          <table:table-cell office:value-type="float" office:value="25.1269">
            <text:p>25,1269</text:p>
          </table:table-cell>
          <table:table-cell office:value-type="float" office:value="24.5504">
            <text:p>24,5504</text:p>
          </table:table-cell>
          <table:table-cell office:value-type="float" office:value="29.4031">
            <text:p>29,4031</text:p>
          </table:table-cell>
          <table:table-cell office:value-type="float" office:value="27.3623">
            <text:p>27,3623</text:p>
          </table:table-cell>
          <table:table-cell office:value-type="float" office:value="34.133">
            <text:p>34,133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.2968">
            <text:p>18,2968</text:p>
          </table:table-cell>
          <table:table-cell office:value-type="float" office:value="17.0844">
            <text:p>17,0844</text:p>
          </table:table-cell>
          <table:table-cell office:value-type="float" office:value="18.5958">
            <text:p>18,5958</text:p>
          </table:table-cell>
          <table:table-cell office:value-type="float" office:value="8.39475">
            <text:p>8,39475</text:p>
          </table:table-cell>
          <table:table-cell office:value-type="float" office:value="5.85421">
            <text:p>5,85421</text:p>
          </table:table-cell>
          <table:table-cell office:value-type="float" office:value="15.4634">
            <text:p>15,4634</text:p>
          </table:table-cell>
          <table:table-cell office:value-type="float" office:value="25.5334">
            <text:p>25,5334</text:p>
          </table:table-cell>
          <table:table-cell office:value-type="float" office:value="25.1269">
            <text:p>25,1269</text:p>
          </table:table-cell>
          <table:table-cell office:value-type="float" office:value="24.49">
            <text:p>24,49</text:p>
          </table:table-cell>
          <table:table-cell office:value-type="float" office:value="29.4062">
            <text:p>29,4062</text:p>
          </table:table-cell>
          <table:table-cell office:value-type="float" office:value="27.3408">
            <text:p>27,3408</text:p>
          </table:table-cell>
          <table:table-cell office:value-type="float" office:value="34.0337">
            <text:p>34,0337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.1709">
            <text:p>18,1709</text:p>
          </table:table-cell>
          <table:table-cell office:value-type="float" office:value="16.9513">
            <text:p>16,9513</text:p>
          </table:table-cell>
          <table:table-cell office:value-type="float" office:value="18.4863">
            <text:p>18,4863</text:p>
          </table:table-cell>
          <table:table-cell office:value-type="float" office:value="7.7824">
            <text:p>7,7824</text:p>
          </table:table-cell>
          <table:table-cell office:value-type="float" office:value="5.5552">
            <text:p>5,5552</text:p>
          </table:table-cell>
          <table:table-cell office:value-type="float" office:value="14.2479">
            <text:p>14,2479</text:p>
          </table:table-cell>
          <table:table-cell office:value-type="float" office:value="25.2518">
            <text:p>25,2518</text:p>
          </table:table-cell>
          <table:table-cell office:value-type="float" office:value="24.9354">
            <text:p>24,9354</text:p>
          </table:table-cell>
          <table:table-cell office:value-type="float" office:value="24.4756">
            <text:p>24,4756</text:p>
          </table:table-cell>
          <table:table-cell office:value-type="float" office:value="29.3059">
            <text:p>29,3059</text:p>
          </table:table-cell>
          <table:table-cell office:value-type="float" office:value="27.2609">
            <text:p>27,2609</text:p>
          </table:table-cell>
          <table:table-cell office:value-type="float" office:value="33.8166">
            <text:p>33,8166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.262">
            <text:p>18,262</text:p>
          </table:table-cell>
          <table:table-cell office:value-type="float" office:value="17.0199">
            <text:p>17,0199</text:p>
          </table:table-cell>
          <table:table-cell office:value-type="float" office:value="18.5303">
            <text:p>18,5303</text:p>
          </table:table-cell>
          <table:table-cell office:value-type="float" office:value="7.87046">
            <text:p>7,87046</text:p>
          </table:table-cell>
          <table:table-cell office:value-type="float" office:value="5.61357">
            <text:p>5,61357</text:p>
          </table:table-cell>
          <table:table-cell office:value-type="float" office:value="14.5684">
            <text:p>14,5684</text:p>
          </table:table-cell>
          <table:table-cell office:value-type="float" office:value="25.4136">
            <text:p>25,4136</text:p>
          </table:table-cell>
          <table:table-cell office:value-type="float" office:value="25.0788">
            <text:p>25,0788</text:p>
          </table:table-cell>
          <table:table-cell office:value-type="float" office:value="24.5443">
            <text:p>24,5443</text:p>
          </table:table-cell>
          <table:table-cell office:value-type="float" office:value="29.3458">
            <text:p>29,3458</text:p>
          </table:table-cell>
          <table:table-cell office:value-type="float" office:value="27.2138">
            <text:p>27,2138</text:p>
          </table:table-cell>
          <table:table-cell office:value-type="float" office:value="33.9169">
            <text:p>33,9169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.6132">
            <text:p>18,6132</text:p>
          </table:table-cell>
          <table:table-cell office:value-type="float" office:value="17.3025">
            <text:p>17,3025</text:p>
          </table:table-cell>
          <table:table-cell office:value-type="float" office:value="18.8539">
            <text:p>18,8539</text:p>
          </table:table-cell>
          <table:table-cell office:value-type="float" office:value="7.89402">
            <text:p>7,89402</text:p>
          </table:table-cell>
          <table:table-cell office:value-type="float" office:value="5.5808">
            <text:p>5,5808</text:p>
          </table:table-cell>
          <table:table-cell office:value-type="float" office:value="14.762">
            <text:p>14,762</text:p>
          </table:table-cell>
          <table:table-cell office:value-type="float" office:value="25.6471">
            <text:p>25,6471</text:p>
          </table:table-cell>
          <table:table-cell office:value-type="float" office:value="25.1505">
            <text:p>25,1505</text:p>
          </table:table-cell>
          <table:table-cell office:value-type="float" office:value="24.788">
            <text:p>24,788</text:p>
          </table:table-cell>
          <table:table-cell office:value-type="float" office:value="29.5404">
            <text:p>29,5404</text:p>
          </table:table-cell>
          <table:table-cell office:value-type="float" office:value="27.4442">
            <text:p>27,4442</text:p>
          </table:table-cell>
          <table:table-cell office:value-type="float" office:value="34.1463">
            <text:p>34,1463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.3132">
            <text:p>18,3132</text:p>
          </table:table-cell>
          <table:table-cell office:value-type="float" office:value="17.0762">
            <text:p>17,0762</text:p>
          </table:table-cell>
          <table:table-cell office:value-type="float" office:value="18.5508">
            <text:p>18,5508</text:p>
          </table:table-cell>
          <table:table-cell office:value-type="float" office:value="7.82643">
            <text:p>7,82643</text:p>
          </table:table-cell>
          <table:table-cell office:value-type="float" office:value="5.53574">
            <text:p>5,53574</text:p>
          </table:table-cell>
          <table:table-cell office:value-type="float" office:value="14.6596">
            <text:p>14,6596</text:p>
          </table:table-cell>
          <table:table-cell office:value-type="float" office:value="25.345">
            <text:p>25,345</text:p>
          </table:table-cell>
          <table:table-cell office:value-type="float" office:value="25.0921">
            <text:p>25,0921</text:p>
          </table:table-cell>
          <table:table-cell office:value-type="float" office:value="24.5299">
            <text:p>24,5299</text:p>
          </table:table-cell>
          <table:table-cell office:value-type="float" office:value="29.2966">
            <text:p>29,2966</text:p>
          </table:table-cell>
          <table:table-cell office:value-type="float" office:value="27.2988">
            <text:p>27,2988</text:p>
          </table:table-cell>
          <table:table-cell office:value-type="float" office:value="33.9671">
            <text:p>33,9671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.263">
            <text:p>18,263</text:p>
          </table:table-cell>
          <table:table-cell office:value-type="float" office:value="16.9748">
            <text:p>16,9748</text:p>
          </table:table-cell>
          <table:table-cell office:value-type="float" office:value="18.5139">
            <text:p>18,5139</text:p>
          </table:table-cell>
          <table:table-cell office:value-type="float" office:value="7.81926">
            <text:p>7,81926</text:p>
          </table:table-cell>
          <table:table-cell office:value-type="float" office:value="5.56442">
            <text:p>5,56442</text:p>
          </table:table-cell>
          <table:table-cell office:value-type="float" office:value="14.551">
            <text:p>14,551</text:p>
          </table:table-cell>
          <table:table-cell office:value-type="float" office:value="25.344">
            <text:p>25,344</text:p>
          </table:table-cell>
          <table:table-cell office:value-type="float" office:value="25.1044">
            <text:p>25,1044</text:p>
          </table:table-cell>
          <table:table-cell office:value-type="float" office:value="24.446">
            <text:p>24,446</text:p>
          </table:table-cell>
          <table:table-cell office:value-type="float" office:value="29.2321">
            <text:p>29,2321</text:p>
          </table:table-cell>
          <table:table-cell office:value-type="float" office:value="27.2046">
            <text:p>27,2046</text:p>
          </table:table-cell>
          <table:table-cell office:value-type="float" office:value="33.8719">
            <text:p>33,871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.0255">
            <text:p>18,0255</text:p>
          </table:table-cell>
          <table:table-cell office:value-type="float" office:value="16.8499">
            <text:p>16,8499</text:p>
          </table:table-cell>
          <table:table-cell office:value-type="float" office:value="18.3173">
            <text:p>18,3173</text:p>
          </table:table-cell>
          <table:table-cell office:value-type="float" office:value="8.30464">
            <text:p>8,30464</text:p>
          </table:table-cell>
          <table:table-cell office:value-type="float" office:value="5.78867">
            <text:p>5,78867</text:p>
          </table:table-cell>
          <table:table-cell office:value-type="float" office:value="15.3764">
            <text:p>15,3764</text:p>
          </table:table-cell>
          <table:table-cell office:value-type="float" office:value="25.2559">
            <text:p>25,2559</text:p>
          </table:table-cell>
          <table:table-cell office:value-type="float" office:value="24.7501">
            <text:p>24,7501</text:p>
          </table:table-cell>
          <table:table-cell office:value-type="float" office:value="24.4449">
            <text:p>24,4449</text:p>
          </table:table-cell>
          <table:table-cell office:value-type="float" office:value="29.1666">
            <text:p>29,1666</text:p>
          </table:table-cell>
          <table:table-cell office:value-type="float" office:value="27.051">
            <text:p>27,051</text:p>
          </table:table-cell>
          <table:table-cell office:value-type="float" office:value="33.7295">
            <text:p>33,7295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.2528">
            <text:p>18,2528</text:p>
          </table:table-cell>
          <table:table-cell office:value-type="float" office:value="17.0291">
            <text:p>17,0291</text:p>
          </table:table-cell>
          <table:table-cell office:value-type="float" office:value="18.5457">
            <text:p>18,5457</text:p>
          </table:table-cell>
          <table:table-cell office:value-type="float" office:value="7.82746">
            <text:p>7,82746</text:p>
          </table:table-cell>
          <table:table-cell office:value-type="float" office:value="5.58694">
            <text:p>5,58694</text:p>
          </table:table-cell>
          <table:table-cell office:value-type="float" office:value="14.4404">
            <text:p>14,4404</text:p>
          </table:table-cell>
          <table:table-cell office:value-type="float" office:value="25.3727">
            <text:p>25,3727</text:p>
          </table:table-cell>
          <table:table-cell office:value-type="float" office:value="25.1843">
            <text:p>25,1843</text:p>
          </table:table-cell>
          <table:table-cell office:value-type="float" office:value="24.6088">
            <text:p>24,6088</text:p>
          </table:table-cell>
          <table:table-cell office:value-type="float" office:value="29.3683">
            <text:p>29,3683</text:p>
          </table:table-cell>
          <table:table-cell office:value-type="float" office:value="27.2312">
            <text:p>27,2312</text:p>
          </table:table-cell>
          <table:table-cell office:value-type="float" office:value="34.1002">
            <text:p>34,1002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.8924">
            <text:p>17,8924</text:p>
          </table:table-cell>
          <table:table-cell office:value-type="float" office:value="16.681">
            <text:p>16,681</text:p>
          </table:table-cell>
          <table:table-cell office:value-type="float" office:value="18.1402">
            <text:p>18,1402</text:p>
          </table:table-cell>
          <table:table-cell office:value-type="float" office:value="7.74963">
            <text:p>7,74963</text:p>
          </table:table-cell>
          <table:table-cell office:value-type="float" office:value="5.6023">
            <text:p>5,6023</text:p>
          </table:table-cell>
          <table:table-cell office:value-type="float" office:value="14.3718">
            <text:p>14,3718</text:p>
          </table:table-cell>
          <table:table-cell office:value-type="float" office:value="25.0122">
            <text:p>25,0122</text:p>
          </table:table-cell>
          <table:table-cell office:value-type="float" office:value="24.9569">
            <text:p>24,9569</text:p>
          </table:table-cell>
          <table:table-cell office:value-type="float" office:value="24.2432">
            <text:p>24,2432</text:p>
          </table:table-cell>
          <table:table-cell office:value-type="float" office:value="28.9823">
            <text:p>28,9823</text:p>
          </table:table-cell>
          <table:table-cell office:value-type="float" office:value="27.0203">
            <text:p>27,0203</text:p>
          </table:table-cell>
          <table:table-cell office:value-type="float" office:value="33.6712">
            <text:p>33,6712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7.8637">
            <text:p>17,8637</text:p>
          </table:table-cell>
          <table:table-cell office:value-type="float" office:value="16.7066">
            <text:p>16,7066</text:p>
          </table:table-cell>
          <table:table-cell office:value-type="float" office:value="18.2395">
            <text:p>18,2395</text:p>
          </table:table-cell>
          <table:table-cell office:value-type="float" office:value="8.28621">
            <text:p>8,28621</text:p>
          </table:table-cell>
          <table:table-cell office:value-type="float" office:value="5.89312">
            <text:p>5,89312</text:p>
          </table:table-cell>
          <table:table-cell office:value-type="float" office:value="15.4737">
            <text:p>15,4737</text:p>
          </table:table-cell>
          <table:table-cell office:value-type="float" office:value="25.0388">
            <text:p>25,0388</text:p>
          </table:table-cell>
          <table:table-cell office:value-type="float" office:value="25.088">
            <text:p>25,088</text:p>
          </table:table-cell>
          <table:table-cell office:value-type="float" office:value="25.5119">
            <text:p>25,5119</text:p>
          </table:table-cell>
          <table:table-cell office:value-type="float" office:value="29.1031">
            <text:p>29,1031</text:p>
          </table:table-cell>
          <table:table-cell office:value-type="float" office:value="26.9763">
            <text:p>26,9763</text:p>
          </table:table-cell>
          <table:table-cell office:value-type="float" office:value="33.7818">
            <text:p>33,7818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.9794">
            <text:p>17,9794</text:p>
          </table:table-cell>
          <table:table-cell office:value-type="float" office:value="16.725">
            <text:p>16,725</text:p>
          </table:table-cell>
          <table:table-cell office:value-type="float" office:value="18.2077">
            <text:p>18,2077</text:p>
          </table:table-cell>
          <table:table-cell office:value-type="float" office:value="8.24115">
            <text:p>8,24115</text:p>
          </table:table-cell>
          <table:table-cell office:value-type="float" office:value="5.87162">
            <text:p>5,87162</text:p>
          </table:table-cell>
          <table:table-cell office:value-type="float" office:value="15.3815">
            <text:p>15,3815</text:p>
          </table:table-cell>
          <table:table-cell office:value-type="float" office:value="25.0337">
            <text:p>25,0337</text:p>
          </table:table-cell>
          <table:table-cell office:value-type="float" office:value="24.9661">
            <text:p>24,9661</text:p>
          </table:table-cell>
          <table:table-cell office:value-type="float" office:value="24.1347">
            <text:p>24,1347</text:p>
          </table:table-cell>
          <table:table-cell office:value-type="float" office:value="28.9679">
            <text:p>28,9679</text:p>
          </table:table-cell>
          <table:table-cell office:value-type="float" office:value="26.9957">
            <text:p>26,9957</text:p>
          </table:table-cell>
          <table:table-cell office:value-type="float" office:value="33.6886">
            <text:p>33,6886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8.0562">
            <text:p>18,0562</text:p>
          </table:table-cell>
          <table:table-cell office:value-type="float" office:value="16.897">
            <text:p>16,897</text:p>
          </table:table-cell>
          <table:table-cell office:value-type="float" office:value="18.4187">
            <text:p>18,4187</text:p>
          </table:table-cell>
          <table:table-cell office:value-type="float" office:value="7.9104">
            <text:p>7,9104</text:p>
          </table:table-cell>
          <table:table-cell office:value-type="float" office:value="5.57056">
            <text:p>5,57056</text:p>
          </table:table-cell>
          <table:table-cell office:value-type="float" office:value="14.6903">
            <text:p>14,6903</text:p>
          </table:table-cell>
          <table:table-cell office:value-type="float" office:value="25.1556">
            <text:p>25,1556</text:p>
          </table:table-cell>
          <table:table-cell office:value-type="float" office:value="25.2006">
            <text:p>25,2006</text:p>
          </table:table-cell>
          <table:table-cell office:value-type="float" office:value="24.2883">
            <text:p>24,2883</text:p>
          </table:table-cell>
          <table:table-cell office:value-type="float" office:value="29.099">
            <text:p>29,099</text:p>
          </table:table-cell>
          <table:table-cell office:value-type="float" office:value="27.1565">
            <text:p>27,1565</text:p>
          </table:table-cell>
          <table:table-cell office:value-type="float" office:value="33.8555">
            <text:p>33,8555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.8176">
            <text:p>17,8176</text:p>
          </table:table-cell>
          <table:table-cell office:value-type="float" office:value="16.6676">
            <text:p>16,6676</text:p>
          </table:table-cell>
          <table:table-cell office:value-type="float" office:value="18.1504">
            <text:p>18,1504</text:p>
          </table:table-cell>
          <table:table-cell office:value-type="float" office:value="7.88275">
            <text:p>7,88275</text:p>
          </table:table-cell>
          <table:table-cell office:value-type="float" office:value="5.62688">
            <text:p>5,62688</text:p>
          </table:table-cell>
          <table:table-cell office:value-type="float" office:value="14.7343">
            <text:p>14,7343</text:p>
          </table:table-cell>
          <table:table-cell office:value-type="float" office:value="24.8996">
            <text:p>24,8996</text:p>
          </table:table-cell>
          <table:table-cell office:value-type="float" office:value="24.9057">
            <text:p>24,9057</text:p>
          </table:table-cell>
          <table:table-cell office:value-type="float" office:value="24.1531">
            <text:p>24,1531</text:p>
          </table:table-cell>
          <table:table-cell office:value-type="float" office:value="28.8819">
            <text:p>28,8819</text:p>
          </table:table-cell>
          <table:table-cell office:value-type="float" office:value="27.0387">
            <text:p>27,0387</text:p>
          </table:table-cell>
          <table:table-cell office:value-type="float" office:value="33.7838">
            <text:p>33,7838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7.9845">
            <text:p>17,9845</text:p>
          </table:table-cell>
          <table:table-cell office:value-type="float" office:value="16.6912">
            <text:p>16,6912</text:p>
          </table:table-cell>
          <table:table-cell office:value-type="float" office:value="18.2313">
            <text:p>18,2313</text:p>
          </table:table-cell>
          <table:table-cell office:value-type="float" office:value="7.74758">
            <text:p>7,74758</text:p>
          </table:table-cell>
          <table:table-cell office:value-type="float" office:value="5.50195">
            <text:p>5,50195</text:p>
          </table:table-cell>
          <table:table-cell office:value-type="float" office:value="14.7108">
            <text:p>14,7108</text:p>
          </table:table-cell>
          <table:table-cell office:value-type="float" office:value="25.088">
            <text:p>25,088</text:p>
          </table:table-cell>
          <table:table-cell office:value-type="float" office:value="24.8422">
            <text:p>24,8422</text:p>
          </table:table-cell>
          <table:table-cell office:value-type="float" office:value="24.2493">
            <text:p>24,2493</text:p>
          </table:table-cell>
          <table:table-cell office:value-type="float" office:value="29.0079">
            <text:p>29,0079</text:p>
          </table:table-cell>
          <table:table-cell office:value-type="float" office:value="27.0981">
            <text:p>27,0981</text:p>
          </table:table-cell>
          <table:table-cell office:value-type="float" office:value="33.8299">
            <text:p>33,8299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.9476">
            <text:p>17,9476</text:p>
          </table:table-cell>
          <table:table-cell office:value-type="float" office:value="16.5745">
            <text:p>16,5745</text:p>
          </table:table-cell>
          <table:table-cell office:value-type="float" office:value="18.1576">
            <text:p>18,1576</text:p>
          </table:table-cell>
          <table:table-cell office:value-type="float" office:value="7.67795">
            <text:p>7,67795</text:p>
          </table:table-cell>
          <table:table-cell office:value-type="float" office:value="5.49069">
            <text:p>5,49069</text:p>
          </table:table-cell>
          <table:table-cell office:value-type="float" office:value="14.7753">
            <text:p>14,7753</text:p>
          </table:table-cell>
          <table:table-cell office:value-type="float" office:value="25.0737">
            <text:p>25,0737</text:p>
          </table:table-cell>
          <table:table-cell office:value-type="float" office:value="24.6231">
            <text:p>24,6231</text:p>
          </table:table-cell>
          <table:table-cell office:value-type="float" office:value="24.1951">
            <text:p>24,1951</text:p>
          </table:table-cell>
          <table:table-cell office:value-type="float" office:value="29.0202">
            <text:p>29,0202</text:p>
          </table:table-cell>
          <table:table-cell office:value-type="float" office:value="26.8626">
            <text:p>26,8626</text:p>
          </table:table-cell>
          <table:table-cell office:value-type="float" office:value="33.6087">
            <text:p>33,6087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.9845">
            <text:p>17,9845</text:p>
          </table:table-cell>
          <table:table-cell office:value-type="float" office:value="16.6502">
            <text:p>16,6502</text:p>
          </table:table-cell>
          <table:table-cell office:value-type="float" office:value="18.2374">
            <text:p>18,2374</text:p>
          </table:table-cell>
          <table:table-cell office:value-type="float" office:value="8.24934">
            <text:p>8,24934</text:p>
          </table:table-cell>
          <table:table-cell office:value-type="float" office:value="5.81939">
            <text:p>5,81939</text:p>
          </table:table-cell>
          <table:table-cell office:value-type="float" office:value="15.6221">
            <text:p>15,6221</text:p>
          </table:table-cell>
          <table:table-cell office:value-type="float" office:value="25.1177">
            <text:p>25,1177</text:p>
          </table:table-cell>
          <table:table-cell office:value-type="float" office:value="24.7808">
            <text:p>24,7808</text:p>
          </table:table-cell>
          <table:table-cell office:value-type="float" office:value="24.2371">
            <text:p>24,2371</text:p>
          </table:table-cell>
          <table:table-cell office:value-type="float" office:value="29.0089">
            <text:p>29,0089</text:p>
          </table:table-cell>
          <table:table-cell office:value-type="float" office:value="26.9599">
            <text:p>26,9599</text:p>
          </table:table-cell>
          <table:table-cell office:value-type="float" office:value="33.6466">
            <text:p>33,646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.7807">
            <text:p>17,7807</text:p>
          </table:table-cell>
          <table:table-cell office:value-type="float" office:value="16.5816">
            <text:p>16,5816</text:p>
          </table:table-cell>
          <table:table-cell office:value-type="float" office:value="18.0337">
            <text:p>18,0337</text:p>
          </table:table-cell>
          <table:table-cell office:value-type="float" office:value="7.73939">
            <text:p>7,73939</text:p>
          </table:table-cell>
          <table:table-cell office:value-type="float" office:value="5.55725">
            <text:p>5,55725</text:p>
          </table:table-cell>
          <table:table-cell office:value-type="float" office:value="14.8398">
            <text:p>14,8398</text:p>
          </table:table-cell>
          <table:table-cell office:value-type="float" office:value="25.0143">
            <text:p>25,0143</text:p>
          </table:table-cell>
          <table:table-cell office:value-type="float" office:value="24.8238">
            <text:p>24,8238</text:p>
          </table:table-cell>
          <table:table-cell office:value-type="float" office:value="24.0527">
            <text:p>24,0527</text:p>
          </table:table-cell>
          <table:table-cell office:value-type="float" office:value="28.756">
            <text:p>28,756</text:p>
          </table:table-cell>
          <table:table-cell office:value-type="float" office:value="26.8155">
            <text:p>26,8155</text:p>
          </table:table-cell>
          <table:table-cell office:value-type="float" office:value="33.6005">
            <text:p>33,6005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.621">
            <text:p>17,621</text:p>
          </table:table-cell>
          <table:table-cell office:value-type="float" office:value="16.4669">
            <text:p>16,4669</text:p>
          </table:table-cell>
          <table:table-cell office:value-type="float" office:value="17.8749">
            <text:p>17,8749</text:p>
          </table:table-cell>
          <table:table-cell office:value-type="float" office:value="7.66669">
            <text:p>7,66669</text:p>
          </table:table-cell>
          <table:table-cell office:value-type="float" office:value="5.56237">
            <text:p>5,56237</text:p>
          </table:table-cell>
          <table:table-cell office:value-type="float" office:value="14.5623">
            <text:p>14,5623</text:p>
          </table:table-cell>
          <table:table-cell office:value-type="float" office:value="24.8197">
            <text:p>24,8197</text:p>
          </table:table-cell>
          <table:table-cell office:value-type="float" office:value="24.7101">
            <text:p>24,7101</text:p>
          </table:table-cell>
          <table:table-cell office:value-type="float" office:value="23.894">
            <text:p>23,894</text:p>
          </table:table-cell>
          <table:table-cell office:value-type="float" office:value="28.713">
            <text:p>28,713</text:p>
          </table:table-cell>
          <table:table-cell office:value-type="float" office:value="28.3412">
            <text:p>28,3412</text:p>
          </table:table-cell>
          <table:table-cell office:value-type="float" office:value="33.5503">
            <text:p>33,5503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.6589">
            <text:p>17,6589</text:p>
          </table:table-cell>
          <table:table-cell office:value-type="float" office:value="16.4997">
            <text:p>16,4997</text:p>
          </table:table-cell>
          <table:table-cell office:value-type="float" office:value="17.878">
            <text:p>17,878</text:p>
          </table:table-cell>
          <table:table-cell office:value-type="float" office:value="8.18381">
            <text:p>8,18381</text:p>
          </table:table-cell>
          <table:table-cell office:value-type="float" office:value="5.76307">
            <text:p>5,76307</text:p>
          </table:table-cell>
          <table:table-cell office:value-type="float" office:value="15.4552">
            <text:p>15,4552</text:p>
          </table:table-cell>
          <table:table-cell office:value-type="float" office:value="24.9979">
            <text:p>24,9979</text:p>
          </table:table-cell>
          <table:table-cell office:value-type="float" office:value="24.7706">
            <text:p>24,7706</text:p>
          </table:table-cell>
          <table:table-cell office:value-type="float" office:value="24.0179">
            <text:p>24,0179</text:p>
          </table:table-cell>
          <table:table-cell office:value-type="float" office:value="28.7468">
            <text:p>28,7468</text:p>
          </table:table-cell>
          <table:table-cell office:value-type="float" office:value="26.8943">
            <text:p>26,8943</text:p>
          </table:table-cell>
          <table:table-cell office:value-type="float" office:value="33.5401">
            <text:p>33,5401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.5985">
            <text:p>17,5985</text:p>
          </table:table-cell>
          <table:table-cell office:value-type="float" office:value="16.4086">
            <text:p>16,4086</text:p>
          </table:table-cell>
          <table:table-cell office:value-type="float" office:value="17.876">
            <text:p>17,876</text:p>
          </table:table-cell>
          <table:table-cell office:value-type="float" office:value="7.68614">
            <text:p>7,68614</text:p>
          </table:table-cell>
          <table:table-cell office:value-type="float" office:value="5.50605">
            <text:p>5,50605</text:p>
          </table:table-cell>
          <table:table-cell office:value-type="float" office:value="14.6565">
            <text:p>14,6565</text:p>
          </table:table-cell>
          <table:table-cell office:value-type="float" office:value="24.832">
            <text:p>24,832</text:p>
          </table:table-cell>
          <table:table-cell office:value-type="float" office:value="24.5074">
            <text:p>24,5074</text:p>
          </table:table-cell>
          <table:table-cell office:value-type="float" office:value="24.0067">
            <text:p>24,0067</text:p>
          </table:table-cell>
          <table:table-cell office:value-type="float" office:value="28.6157">
            <text:p>28,6157</text:p>
          </table:table-cell>
          <table:table-cell office:value-type="float" office:value="26.7387">
            <text:p>26,7387</text:p>
          </table:table-cell>
          <table:table-cell office:value-type="float" office:value="33.5718">
            <text:p>33,5718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.5401">
            <text:p>17,5401</text:p>
          </table:table-cell>
          <table:table-cell office:value-type="float" office:value="16.3246">
            <text:p>16,3246</text:p>
          </table:table-cell>
          <table:table-cell office:value-type="float" office:value="17.8842">
            <text:p>17,8842</text:p>
          </table:table-cell>
          <table:table-cell office:value-type="float" office:value="7.67181">
            <text:p>7,67181</text:p>
          </table:table-cell>
          <table:table-cell office:value-type="float" office:value="5.51629">
            <text:p>5,51629</text:p>
          </table:table-cell>
          <table:table-cell office:value-type="float" office:value="14.6944">
            <text:p>14,6944</text:p>
          </table:table-cell>
          <table:table-cell office:value-type="float" office:value="24.8064">
            <text:p>24,8064</text:p>
          </table:table-cell>
          <table:table-cell office:value-type="float" office:value="24.5996">
            <text:p>24,5996</text:p>
          </table:table-cell>
          <table:table-cell office:value-type="float" office:value="23.8991">
            <text:p>23,8991</text:p>
          </table:table-cell>
          <table:table-cell office:value-type="float" office:value="28.6382">
            <text:p>28,6382</text:p>
          </table:table-cell>
          <table:table-cell office:value-type="float" office:value="26.6629">
            <text:p>26,6629</text:p>
          </table:table-cell>
          <table:table-cell office:value-type="float" office:value="33.5831">
            <text:p>33,5831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.7889">
            <text:p>17,7889</text:p>
          </table:table-cell>
          <table:table-cell office:value-type="float" office:value="16.5571">
            <text:p>16,5571</text:p>
          </table:table-cell>
          <table:table-cell office:value-type="float" office:value="18.1453">
            <text:p>18,1453</text:p>
          </table:table-cell>
          <table:table-cell office:value-type="float" office:value="8.26266">
            <text:p>8,26266</text:p>
          </table:table-cell>
          <table:table-cell office:value-type="float" office:value="5.81427">
            <text:p>5,81427</text:p>
          </table:table-cell>
          <table:table-cell office:value-type="float" office:value="15.8106">
            <text:p>15,8106</text:p>
          </table:table-cell>
          <table:table-cell office:value-type="float" office:value="25.0583">
            <text:p>25,0583</text:p>
          </table:table-cell>
          <table:table-cell office:value-type="float" office:value="24.7931">
            <text:p>24,7931</text:p>
          </table:table-cell>
          <table:table-cell office:value-type="float" office:value="24.194">
            <text:p>24,194</text:p>
          </table:table-cell>
          <table:table-cell office:value-type="float" office:value="28.7846">
            <text:p>28,7846</text:p>
          </table:table-cell>
          <table:table-cell office:value-type="float" office:value="26.8513">
            <text:p>26,8513</text:p>
          </table:table-cell>
          <table:table-cell office:value-type="float" office:value="33.6497">
            <text:p>33,6497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.6691">
            <text:p>17,6691</text:p>
          </table:table-cell>
          <table:table-cell office:value-type="float" office:value="16.5243">
            <text:p>16,5243</text:p>
          </table:table-cell>
          <table:table-cell office:value-type="float" office:value="18.0244">
            <text:p>18,0244</text:p>
          </table:table-cell>
          <table:table-cell office:value-type="float" office:value="8.23194">
            <text:p>8,23194</text:p>
          </table:table-cell>
          <table:table-cell office:value-type="float" office:value="5.90746">
            <text:p>5,90746</text:p>
          </table:table-cell>
          <table:table-cell office:value-type="float" office:value="15.8147">
            <text:p>15,8147</text:p>
          </table:table-cell>
          <table:table-cell office:value-type="float" office:value="24.8576">
            <text:p>24,8576</text:p>
          </table:table-cell>
          <table:table-cell office:value-type="float" office:value="24.7255">
            <text:p>24,7255</text:p>
          </table:table-cell>
          <table:table-cell office:value-type="float" office:value="24.1162">
            <text:p>24,1162</text:p>
          </table:table-cell>
          <table:table-cell office:value-type="float" office:value="28.7037">
            <text:p>28,7037</text:p>
          </table:table-cell>
          <table:table-cell office:value-type="float" office:value="26.7418">
            <text:p>26,7418</text:p>
          </table:table-cell>
          <table:table-cell office:value-type="float" office:value="33.5852">
            <text:p>33,5852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.5411">
            <text:p>17,5411</text:p>
          </table:table-cell>
          <table:table-cell office:value-type="float" office:value="16.3666">
            <text:p>16,3666</text:p>
          </table:table-cell>
          <table:table-cell office:value-type="float" office:value="17.9763">
            <text:p>17,9763</text:p>
          </table:table-cell>
          <table:table-cell office:value-type="float" office:value="8.19712">
            <text:p>8,19712</text:p>
          </table:table-cell>
          <table:table-cell office:value-type="float" office:value="5.78662">
            <text:p>5,78662</text:p>
          </table:table-cell>
          <table:table-cell office:value-type="float" office:value="15.6027">
            <text:p>15,6027</text:p>
          </table:table-cell>
          <table:table-cell office:value-type="float" office:value="24.7818">
            <text:p>24,7818</text:p>
          </table:table-cell>
          <table:table-cell office:value-type="float" office:value="24.5125">
            <text:p>24,5125</text:p>
          </table:table-cell>
          <table:table-cell office:value-type="float" office:value="23.9555">
            <text:p>23,9555</text:p>
          </table:table-cell>
          <table:table-cell office:value-type="float" office:value="28.5143">
            <text:p>28,5143</text:p>
          </table:table-cell>
          <table:table-cell office:value-type="float" office:value="26.7571">
            <text:p>26,7571</text:p>
          </table:table-cell>
          <table:table-cell office:value-type="float" office:value="33.6456">
            <text:p>33,6456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.5411">
            <text:p>17,5411</text:p>
          </table:table-cell>
          <table:table-cell office:value-type="float" office:value="16.3533">
            <text:p>16,3533</text:p>
          </table:table-cell>
          <table:table-cell office:value-type="float" office:value="17.8739">
            <text:p>17,8739</text:p>
          </table:table-cell>
          <table:table-cell office:value-type="float" office:value="8.21658">
            <text:p>8,21658</text:p>
          </table:table-cell>
          <table:table-cell office:value-type="float" office:value="5.79994">
            <text:p>5,79994</text:p>
          </table:table-cell>
          <table:table-cell office:value-type="float" office:value="15.6662">
            <text:p>15,6662</text:p>
          </table:table-cell>
          <table:table-cell office:value-type="float" office:value="24.7501">
            <text:p>24,7501</text:p>
          </table:table-cell>
          <table:table-cell office:value-type="float" office:value="24.6241">
            <text:p>24,6241</text:p>
          </table:table-cell>
          <table:table-cell office:value-type="float" office:value="23.9104">
            <text:p>23,9104</text:p>
          </table:table-cell>
          <table:table-cell office:value-type="float" office:value="28.5491">
            <text:p>28,5491</text:p>
          </table:table-cell>
          <table:table-cell office:value-type="float" office:value="26.8022">
            <text:p>26,8022</text:p>
          </table:table-cell>
          <table:table-cell office:value-type="float" office:value="33.5575">
            <text:p>33,5575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.6579">
            <text:p>17,6579</text:p>
          </table:table-cell>
          <table:table-cell office:value-type="float" office:value="16.4536">
            <text:p>16,4536</text:p>
          </table:table-cell>
          <table:table-cell office:value-type="float" office:value="17.9814">
            <text:p>17,9814</text:p>
          </table:table-cell>
          <table:table-cell office:value-type="float" office:value="8.14797">
            <text:p>8,14797</text:p>
          </table:table-cell>
          <table:table-cell office:value-type="float" office:value="5.77331">
            <text:p>5,77331</text:p>
          </table:table-cell>
          <table:table-cell office:value-type="float" office:value="15.2433">
            <text:p>15,2433</text:p>
          </table:table-cell>
          <table:table-cell office:value-type="float" office:value="24.8494">
            <text:p>24,8494</text:p>
          </table:table-cell>
          <table:table-cell office:value-type="float" office:value="24.9324">
            <text:p>24,9324</text:p>
          </table:table-cell>
          <table:table-cell office:value-type="float" office:value="24.105">
            <text:p>24,105</text:p>
          </table:table-cell>
          <table:table-cell office:value-type="float" office:value="28.7406">
            <text:p>28,7406</text:p>
          </table:table-cell>
          <table:table-cell office:value-type="float" office:value="26.7653">
            <text:p>26,7653</text:p>
          </table:table-cell>
          <table:table-cell office:value-type="float" office:value="33.6179">
            <text:p>33,617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.8483">
            <text:p>17,8483</text:p>
          </table:table-cell>
          <table:table-cell office:value-type="float" office:value="16.5898">
            <text:p>16,5898</text:p>
          </table:table-cell>
          <table:table-cell office:value-type="float" office:value="18.1791">
            <text:p>18,1791</text:p>
          </table:table-cell>
          <table:table-cell office:value-type="float" office:value="8.28518">
            <text:p>8,28518</text:p>
          </table:table-cell>
          <table:table-cell office:value-type="float" office:value="5.82554">
            <text:p>5,82554</text:p>
          </table:table-cell>
          <table:table-cell office:value-type="float" office:value="15.7338">
            <text:p>15,7338</text:p>
          </table:table-cell>
          <table:table-cell office:value-type="float" office:value="25.1105">
            <text:p>25,1105</text:p>
          </table:table-cell>
          <table:table-cell office:value-type="float" office:value="24.7859">
            <text:p>24,7859</text:p>
          </table:table-cell>
          <table:table-cell office:value-type="float" office:value="24.3968">
            <text:p>24,3968</text:p>
          </table:table-cell>
          <table:table-cell office:value-type="float" office:value="28.884">
            <text:p>28,884</text:p>
          </table:table-cell>
          <table:table-cell office:value-type="float" office:value="26.9066">
            <text:p>26,9066</text:p>
          </table:table-cell>
          <table:table-cell office:value-type="float" office:value="33.7295">
            <text:p>33,7295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.8156">
            <text:p>17,8156</text:p>
          </table:table-cell>
          <table:table-cell office:value-type="float" office:value="16.6676">
            <text:p>16,6676</text:p>
          </table:table-cell>
          <table:table-cell office:value-type="float" office:value="18.1094">
            <text:p>18,1094</text:p>
          </table:table-cell>
          <table:table-cell office:value-type="float" office:value="8.2944">
            <text:p>8,2944</text:p>
          </table:table-cell>
          <table:table-cell office:value-type="float" office:value="5.80915">
            <text:p>5,80915</text:p>
          </table:table-cell>
          <table:table-cell office:value-type="float" office:value="15.7164">
            <text:p>15,7164</text:p>
          </table:table-cell>
          <table:table-cell office:value-type="float" office:value="24.9498">
            <text:p>24,9498</text:p>
          </table:table-cell>
          <table:table-cell office:value-type="float" office:value="24.9651">
            <text:p>24,9651</text:p>
          </table:table-cell>
          <table:table-cell office:value-type="float" office:value="24.2412">
            <text:p>24,2412</text:p>
          </table:table-cell>
          <table:table-cell office:value-type="float" office:value="28.9055">
            <text:p>28,9055</text:p>
          </table:table-cell>
          <table:table-cell office:value-type="float" office:value="26.9486">
            <text:p>26,9486</text:p>
          </table:table-cell>
          <table:table-cell office:value-type="float" office:value="33.7183">
            <text:p>33,7183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.5247">
            <text:p>17,5247</text:p>
          </table:table-cell>
          <table:table-cell office:value-type="float" office:value="16.4065">
            <text:p>16,4065</text:p>
          </table:table-cell>
          <table:table-cell office:value-type="float" office:value="17.8719">
            <text:p>17,8719</text:p>
          </table:table-cell>
          <table:table-cell office:value-type="float" office:value="8.13158">
            <text:p>8,13158</text:p>
          </table:table-cell>
          <table:table-cell office:value-type="float" office:value="5.80506">
            <text:p>5,80506</text:p>
          </table:table-cell>
          <table:table-cell office:value-type="float" office:value="15.2576">
            <text:p>15,2576</text:p>
          </table:table-cell>
          <table:table-cell office:value-type="float" office:value="24.6743">
            <text:p>24,6743</text:p>
          </table:table-cell>
          <table:table-cell office:value-type="float" office:value="24.6344">
            <text:p>24,6344</text:p>
          </table:table-cell>
          <table:table-cell office:value-type="float" office:value="23.8561">
            <text:p>23,8561</text:p>
          </table:table-cell>
          <table:table-cell office:value-type="float" office:value="28.4795">
            <text:p>28,4795</text:p>
          </table:table-cell>
          <table:table-cell office:value-type="float" office:value="26.7049">
            <text:p>26,7049</text:p>
          </table:table-cell>
          <table:table-cell office:value-type="float" office:value="33.4674">
            <text:p>33,4674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.5616">
            <text:p>17,5616</text:p>
          </table:table-cell>
          <table:table-cell office:value-type="float" office:value="16.4782">
            <text:p>16,4782</text:p>
          </table:table-cell>
          <table:table-cell office:value-type="float" office:value="17.9569">
            <text:p>17,9569</text:p>
          </table:table-cell>
          <table:table-cell office:value-type="float" office:value="7.61139">
            <text:p>7,61139</text:p>
          </table:table-cell>
          <table:table-cell office:value-type="float" office:value="5.54906">
            <text:p>5,54906</text:p>
          </table:table-cell>
          <table:table-cell office:value-type="float" office:value="14.7098">
            <text:p>14,7098</text:p>
          </table:table-cell>
          <table:table-cell office:value-type="float" office:value="24.748">
            <text:p>24,748</text:p>
          </table:table-cell>
          <table:table-cell office:value-type="float" office:value="24.5115">
            <text:p>24,5115</text:p>
          </table:table-cell>
          <table:table-cell office:value-type="float" office:value="23.9462">
            <text:p>23,9462</text:p>
          </table:table-cell>
          <table:table-cell office:value-type="float" office:value="28.6126">
            <text:p>28,6126</text:p>
          </table:table-cell>
          <table:table-cell office:value-type="float" office:value="26.6609">
            <text:p>26,6609</text:p>
          </table:table-cell>
          <table:table-cell office:value-type="float" office:value="33.4643">
            <text:p>33,4643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.7787">
            <text:p>17,7787</text:p>
          </table:table-cell>
          <table:table-cell office:value-type="float" office:value="16.5683">
            <text:p>16,5683</text:p>
          </table:table-cell>
          <table:table-cell office:value-type="float" office:value="18.0531">
            <text:p>18,0531</text:p>
          </table:table-cell>
          <table:table-cell office:value-type="float" office:value="8.22477">
            <text:p>8,22477</text:p>
          </table:table-cell>
          <table:table-cell office:value-type="float" office:value="5.79994">
            <text:p>5,79994</text:p>
          </table:table-cell>
          <table:table-cell office:value-type="float" office:value="15.5402">
            <text:p>15,5402</text:p>
          </table:table-cell>
          <table:table-cell office:value-type="float" office:value="25.0788">
            <text:p>25,0788</text:p>
          </table:table-cell>
          <table:table-cell office:value-type="float" office:value="24.8586">
            <text:p>24,8586</text:p>
          </table:table-cell>
          <table:table-cell office:value-type="float" office:value="24.2043">
            <text:p>24,2043</text:p>
          </table:table-cell>
          <table:table-cell office:value-type="float" office:value="28.843">
            <text:p>28,843</text:p>
          </table:table-cell>
          <table:table-cell office:value-type="float" office:value="26.9271">
            <text:p>26,9271</text:p>
          </table:table-cell>
          <table:table-cell office:value-type="float" office:value="33.7183">
            <text:p>33,7183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.834">
            <text:p>17,834</text:p>
          </table:table-cell>
          <table:table-cell office:value-type="float" office:value="16.4741">
            <text:p>16,4741</text:p>
          </table:table-cell>
          <table:table-cell office:value-type="float" office:value="18.0337">
            <text:p>18,0337</text:p>
          </table:table-cell>
          <table:table-cell office:value-type="float" office:value="7.67078">
            <text:p>7,67078</text:p>
          </table:table-cell>
          <table:table-cell office:value-type="float" office:value="5.51014">
            <text:p>5,51014</text:p>
          </table:table-cell>
          <table:table-cell office:value-type="float" office:value="14.5111">
            <text:p>14,5111</text:p>
          </table:table-cell>
          <table:table-cell office:value-type="float" office:value="24.9088">
            <text:p>24,9088</text:p>
          </table:table-cell>
          <table:table-cell office:value-type="float" office:value="24.6333">
            <text:p>24,6333</text:p>
          </table:table-cell>
          <table:table-cell office:value-type="float" office:value="24.0753">
            <text:p>24,0753</text:p>
          </table:table-cell>
          <table:table-cell office:value-type="float" office:value="28.8123">
            <text:p>28,8123</text:p>
          </table:table-cell>
          <table:table-cell office:value-type="float" office:value="26.7438">
            <text:p>26,7438</text:p>
          </table:table-cell>
          <table:table-cell office:value-type="float" office:value="33.5544">
            <text:p>33,5544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.5462">
            <text:p>17,5462</text:p>
          </table:table-cell>
          <table:table-cell office:value-type="float" office:value="16.4577">
            <text:p>16,4577</text:p>
          </table:table-cell>
          <table:table-cell office:value-type="float" office:value="17.8852">
            <text:p>17,8852</text:p>
          </table:table-cell>
          <table:table-cell office:value-type="float" office:value="8.17152">
            <text:p>8,17152</text:p>
          </table:table-cell>
          <table:table-cell office:value-type="float" office:value="5.79379">
            <text:p>5,79379</text:p>
          </table:table-cell>
          <table:table-cell office:value-type="float" office:value="15.3815">
            <text:p>15,3815</text:p>
          </table:table-cell>
          <table:table-cell office:value-type="float" office:value="24.7572">
            <text:p>24,7572</text:p>
          </table:table-cell>
          <table:table-cell office:value-type="float" office:value="24.5535">
            <text:p>24,5535</text:p>
          </table:table-cell>
          <table:table-cell office:value-type="float" office:value="23.9063">
            <text:p>23,9063</text:p>
          </table:table-cell>
          <table:table-cell office:value-type="float" office:value="28.7181">
            <text:p>28,7181</text:p>
          </table:table-cell>
          <table:table-cell office:value-type="float" office:value="26.751">
            <text:p>26,751</text:p>
          </table:table-cell>
          <table:table-cell office:value-type="float" office:value="33.4469">
            <text:p>33,4469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.8135">
            <text:p>17,8135</text:p>
          </table:table-cell>
          <table:table-cell office:value-type="float" office:value="16.6287">
            <text:p>16,6287</text:p>
          </table:table-cell>
          <table:table-cell office:value-type="float" office:value="18.0572">
            <text:p>18,0572</text:p>
          </table:table-cell>
          <table:table-cell office:value-type="float" office:value="7.71686">
            <text:p>7,71686</text:p>
          </table:table-cell>
          <table:table-cell office:value-type="float" office:value="5.57773">
            <text:p>5,57773</text:p>
          </table:table-cell>
          <table:table-cell office:value-type="float" office:value="14.6719">
            <text:p>14,6719</text:p>
          </table:table-cell>
          <table:table-cell office:value-type="float" office:value="25.0481">
            <text:p>25,0481</text:p>
          </table:table-cell>
          <table:table-cell office:value-type="float" office:value="24.6364">
            <text:p>24,6364</text:p>
          </table:table-cell>
          <table:table-cell office:value-type="float" office:value="24.2033">
            <text:p>24,2033</text:p>
          </table:table-cell>
          <table:table-cell office:value-type="float" office:value="28.972">
            <text:p>28,972</text:p>
          </table:table-cell>
          <table:table-cell office:value-type="float" office:value="26.878">
            <text:p>26,878</text:p>
          </table:table-cell>
          <table:table-cell office:value-type="float" office:value="34.8662">
            <text:p>34,8662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.8616">
            <text:p>17,8616</text:p>
          </table:table-cell>
          <table:table-cell office:value-type="float" office:value="16.768">
            <text:p>16,768</text:p>
          </table:table-cell>
          <table:table-cell office:value-type="float" office:value="18.0306">
            <text:p>18,0306</text:p>
          </table:table-cell>
          <table:table-cell office:value-type="float" office:value="7.9872">
            <text:p>7,9872</text:p>
          </table:table-cell>
          <table:table-cell office:value-type="float" office:value="5.65453">
            <text:p>5,65453</text:p>
          </table:table-cell>
          <table:table-cell office:value-type="float" office:value="14.849">
            <text:p>14,849</text:p>
          </table:table-cell>
          <table:table-cell office:value-type="float" office:value="25.1064">
            <text:p>25,1064</text:p>
          </table:table-cell>
          <table:table-cell office:value-type="float" office:value="24.8842">
            <text:p>24,8842</text:p>
          </table:table-cell>
          <table:table-cell office:value-type="float" office:value="24.2115">
            <text:p>24,2115</text:p>
          </table:table-cell>
          <table:table-cell office:value-type="float" office:value="28.9833">
            <text:p>28,9833</text:p>
          </table:table-cell>
          <table:table-cell office:value-type="float" office:value="26.9107">
            <text:p>26,9107</text:p>
          </table:table-cell>
          <table:table-cell office:value-type="float" office:value="33.5903">
            <text:p>33,5903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.8944">
            <text:p>17,8944</text:p>
          </table:table-cell>
          <table:table-cell office:value-type="float" office:value="16.6963">
            <text:p>16,6963</text:p>
          </table:table-cell>
          <table:table-cell office:value-type="float" office:value="18.1699">
            <text:p>18,1699</text:p>
          </table:table-cell>
          <table:table-cell office:value-type="float" office:value="8.39987">
            <text:p>8,39987</text:p>
          </table:table-cell>
          <table:table-cell office:value-type="float" office:value="5.8153">
            <text:p>5,8153</text:p>
          </table:table-cell>
          <table:table-cell office:value-type="float" office:value="15.7676">
            <text:p>15,7676</text:p>
          </table:table-cell>
          <table:table-cell office:value-type="float" office:value="25.1136">
            <text:p>25,1136</text:p>
          </table:table-cell>
          <table:table-cell office:value-type="float" office:value="24.6661">
            <text:p>24,6661</text:p>
          </table:table-cell>
          <table:table-cell office:value-type="float" office:value="24.278">
            <text:p>24,278</text:p>
          </table:table-cell>
          <table:table-cell office:value-type="float" office:value="29.0437">
            <text:p>29,0437</text:p>
          </table:table-cell>
          <table:table-cell office:value-type="float" office:value="26.9937">
            <text:p>26,9937</text:p>
          </table:table-cell>
          <table:table-cell office:value-type="float" office:value="33.5974">
            <text:p>33,5974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.8401">
            <text:p>17,8401</text:p>
          </table:table-cell>
          <table:table-cell office:value-type="float" office:value="16.6062">
            <text:p>16,6062</text:p>
          </table:table-cell>
          <table:table-cell office:value-type="float" office:value="18.1524">
            <text:p>18,1524</text:p>
          </table:table-cell>
          <table:table-cell office:value-type="float" office:value="8.33536">
            <text:p>8,33536</text:p>
          </table:table-cell>
          <table:table-cell office:value-type="float" office:value="5.78867">
            <text:p>5,78867</text:p>
          </table:table-cell>
          <table:table-cell office:value-type="float" office:value="15.6764">
            <text:p>15,6764</text:p>
          </table:table-cell>
          <table:table-cell office:value-type="float" office:value="25.0399">
            <text:p>25,0399</text:p>
          </table:table-cell>
          <table:table-cell office:value-type="float" office:value="24.6723">
            <text:p>24,6723</text:p>
          </table:table-cell>
          <table:table-cell office:value-type="float" office:value="24.3077">
            <text:p>24,3077</text:p>
          </table:table-cell>
          <table:table-cell office:value-type="float" office:value="28.9475">
            <text:p>28,9475</text:p>
          </table:table-cell>
          <table:table-cell office:value-type="float" office:value="26.9169">
            <text:p>26,9169</text:p>
          </table:table-cell>
          <table:table-cell office:value-type="float" office:value="33.6148">
            <text:p>33,6148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.9958">
            <text:p>17,9958</text:p>
          </table:table-cell>
          <table:table-cell office:value-type="float" office:value="16.812">
            <text:p>16,812</text:p>
          </table:table-cell>
          <table:table-cell office:value-type="float" office:value="18.3235">
            <text:p>18,3235</text:p>
          </table:table-cell>
          <table:table-cell office:value-type="float" office:value="7.75782">
            <text:p>7,75782</text:p>
          </table:table-cell>
          <table:table-cell office:value-type="float" office:value="5.60128">
            <text:p>5,60128</text:p>
          </table:table-cell>
          <table:table-cell office:value-type="float" office:value="14.8664">
            <text:p>14,8664</text:p>
          </table:table-cell>
          <table:table-cell office:value-type="float" office:value="25.3368">
            <text:p>25,3368</text:p>
          </table:table-cell>
          <table:table-cell office:value-type="float" office:value="24.9999">
            <text:p>24,9999</text:p>
          </table:table-cell>
          <table:table-cell office:value-type="float" office:value="24.3814">
            <text:p>24,3814</text:p>
          </table:table-cell>
          <table:table-cell office:value-type="float" office:value="29.1297">
            <text:p>29,1297</text:p>
          </table:table-cell>
          <table:table-cell office:value-type="float" office:value="27.0643">
            <text:p>27,0643</text:p>
          </table:table-cell>
          <table:table-cell office:value-type="float" office:value="33.7439">
            <text:p>33,7439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.8135">
            <text:p>17,8135</text:p>
          </table:table-cell>
          <table:table-cell office:value-type="float" office:value="16.5437">
            <text:p>16,5437</text:p>
          </table:table-cell>
          <table:table-cell office:value-type="float" office:value="18.1105">
            <text:p>18,1105</text:p>
          </table:table-cell>
          <table:table-cell office:value-type="float" office:value="8.02816">
            <text:p>8,02816</text:p>
          </table:table-cell>
          <table:table-cell office:value-type="float" office:value="5.64224">
            <text:p>5,64224</text:p>
          </table:table-cell>
          <table:table-cell office:value-type="float" office:value="14.8828">
            <text:p>14,8828</text:p>
          </table:table-cell>
          <table:table-cell office:value-type="float" office:value="25.0173">
            <text:p>25,0173</text:p>
          </table:table-cell>
          <table:table-cell office:value-type="float" office:value="24.5719">
            <text:p>24,5719</text:p>
          </table:table-cell>
          <table:table-cell office:value-type="float" office:value="24.0517">
            <text:p>24,0517</text:p>
          </table:table-cell>
          <table:table-cell office:value-type="float" office:value="28.9341">
            <text:p>28,9341</text:p>
          </table:table-cell>
          <table:table-cell office:value-type="float" office:value="26.9189">
            <text:p>26,9189</text:p>
          </table:table-cell>
          <table:table-cell office:value-type="float" office:value="33.6353">
            <text:p>33,6353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7.9405">
            <text:p>17,9405</text:p>
          </table:table-cell>
          <table:table-cell office:value-type="float" office:value="16.6676">
            <text:p>16,6676</text:p>
          </table:table-cell>
          <table:table-cell office:value-type="float" office:value="18.1094">
            <text:p>18,1094</text:p>
          </table:table-cell>
          <table:table-cell office:value-type="float" office:value="7.71482">
            <text:p>7,71482</text:p>
          </table:table-cell>
          <table:table-cell office:value-type="float" office:value="5.51936">
            <text:p>5,51936</text:p>
          </table:table-cell>
          <table:table-cell office:value-type="float" office:value="14.7415">
            <text:p>14,7415</text:p>
          </table:table-cell>
          <table:table-cell office:value-type="float" office:value="25.1924">
            <text:p>25,1924</text:p>
          </table:table-cell>
          <table:table-cell office:value-type="float" office:value="24.7695">
            <text:p>24,7695</text:p>
          </table:table-cell>
          <table:table-cell office:value-type="float" office:value="24.2412">
            <text:p>24,2412</text:p>
          </table:table-cell>
          <table:table-cell office:value-type="float" office:value="28.9208">
            <text:p>28,9208</text:p>
          </table:table-cell>
          <table:table-cell office:value-type="float" office:value="26.9619">
            <text:p>26,9619</text:p>
          </table:table-cell>
          <table:table-cell office:value-type="float" office:value="33.6271">
            <text:p>33,6271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.7674">
            <text:p>17,7674</text:p>
          </table:table-cell>
          <table:table-cell office:value-type="float" office:value="16.6257">
            <text:p>16,6257</text:p>
          </table:table-cell>
          <table:table-cell office:value-type="float" office:value="18.1381">
            <text:p>18,1381</text:p>
          </table:table-cell>
          <table:table-cell office:value-type="float" office:value="8.24832">
            <text:p>8,24832</text:p>
          </table:table-cell>
          <table:table-cell office:value-type="float" office:value="5.8112">
            <text:p>5,8112</text:p>
          </table:table-cell>
          <table:table-cell office:value-type="float" office:value="15.5402">
            <text:p>15,5402</text:p>
          </table:table-cell>
          <table:table-cell office:value-type="float" office:value="24.958">
            <text:p>24,958</text:p>
          </table:table-cell>
          <table:table-cell office:value-type="float" office:value="24.5637">
            <text:p>24,5637</text:p>
          </table:table-cell>
          <table:table-cell office:value-type="float" office:value="24.0148">
            <text:p>24,0148</text:p>
          </table:table-cell>
          <table:table-cell office:value-type="float" office:value="28.8829">
            <text:p>28,8829</text:p>
          </table:table-cell>
          <table:table-cell office:value-type="float" office:value="26.7561">
            <text:p>26,7561</text:p>
          </table:table-cell>
          <table:table-cell office:value-type="float" office:value="33.6507">
            <text:p>33,6507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.1043">
            <text:p>18,1043</text:p>
          </table:table-cell>
          <table:table-cell office:value-type="float" office:value="16.7885">
            <text:p>16,7885</text:p>
          </table:table-cell>
          <table:table-cell office:value-type="float" office:value="18.3542">
            <text:p>18,3542</text:p>
          </table:table-cell>
          <table:table-cell office:value-type="float" office:value="8.42035">
            <text:p>8,42035</text:p>
          </table:table-cell>
          <table:table-cell office:value-type="float" office:value="6.03034">
            <text:p>6,03034</text:p>
          </table:table-cell>
          <table:table-cell office:value-type="float" office:value="16.1321">
            <text:p>16,1321</text:p>
          </table:table-cell>
          <table:table-cell office:value-type="float" office:value="25.2846">
            <text:p>25,2846</text:p>
          </table:table-cell>
          <table:table-cell office:value-type="float" office:value="25.0245">
            <text:p>25,0245</text:p>
          </table:table-cell>
          <table:table-cell office:value-type="float" office:value="24.3917">
            <text:p>24,3917</text:p>
          </table:table-cell>
          <table:table-cell office:value-type="float" office:value="29.0683">
            <text:p>29,0683</text:p>
          </table:table-cell>
          <table:table-cell office:value-type="float" office:value="27.1555">
            <text:p>27,1555</text:p>
          </table:table-cell>
          <table:table-cell office:value-type="float" office:value="33.8872">
            <text:p>33,8872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.0388">
            <text:p>18,0388</text:p>
          </table:table-cell>
          <table:table-cell office:value-type="float" office:value="16.6973">
            <text:p>16,6973</text:p>
          </table:table-cell>
          <table:table-cell office:value-type="float" office:value="18.1791">
            <text:p>18,1791</text:p>
          </table:table-cell>
          <table:table-cell office:value-type="float" office:value="7.77626">
            <text:p>7,77626</text:p>
          </table:table-cell>
          <table:table-cell office:value-type="float" office:value="5.51936">
            <text:p>5,51936</text:p>
          </table:table-cell>
          <table:table-cell office:value-type="float" office:value="14.7579">
            <text:p>14,7579</text:p>
          </table:table-cell>
          <table:table-cell office:value-type="float" office:value="25.2887">
            <text:p>25,2887</text:p>
          </table:table-cell>
          <table:table-cell office:value-type="float" office:value="24.8084">
            <text:p>24,8084</text:p>
          </table:table-cell>
          <table:table-cell office:value-type="float" office:value="24.3722">
            <text:p>24,3722</text:p>
          </table:table-cell>
          <table:table-cell office:value-type="float" office:value="29.0509">
            <text:p>29,0509</text:p>
          </table:table-cell>
          <table:table-cell office:value-type="float" office:value="26.9773">
            <text:p>26,9773</text:p>
          </table:table-cell>
          <table:table-cell office:value-type="float" office:value="33.7807">
            <text:p>33,7807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.9026">
            <text:p>17,9026</text:p>
          </table:table-cell>
          <table:table-cell office:value-type="float" office:value="16.6973">
            <text:p>16,6973</text:p>
          </table:table-cell>
          <table:table-cell office:value-type="float" office:value="18.3798">
            <text:p>18,3798</text:p>
          </table:table-cell>
          <table:table-cell office:value-type="float" office:value="8.28928">
            <text:p>8,28928</text:p>
          </table:table-cell>
          <table:table-cell office:value-type="float" office:value="5.92282">
            <text:p>5,92282</text:p>
          </table:table-cell>
          <table:table-cell office:value-type="float" office:value="16.0532">
            <text:p>16,0532</text:p>
          </table:table-cell>
          <table:table-cell office:value-type="float" office:value="25.2017">
            <text:p>25,2017</text:p>
          </table:table-cell>
          <table:table-cell office:value-type="float" office:value="24.7716">
            <text:p>24,7716</text:p>
          </table:table-cell>
          <table:table-cell office:value-type="float" office:value="24.3292">
            <text:p>24,3292</text:p>
          </table:table-cell>
          <table:table-cell office:value-type="float" office:value="28.9731">
            <text:p>28,9731</text:p>
          </table:table-cell>
          <table:table-cell office:value-type="float" office:value="27.0408">
            <text:p>27,0408</text:p>
          </table:table-cell>
          <table:table-cell office:value-type="float" office:value="33.7674">
            <text:p>33,7674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.9087">
            <text:p>17,9087</text:p>
          </table:table-cell>
          <table:table-cell office:value-type="float" office:value="16.6277">
            <text:p>16,6277</text:p>
          </table:table-cell>
          <table:table-cell office:value-type="float" office:value="18.2118">
            <text:p>18,2118</text:p>
          </table:table-cell>
          <table:table-cell office:value-type="float" office:value="8.31078">
            <text:p>8,31078</text:p>
          </table:table-cell>
          <table:table-cell office:value-type="float" office:value="5.85523">
            <text:p>5,85523</text:p>
          </table:table-cell>
          <table:table-cell office:value-type="float" office:value="15.9898">
            <text:p>15,9898</text:p>
          </table:table-cell>
          <table:table-cell office:value-type="float" office:value="25.1146">
            <text:p>25,1146</text:p>
          </table:table-cell>
          <table:table-cell office:value-type="float" office:value="24.7194">
            <text:p>24,7194</text:p>
          </table:table-cell>
          <table:table-cell office:value-type="float" office:value="24.2237">
            <text:p>24,2237</text:p>
          </table:table-cell>
          <table:table-cell office:value-type="float" office:value="28.9546">
            <text:p>28,9546</text:p>
          </table:table-cell>
          <table:table-cell office:value-type="float" office:value="26.8759">
            <text:p>26,8759</text:p>
          </table:table-cell>
          <table:table-cell office:value-type="float" office:value="33.6067">
            <text:p>33,6067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.9302">
            <text:p>17,9302</text:p>
          </table:table-cell>
          <table:table-cell office:value-type="float" office:value="16.6984">
            <text:p>16,6984</text:p>
          </table:table-cell>
          <table:table-cell office:value-type="float" office:value="18.2149">
            <text:p>18,2149</text:p>
          </table:table-cell>
          <table:table-cell office:value-type="float" office:value="8.35174">
            <text:p>8,35174</text:p>
          </table:table-cell>
          <table:table-cell office:value-type="float" office:value="5.90746">
            <text:p>5,90746</text:p>
          </table:table-cell>
          <table:table-cell office:value-type="float" office:value="15.9826">
            <text:p>15,9826</text:p>
          </table:table-cell>
          <table:table-cell office:value-type="float" office:value="25.3123">
            <text:p>25,3123</text:p>
          </table:table-cell>
          <table:table-cell office:value-type="float" office:value="24.8658">
            <text:p>24,8658</text:p>
          </table:table-cell>
          <table:table-cell office:value-type="float" office:value="24.2975">
            <text:p>24,2975</text:p>
          </table:table-cell>
          <table:table-cell office:value-type="float" office:value="29.0263">
            <text:p>29,0263</text:p>
          </table:table-cell>
          <table:table-cell office:value-type="float" office:value="27.0234">
            <text:p>27,0234</text:p>
          </table:table-cell>
          <table:table-cell office:value-type="float" office:value="33.7582">
            <text:p>33,758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.8268">
            <text:p>17,8268</text:p>
          </table:table-cell>
          <table:table-cell office:value-type="float" office:value="16.6072">
            <text:p>16,6072</text:p>
          </table:table-cell>
          <table:table-cell office:value-type="float" office:value="18.1862">
            <text:p>18,1862</text:p>
          </table:table-cell>
          <table:table-cell office:value-type="float" office:value="8.2985">
            <text:p>8,2985</text:p>
          </table:table-cell>
          <table:table-cell office:value-type="float" office:value="5.888">
            <text:p>5,888</text:p>
          </table:table-cell>
          <table:table-cell office:value-type="float" office:value="15.9191">
            <text:p>15,9191</text:p>
          </table:table-cell>
          <table:table-cell office:value-type="float" office:value="25.0071">
            <text:p>25,0071</text:p>
          </table:table-cell>
          <table:table-cell office:value-type="float" office:value="24.6948">
            <text:p>24,6948</text:p>
          </table:table-cell>
          <table:table-cell office:value-type="float" office:value="24.1398">
            <text:p>24,1398</text:p>
          </table:table-cell>
          <table:table-cell office:value-type="float" office:value="28.8236">
            <text:p>28,8236</text:p>
          </table:table-cell>
          <table:table-cell office:value-type="float" office:value="26.8626">
            <text:p>26,8626</text:p>
          </table:table-cell>
          <table:table-cell office:value-type="float" office:value="33.7172">
            <text:p>33,7172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.7613">
            <text:p>17,7613</text:p>
          </table:table-cell>
          <table:table-cell office:value-type="float" office:value="16.5786">
            <text:p>16,5786</text:p>
          </table:table-cell>
          <table:table-cell office:value-type="float" office:value="18.0388">
            <text:p>18,0388</text:p>
          </table:table-cell>
          <table:table-cell office:value-type="float" office:value="8.25242">
            <text:p>8,25242</text:p>
          </table:table-cell>
          <table:table-cell office:value-type="float" office:value="5.85523">
            <text:p>5,85523</text:p>
          </table:table-cell>
          <table:table-cell office:value-type="float" office:value="15.9078">
            <text:p>15,9078</text:p>
          </table:table-cell>
          <table:table-cell office:value-type="float" office:value="24.8863">
            <text:p>24,8863</text:p>
          </table:table-cell>
          <table:table-cell office:value-type="float" office:value="24.6436">
            <text:p>24,6436</text:p>
          </table:table-cell>
          <table:table-cell office:value-type="float" office:value="24.0998">
            <text:p>24,0998</text:p>
          </table:table-cell>
          <table:table-cell office:value-type="float" office:value="28.8573">
            <text:p>28,8573</text:p>
          </table:table-cell>
          <table:table-cell office:value-type="float" office:value="26.7837">
            <text:p>26,7837</text:p>
          </table:table-cell>
          <table:table-cell office:value-type="float" office:value="33.6476">
            <text:p>33,6476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.7725">
            <text:p>17,7725</text:p>
          </table:table-cell>
          <table:table-cell office:value-type="float" office:value="16.4741">
            <text:p>16,4741</text:p>
          </table:table-cell>
          <table:table-cell office:value-type="float" office:value="18.0787">
            <text:p>18,0787</text:p>
          </table:table-cell>
          <table:table-cell office:value-type="float" office:value="8.18483">
            <text:p>8,18483</text:p>
          </table:table-cell>
          <table:table-cell office:value-type="float" office:value="5.74976">
            <text:p>5,74976</text:p>
          </table:table-cell>
          <table:table-cell office:value-type="float" office:value="15.744">
            <text:p>15,744</text:p>
          </table:table-cell>
          <table:table-cell office:value-type="float" office:value="24.8422">
            <text:p>24,8422</text:p>
          </table:table-cell>
          <table:table-cell office:value-type="float" office:value="24.7613">
            <text:p>24,7613</text:p>
          </table:table-cell>
          <table:table-cell office:value-type="float" office:value="24.0435">
            <text:p>24,0435</text:p>
          </table:table-cell>
          <table:table-cell office:value-type="float" office:value="28.8768">
            <text:p>28,8768</text:p>
          </table:table-cell>
          <table:table-cell office:value-type="float" office:value="26.8442">
            <text:p>26,8442</text:p>
          </table:table-cell>
          <table:table-cell office:value-type="float" office:value="33.5165">
            <text:p>33,5165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.7695">
            <text:p>17,7695</text:p>
          </table:table-cell>
          <table:table-cell office:value-type="float" office:value="16.6513">
            <text:p>16,6513</text:p>
          </table:table-cell>
          <table:table-cell office:value-type="float" office:value="18.2282">
            <text:p>18,2282</text:p>
          </table:table-cell>
          <table:table-cell office:value-type="float" office:value="8.22374">
            <text:p>8,22374</text:p>
          </table:table-cell>
          <table:table-cell office:value-type="float" office:value="5.8665">
            <text:p>5,8665</text:p>
          </table:table-cell>
          <table:table-cell office:value-type="float" office:value="15.8669">
            <text:p>15,8669</text:p>
          </table:table-cell>
          <table:table-cell office:value-type="float" office:value="24.9446">
            <text:p>24,9446</text:p>
          </table:table-cell>
          <table:table-cell office:value-type="float" office:value="24.7593">
            <text:p>24,7593</text:p>
          </table:table-cell>
          <table:table-cell office:value-type="float" office:value="24.2985">
            <text:p>24,2985</text:p>
          </table:table-cell>
          <table:table-cell office:value-type="float" office:value="28.9495">
            <text:p>28,9495</text:p>
          </table:table-cell>
          <table:table-cell office:value-type="float" office:value="26.8268">
            <text:p>26,8268</text:p>
          </table:table-cell>
          <table:table-cell office:value-type="float" office:value="33.6404">
            <text:p>33,6404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.7408">
            <text:p>17,7408</text:p>
          </table:table-cell>
          <table:table-cell office:value-type="float" office:value="16.596">
            <text:p>16,596</text:p>
          </table:table-cell>
          <table:table-cell office:value-type="float" office:value="18.1094">
            <text:p>18,1094</text:p>
          </table:table-cell>
          <table:table-cell office:value-type="float" office:value="8.22272">
            <text:p>8,22272</text:p>
          </table:table-cell>
          <table:table-cell office:value-type="float" office:value="5.76">
            <text:p>5,76</text:p>
          </table:table-cell>
          <table:table-cell office:value-type="float" office:value="15.489">
            <text:p>15,489</text:p>
          </table:table-cell>
          <table:table-cell office:value-type="float" office:value="24.9139">
            <text:p>24,9139</text:p>
          </table:table-cell>
          <table:table-cell office:value-type="float" office:value="24.5606">
            <text:p>24,5606</text:p>
          </table:table-cell>
          <table:table-cell office:value-type="float" office:value="24.0538">
            <text:p>24,0538</text:p>
          </table:table-cell>
          <table:table-cell office:value-type="float" office:value="28.8553">
            <text:p>28,8553</text:p>
          </table:table-cell>
          <table:table-cell office:value-type="float" office:value="26.8544">
            <text:p>26,8544</text:p>
          </table:table-cell>
          <table:table-cell office:value-type="float" office:value="33.5309">
            <text:p>33,53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.6835">
            <text:p>17,6835</text:p>
          </table:table-cell>
          <table:table-cell office:value-type="float" office:value="16.3973">
            <text:p>16,3973</text:p>
          </table:table-cell>
          <table:table-cell office:value-type="float" office:value="17.9231">
            <text:p>17,9231</text:p>
          </table:table-cell>
          <table:table-cell office:value-type="float" office:value="7.65133">
            <text:p>7,65133</text:p>
          </table:table-cell>
          <table:table-cell office:value-type="float" office:value="5.56134">
            <text:p>5,56134</text:p>
          </table:table-cell>
          <table:table-cell office:value-type="float" office:value="14.9289">
            <text:p>14,9289</text:p>
          </table:table-cell>
          <table:table-cell office:value-type="float" office:value="24.8095">
            <text:p>24,8095</text:p>
          </table:table-cell>
          <table:table-cell office:value-type="float" office:value="26.2461">
            <text:p>26,2461</text:p>
          </table:table-cell>
          <table:table-cell office:value-type="float" office:value="23.8756">
            <text:p>23,8756</text:p>
          </table:table-cell>
          <table:table-cell office:value-type="float" office:value="28.6976">
            <text:p>28,6976</text:p>
          </table:table-cell>
          <table:table-cell office:value-type="float" office:value="26.6445">
            <text:p>26,6445</text:p>
          </table:table-cell>
          <table:table-cell office:value-type="float" office:value="33.408">
            <text:p>33,408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.622">
            <text:p>17,622</text:p>
          </table:table-cell>
          <table:table-cell office:value-type="float" office:value="16.5018">
            <text:p>16,5018</text:p>
          </table:table-cell>
          <table:table-cell office:value-type="float" office:value="17.9558">
            <text:p>17,9558</text:p>
          </table:table-cell>
          <table:table-cell office:value-type="float" office:value="8.14387">
            <text:p>8,14387</text:p>
          </table:table-cell>
          <table:table-cell office:value-type="float" office:value="5.78765">
            <text:p>5,78765</text:p>
          </table:table-cell>
          <table:table-cell office:value-type="float" office:value="15.3999">
            <text:p>15,3999</text:p>
          </table:table-cell>
          <table:table-cell office:value-type="float" office:value="24.8781">
            <text:p>24,8781</text:p>
          </table:table-cell>
          <table:table-cell office:value-type="float" office:value="24.3968">
            <text:p>24,3968</text:p>
          </table:table-cell>
          <table:table-cell office:value-type="float" office:value="23.9176">
            <text:p>23,9176</text:p>
          </table:table-cell>
          <table:table-cell office:value-type="float" office:value="28.7468">
            <text:p>28,7468</text:p>
          </table:table-cell>
          <table:table-cell office:value-type="float" office:value="26.6117">
            <text:p>26,6117</text:p>
          </table:table-cell>
          <table:table-cell office:value-type="float" office:value="33.4643">
            <text:p>33,4643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.6927">
            <text:p>17,6927</text:p>
          </table:table-cell>
          <table:table-cell office:value-type="float" office:value="16.5212">
            <text:p>16,5212</text:p>
          </table:table-cell>
          <table:table-cell office:value-type="float" office:value="17.964">
            <text:p>17,964</text:p>
          </table:table-cell>
          <table:table-cell office:value-type="float" office:value="8.18381">
            <text:p>8,18381</text:p>
          </table:table-cell>
          <table:table-cell office:value-type="float" office:value="5.81325">
            <text:p>5,81325</text:p>
          </table:table-cell>
          <table:table-cell office:value-type="float" office:value="15.618">
            <text:p>15,618</text:p>
          </table:table-cell>
          <table:table-cell office:value-type="float" office:value="24.9672">
            <text:p>24,9672</text:p>
          </table:table-cell>
          <table:table-cell office:value-type="float" office:value="24.6139">
            <text:p>24,6139</text:p>
          </table:table-cell>
          <table:table-cell office:value-type="float" office:value="24.0599">
            <text:p>24,0599</text:p>
          </table:table-cell>
          <table:table-cell office:value-type="float" office:value="28.7324">
            <text:p>28,7324</text:p>
          </table:table-cell>
          <table:table-cell office:value-type="float" office:value="26.7684">
            <text:p>26,7684</text:p>
          </table:table-cell>
          <table:table-cell office:value-type="float" office:value="33.5534">
            <text:p>33,5534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.6108">
            <text:p>17,6108</text:p>
          </table:table-cell>
          <table:table-cell office:value-type="float" office:value="16.3973">
            <text:p>16,3973</text:p>
          </table:table-cell>
          <table:table-cell office:value-type="float" office:value="17.9436">
            <text:p>17,9436</text:p>
          </table:table-cell>
          <table:table-cell office:value-type="float" office:value="8.14285">
            <text:p>8,14285</text:p>
          </table:table-cell>
          <table:table-cell office:value-type="float" office:value="5.7559">
            <text:p>5,7559</text:p>
          </table:table-cell>
          <table:table-cell office:value-type="float" office:value="15.5525">
            <text:p>15,5525</text:p>
          </table:table-cell>
          <table:table-cell office:value-type="float" office:value="24.7654">
            <text:p>24,7654</text:p>
          </table:table-cell>
          <table:table-cell office:value-type="float" office:value="24.4091">
            <text:p>24,4091</text:p>
          </table:table-cell>
          <table:table-cell office:value-type="float" office:value="23.8121">
            <text:p>23,8121</text:p>
          </table:table-cell>
          <table:table-cell office:value-type="float" office:value="28.6208">
            <text:p>28,6208</text:p>
          </table:table-cell>
          <table:table-cell office:value-type="float" office:value="26.6547">
            <text:p>26,6547</text:p>
          </table:table-cell>
          <table:table-cell office:value-type="float" office:value="33.4029">
            <text:p>33,402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.537">
            <text:p>17,537</text:p>
          </table:table-cell>
          <table:table-cell office:value-type="float" office:value="16.2529">
            <text:p>16,2529</text:p>
          </table:table-cell>
          <table:table-cell office:value-type="float" office:value="17.7449">
            <text:p>17,7449</text:p>
          </table:table-cell>
          <table:table-cell office:value-type="float" office:value="8.1408">
            <text:p>8,1408</text:p>
          </table:table-cell>
          <table:table-cell office:value-type="float" office:value="5.78765">
            <text:p>5,78765</text:p>
          </table:table-cell>
          <table:table-cell office:value-type="float" office:value="15.6047">
            <text:p>15,6047</text:p>
          </table:table-cell>
          <table:table-cell office:value-type="float" office:value="24.747">
            <text:p>24,747</text:p>
          </table:table-cell>
          <table:table-cell office:value-type="float" office:value="24.2268">
            <text:p>24,2268</text:p>
          </table:table-cell>
          <table:table-cell office:value-type="float" office:value="23.7343">
            <text:p>23,7343</text:p>
          </table:table-cell>
          <table:table-cell office:value-type="float" office:value="28.6761">
            <text:p>28,6761</text:p>
          </table:table-cell>
          <table:table-cell office:value-type="float" office:value="26.5728">
            <text:p>26,5728</text:p>
          </table:table-cell>
          <table:table-cell office:value-type="float" office:value="33.3558">
            <text:p>33,3558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.4459">
            <text:p>17,4459</text:p>
          </table:table-cell>
          <table:table-cell office:value-type="float" office:value="16.2109">
            <text:p>16,2109</text:p>
          </table:table-cell>
          <table:table-cell office:value-type="float" office:value="17.7838">
            <text:p>17,7838</text:p>
          </table:table-cell>
          <table:table-cell office:value-type="float" office:value="7.57453">
            <text:p>7,57453</text:p>
          </table:table-cell>
          <table:table-cell office:value-type="float" office:value="5.56954">
            <text:p>5,56954</text:p>
          </table:table-cell>
          <table:table-cell office:value-type="float" office:value="14.6033">
            <text:p>14,6033</text:p>
          </table:table-cell>
          <table:table-cell office:value-type="float" office:value="24.5965">
            <text:p>24,5965</text:p>
          </table:table-cell>
          <table:table-cell office:value-type="float" office:value="24.1807">
            <text:p>24,1807</text:p>
          </table:table-cell>
          <table:table-cell office:value-type="float" office:value="23.6769">
            <text:p>23,6769</text:p>
          </table:table-cell>
          <table:table-cell office:value-type="float" office:value="28.4508">
            <text:p>28,4508</text:p>
          </table:table-cell>
          <table:table-cell office:value-type="float" office:value="26.5923">
            <text:p>26,5923</text:p>
          </table:table-cell>
          <table:table-cell office:value-type="float" office:value="33.2974">
            <text:p>33,2974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.7357">
            <text:p>17,7357</text:p>
          </table:table-cell>
          <table:table-cell office:value-type="float" office:value="16.3625">
            <text:p>16,3625</text:p>
          </table:table-cell>
          <table:table-cell office:value-type="float" office:value="17.9046">
            <text:p>17,9046</text:p>
          </table:table-cell>
          <table:table-cell office:value-type="float" office:value="8.10803">
            <text:p>8,10803</text:p>
          </table:table-cell>
          <table:table-cell office:value-type="float" office:value="5.77229">
            <text:p>5,77229</text:p>
          </table:table-cell>
          <table:table-cell office:value-type="float" office:value="15.4081">
            <text:p>15,4081</text:p>
          </table:table-cell>
          <table:table-cell office:value-type="float" office:value="24.9027">
            <text:p>24,9027</text:p>
          </table:table-cell>
          <table:table-cell office:value-type="float" office:value="24.5228">
            <text:p>24,5228</text:p>
          </table:table-cell>
          <table:table-cell office:value-type="float" office:value="23.892">
            <text:p>23,892</text:p>
          </table:table-cell>
          <table:table-cell office:value-type="float" office:value="28.7734">
            <text:p>28,7734</text:p>
          </table:table-cell>
          <table:table-cell office:value-type="float" office:value="26.666">
            <text:p>26,666</text:p>
          </table:table-cell>
          <table:table-cell office:value-type="float" office:value="33.4019">
            <text:p>33,401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.5811">
            <text:p>17,5811</text:p>
          </table:table-cell>
          <table:table-cell office:value-type="float" office:value="16.3901">
            <text:p>16,3901</text:p>
          </table:table-cell>
          <table:table-cell office:value-type="float" office:value="17.9118">
            <text:p>17,9118</text:p>
          </table:table-cell>
          <table:table-cell office:value-type="float" office:value="7.61446">
            <text:p>7,61446</text:p>
          </table:table-cell>
          <table:table-cell office:value-type="float" office:value="5.51629">
            <text:p>5,51629</text:p>
          </table:table-cell>
          <table:table-cell office:value-type="float" office:value="14.5828">
            <text:p>14,5828</text:p>
          </table:table-cell>
          <table:table-cell office:value-type="float" office:value="24.7654">
            <text:p>24,7654</text:p>
          </table:table-cell>
          <table:table-cell office:value-type="float" office:value="24.3661">
            <text:p>24,3661</text:p>
          </table:table-cell>
          <table:table-cell office:value-type="float" office:value="23.8367">
            <text:p>23,8367</text:p>
          </table:table-cell>
          <table:table-cell office:value-type="float" office:value="28.6372">
            <text:p>28,6372</text:p>
          </table:table-cell>
          <table:table-cell office:value-type="float" office:value="26.5452">
            <text:p>26,5452</text:p>
          </table:table-cell>
          <table:table-cell office:value-type="float" office:value="33.4459">
            <text:p>33,445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.7029">
            <text:p>17,7029</text:p>
          </table:table-cell>
          <table:table-cell office:value-type="float" office:value="16.4823">
            <text:p>16,4823</text:p>
          </table:table-cell>
          <table:table-cell office:value-type="float" office:value="17.9692">
            <text:p>17,9692</text:p>
          </table:table-cell>
          <table:table-cell office:value-type="float" office:value="8.16333">
            <text:p>8,16333</text:p>
          </table:table-cell>
          <table:table-cell office:value-type="float" office:value="5.76512">
            <text:p>5,76512</text:p>
          </table:table-cell>
          <table:table-cell office:value-type="float" office:value="15.744">
            <text:p>15,744</text:p>
          </table:table-cell>
          <table:table-cell office:value-type="float" office:value="24.8842">
            <text:p>24,8842</text:p>
          </table:table-cell>
          <table:table-cell office:value-type="float" office:value="24.5443">
            <text:p>24,5443</text:p>
          </table:table-cell>
          <table:table-cell office:value-type="float" office:value="23.9401">
            <text:p>23,9401</text:p>
          </table:table-cell>
          <table:table-cell office:value-type="float" office:value="28.7549">
            <text:p>28,7549</text:p>
          </table:table-cell>
          <table:table-cell office:value-type="float" office:value="26.7018">
            <text:p>26,7018</text:p>
          </table:table-cell>
          <table:table-cell office:value-type="float" office:value="34.8641">
            <text:p>34,8641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.7889">
            <text:p>17,7889</text:p>
          </table:table-cell>
          <table:table-cell office:value-type="float" office:value="16.4844">
            <text:p>16,4844</text:p>
          </table:table-cell>
          <table:table-cell office:value-type="float" office:value="18.0183">
            <text:p>18,0183</text:p>
          </table:table-cell>
          <table:table-cell office:value-type="float" office:value="8.22579">
            <text:p>8,22579</text:p>
          </table:table-cell>
          <table:table-cell office:value-type="float" office:value="5.91872">
            <text:p>5,91872</text:p>
          </table:table-cell>
          <table:table-cell office:value-type="float" office:value="15.9672">
            <text:p>15,9672</text:p>
          </table:table-cell>
          <table:table-cell office:value-type="float" office:value="25.0102">
            <text:p>25,0102</text:p>
          </table:table-cell>
          <table:table-cell office:value-type="float" office:value="24.5729">
            <text:p>24,5729</text:p>
          </table:table-cell>
          <table:table-cell office:value-type="float" office:value="24.063">
            <text:p>24,063</text:p>
          </table:table-cell>
          <table:table-cell office:value-type="float" office:value="28.8133">
            <text:p>28,8133</text:p>
          </table:table-cell>
          <table:table-cell office:value-type="float" office:value="26.75">
            <text:p>26,75</text:p>
          </table:table-cell>
          <table:table-cell office:value-type="float" office:value="33.5237">
            <text:p>33,5237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.8125">
            <text:p>17,8125</text:p>
          </table:table-cell>
          <table:table-cell office:value-type="float" office:value="16.5622">
            <text:p>16,5622</text:p>
          </table:table-cell>
          <table:table-cell office:value-type="float" office:value="18.134">
            <text:p>18,134</text:p>
          </table:table-cell>
          <table:table-cell office:value-type="float" office:value="7.93088">
            <text:p>7,93088</text:p>
          </table:table-cell>
          <table:table-cell office:value-type="float" office:value="5.62278">
            <text:p>5,62278</text:p>
          </table:table-cell>
          <table:table-cell office:value-type="float" office:value="14.9688">
            <text:p>14,9688</text:p>
          </table:table-cell>
          <table:table-cell office:value-type="float" office:value="25.004">
            <text:p>25,004</text:p>
          </table:table-cell>
          <table:table-cell office:value-type="float" office:value="24.5586">
            <text:p>24,5586</text:p>
          </table:table-cell>
          <table:table-cell office:value-type="float" office:value="25.6">
            <text:p>25,6</text:p>
          </table:table-cell>
          <table:table-cell office:value-type="float" office:value="28.7846">
            <text:p>28,7846</text:p>
          </table:table-cell>
          <table:table-cell office:value-type="float" office:value="26.796">
            <text:p>26,796</text:p>
          </table:table-cell>
          <table:table-cell office:value-type="float" office:value="33.6056">
            <text:p>33,6056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.666">
            <text:p>17,666</text:p>
          </table:table-cell>
          <table:table-cell office:value-type="float" office:value="16.4188">
            <text:p>16,4188</text:p>
          </table:table-cell>
          <table:table-cell office:value-type="float" office:value="17.9517">
            <text:p>17,9517</text:p>
          </table:table-cell>
          <table:table-cell office:value-type="float" office:value="8.20838">
            <text:p>8,20838</text:p>
          </table:table-cell>
          <table:table-cell office:value-type="float" office:value="5.85933">
            <text:p>5,85933</text:p>
          </table:table-cell>
          <table:table-cell office:value-type="float" office:value="15.4644">
            <text:p>15,4644</text:p>
          </table:table-cell>
          <table:table-cell office:value-type="float" office:value="24.8934">
            <text:p>24,8934</text:p>
          </table:table-cell>
          <table:table-cell office:value-type="float" office:value="24.4644">
            <text:p>24,4644</text:p>
          </table:table-cell>
          <table:table-cell office:value-type="float" office:value="23.8961">
            <text:p>23,8961</text:p>
          </table:table-cell>
          <table:table-cell office:value-type="float" office:value="28.7222">
            <text:p>28,7222</text:p>
          </table:table-cell>
          <table:table-cell office:value-type="float" office:value="26.7418">
            <text:p>26,7418</text:p>
          </table:table-cell>
          <table:table-cell office:value-type="float" office:value="33.4991">
            <text:p>33,499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.7213">
            <text:p>17,7213</text:p>
          </table:table-cell>
          <table:table-cell office:value-type="float" office:value="16.4372">
            <text:p>16,4372</text:p>
          </table:table-cell>
          <table:table-cell office:value-type="float" office:value="17.8637">
            <text:p>17,8637</text:p>
          </table:table-cell>
          <table:table-cell office:value-type="float" office:value="8.20019">
            <text:p>8,20019</text:p>
          </table:table-cell>
          <table:table-cell office:value-type="float" office:value="5.78355">
            <text:p>5,78355</text:p>
          </table:table-cell>
          <table:table-cell office:value-type="float" office:value="15.6273">
            <text:p>15,6273</text:p>
          </table:table-cell>
          <table:table-cell office:value-type="float" office:value="24.8545">
            <text:p>24,8545</text:p>
          </table:table-cell>
          <table:table-cell office:value-type="float" office:value="24.5391">
            <text:p>24,5391</text:p>
          </table:table-cell>
          <table:table-cell office:value-type="float" office:value="24.0046">
            <text:p>24,0046</text:p>
          </table:table-cell>
          <table:table-cell office:value-type="float" office:value="28.6863">
            <text:p>28,6863</text:p>
          </table:table-cell>
          <table:table-cell office:value-type="float" office:value="26.6885">
            <text:p>26,6885</text:p>
          </table:table-cell>
          <table:table-cell office:value-type="float" office:value="33.4909">
            <text:p>33,4909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.7316">
            <text:p>17,7316</text:p>
          </table:table-cell>
          <table:table-cell office:value-type="float" office:value="16.5059">
            <text:p>16,5059</text:p>
          </table:table-cell>
          <table:table-cell office:value-type="float" office:value="17.9139">
            <text:p>17,9139</text:p>
          </table:table-cell>
          <table:table-cell office:value-type="float" office:value="8.23194">
            <text:p>8,23194</text:p>
          </table:table-cell>
          <table:table-cell office:value-type="float" office:value="5.8583">
            <text:p>5,8583</text:p>
          </table:table-cell>
          <table:table-cell office:value-type="float" office:value="15.7256">
            <text:p>15,7256</text:p>
          </table:table-cell>
          <table:table-cell office:value-type="float" office:value="24.9866">
            <text:p>24,9866</text:p>
          </table:table-cell>
          <table:table-cell office:value-type="float" office:value="24.6876">
            <text:p>24,6876</text:p>
          </table:table-cell>
          <table:table-cell office:value-type="float" office:value="24.0507">
            <text:p>24,0507</text:p>
          </table:table-cell>
          <table:table-cell office:value-type="float" office:value="28.8461">
            <text:p>28,8461</text:p>
          </table:table-cell>
          <table:table-cell office:value-type="float" office:value="28.2061">
            <text:p>28,2061</text:p>
          </table:table-cell>
          <table:table-cell office:value-type="float" office:value="33.5309">
            <text:p>33,530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.8309">
            <text:p>17,8309</text:p>
          </table:table-cell>
          <table:table-cell office:value-type="float" office:value="16.4864">
            <text:p>16,4864</text:p>
          </table:table-cell>
          <table:table-cell office:value-type="float" office:value="18.0572">
            <text:p>18,0572</text:p>
          </table:table-cell>
          <table:table-cell office:value-type="float" office:value="8.20941">
            <text:p>8,20941</text:p>
          </table:table-cell>
          <table:table-cell office:value-type="float" office:value="5.92077">
            <text:p>5,92077</text:p>
          </table:table-cell>
          <table:table-cell office:value-type="float" office:value="15.5136">
            <text:p>15,5136</text:p>
          </table:table-cell>
          <table:table-cell office:value-type="float" office:value="25.0173">
            <text:p>25,0173</text:p>
          </table:table-cell>
          <table:table-cell office:value-type="float" office:value="24.7368">
            <text:p>24,7368</text:p>
          </table:table-cell>
          <table:table-cell office:value-type="float" office:value="24.1336">
            <text:p>24,1336</text:p>
          </table:table-cell>
          <table:table-cell office:value-type="float" office:value="28.798">
            <text:p>28,798</text:p>
          </table:table-cell>
          <table:table-cell office:value-type="float" office:value="26.7817">
            <text:p>26,7817</text:p>
          </table:table-cell>
          <table:table-cell office:value-type="float" office:value="33.5442">
            <text:p>33,5442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.2605">
            <text:p>17,2605</text:p>
          </table:table-cell>
          <table:table-cell office:value-type="float" office:value="16.3727">
            <text:p>16,3727</text:p>
          </table:table-cell>
          <table:table-cell office:value-type="float" office:value="18.1105">
            <text:p>18,1105</text:p>
          </table:table-cell>
          <table:table-cell office:value-type="float" office:value="7.92474">
            <text:p>7,92474</text:p>
          </table:table-cell>
          <table:table-cell office:value-type="float" office:value="5.55213">
            <text:p>5,55213</text:p>
          </table:table-cell>
          <table:table-cell office:value-type="float" office:value="15.8863">
            <text:p>15,8863</text:p>
          </table:table-cell>
          <table:table-cell office:value-type="float" office:value="23.6708">
            <text:p>23,6708</text:p>
          </table:table-cell>
          <table:table-cell office:value-type="float" office:value="23.7353">
            <text:p>23,7353</text:p>
          </table:table-cell>
          <table:table-cell office:value-type="float" office:value="23.5233">
            <text:p>23,5233</text:p>
          </table:table-cell>
          <table:table-cell office:value-type="float" office:value="28.7959">
            <text:p>28,7959</text:p>
          </table:table-cell>
          <table:table-cell office:value-type="float" office:value="26.8913">
            <text:p>26,8913</text:p>
          </table:table-cell>
          <table:table-cell office:value-type="float" office:value="33.9241">
            <text:p>33,9241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.5104">
            <text:p>17,5104</text:p>
          </table:table-cell>
          <table:table-cell office:value-type="float" office:value="16.386">
            <text:p>16,386</text:p>
          </table:table-cell>
          <table:table-cell office:value-type="float" office:value="18.047">
            <text:p>18,047</text:p>
          </table:table-cell>
          <table:table-cell office:value-type="float" office:value="8.06093">
            <text:p>8,06093</text:p>
          </table:table-cell>
          <table:table-cell office:value-type="float" office:value="5.60538">
            <text:p>5,60538</text:p>
          </table:table-cell>
          <table:table-cell office:value-type="float" office:value="16.2816">
            <text:p>16,2816</text:p>
          </table:table-cell>
          <table:table-cell office:value-type="float" office:value="24.0169">
            <text:p>24,0169</text:p>
          </table:table-cell>
          <table:table-cell office:value-type="float" office:value="23.9657">
            <text:p>23,9657</text:p>
          </table:table-cell>
          <table:table-cell office:value-type="float" office:value="23.5141">
            <text:p>23,5141</text:p>
          </table:table-cell>
          <table:table-cell office:value-type="float" office:value="28.8184">
            <text:p>28,8184</text:p>
          </table:table-cell>
          <table:table-cell office:value-type="float" office:value="26.8524">
            <text:p>26,8524</text:p>
          </table:table-cell>
          <table:table-cell office:value-type="float" office:value="33.9548">
            <text:p>33,9548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.8135">
            <text:p>17,8135</text:p>
          </table:table-cell>
          <table:table-cell office:value-type="float" office:value="16.6328">
            <text:p>16,6328</text:p>
          </table:table-cell>
          <table:table-cell office:value-type="float" office:value="18.345">
            <text:p>18,345</text:p>
          </table:table-cell>
          <table:table-cell office:value-type="float" office:value="8.15923">
            <text:p>8,15923</text:p>
          </table:table-cell>
          <table:table-cell office:value-type="float" office:value="5.72211">
            <text:p>5,72211</text:p>
          </table:table-cell>
          <table:table-cell office:value-type="float" office:value="16.256">
            <text:p>16,256</text:p>
          </table:table-cell>
          <table:table-cell office:value-type="float" office:value="24.3528">
            <text:p>24,3528</text:p>
          </table:table-cell>
          <table:table-cell office:value-type="float" office:value="24.3651">
            <text:p>24,3651</text:p>
          </table:table-cell>
          <table:table-cell office:value-type="float" office:value="23.764">
            <text:p>23,764</text:p>
          </table:table-cell>
          <table:table-cell office:value-type="float" office:value="28.9956">
            <text:p>28,9956</text:p>
          </table:table-cell>
          <table:table-cell office:value-type="float" office:value="27.094">
            <text:p>27,094</text:p>
          </table:table-cell>
          <table:table-cell office:value-type="float" office:value="34.1494">
            <text:p>34,1494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.8616">
            <text:p>17,8616</text:p>
          </table:table-cell>
          <table:table-cell office:value-type="float" office:value="16.6042">
            <text:p>16,6042</text:p>
          </table:table-cell>
          <table:table-cell office:value-type="float" office:value="18.2784">
            <text:p>18,2784</text:p>
          </table:table-cell>
          <table:table-cell office:value-type="float" office:value="8.53402">
            <text:p>8,53402</text:p>
          </table:table-cell>
          <table:table-cell office:value-type="float" office:value="5.87981">
            <text:p>5,87981</text:p>
          </table:table-cell>
          <table:table-cell office:value-type="float" office:value="17.111">
            <text:p>17,111</text:p>
          </table:table-cell>
          <table:table-cell office:value-type="float" office:value="24.4388">
            <text:p>24,4388</text:p>
          </table:table-cell>
          <table:table-cell office:value-type="float" office:value="24.2319">
            <text:p>24,2319</text:p>
          </table:table-cell>
          <table:table-cell office:value-type="float" office:value="23.724">
            <text:p>23,724</text:p>
          </table:table-cell>
          <table:table-cell office:value-type="float" office:value="28.926">
            <text:p>28,926</text:p>
          </table:table-cell>
          <table:table-cell office:value-type="float" office:value="27.0653">
            <text:p>27,0653</text:p>
          </table:table-cell>
          <table:table-cell office:value-type="float" office:value="34.0388">
            <text:p>34,0388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.7807">
            <text:p>17,7807</text:p>
          </table:table-cell>
          <table:table-cell office:value-type="float" office:value="16.6257">
            <text:p>16,6257</text:p>
          </table:table-cell>
          <table:table-cell office:value-type="float" office:value="18.3378">
            <text:p>18,3378</text:p>
          </table:table-cell>
          <table:table-cell office:value-type="float" office:value="8.0384">
            <text:p>8,0384</text:p>
          </table:table-cell>
          <table:table-cell office:value-type="float" office:value="5.62688">
            <text:p>5,62688</text:p>
          </table:table-cell>
          <table:table-cell office:value-type="float" office:value="16.2314">
            <text:p>16,2314</text:p>
          </table:table-cell>
          <table:table-cell office:value-type="float" office:value="24.3528">
            <text:p>24,3528</text:p>
          </table:table-cell>
          <table:table-cell office:value-type="float" office:value="24.1848">
            <text:p>24,1848</text:p>
          </table:table-cell>
          <table:table-cell office:value-type="float" office:value="23.7885">
            <text:p>23,7885</text:p>
          </table:table-cell>
          <table:table-cell office:value-type="float" office:value="28.926">
            <text:p>28,926</text:p>
          </table:table-cell>
          <table:table-cell office:value-type="float" office:value="27.0848">
            <text:p>27,0848</text:p>
          </table:table-cell>
          <table:table-cell office:value-type="float" office:value="34.1053">
            <text:p>34,1053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.75">
            <text:p>17,75</text:p>
          </table:table-cell>
          <table:table-cell office:value-type="float" office:value="16.6042">
            <text:p>16,6042</text:p>
          </table:table-cell>
          <table:table-cell office:value-type="float" office:value="18.2139">
            <text:p>18,2139</text:p>
          </table:table-cell>
          <table:table-cell office:value-type="float" office:value="8.01997">
            <text:p>8,01997</text:p>
          </table:table-cell>
          <table:table-cell office:value-type="float" office:value="5.68013">
            <text:p>5,68013</text:p>
          </table:table-cell>
          <table:table-cell office:value-type="float" office:value="16.2181">
            <text:p>16,2181</text:p>
          </table:table-cell>
          <table:table-cell office:value-type="float" office:value="24.3876">
            <text:p>24,3876</text:p>
          </table:table-cell>
          <table:table-cell office:value-type="float" office:value="24.3046">
            <text:p>24,3046</text:p>
          </table:table-cell>
          <table:table-cell office:value-type="float" office:value="23.6411">
            <text:p>23,6411</text:p>
          </table:table-cell>
          <table:table-cell office:value-type="float" office:value="29.185">
            <text:p>29,185</text:p>
          </table:table-cell>
          <table:table-cell office:value-type="float" office:value="27.0961">
            <text:p>27,0961</text:p>
          </table:table-cell>
          <table:table-cell office:value-type="float" office:value="34.0173">
            <text:p>34,0173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.7746">
            <text:p>17,7746</text:p>
          </table:table-cell>
          <table:table-cell office:value-type="float" office:value="16.6062">
            <text:p>16,6062</text:p>
          </table:table-cell>
          <table:table-cell office:value-type="float" office:value="18.2088">
            <text:p>18,2088</text:p>
          </table:table-cell>
          <table:table-cell office:value-type="float" office:value="8.45107">
            <text:p>8,45107</text:p>
          </table:table-cell>
          <table:table-cell office:value-type="float" office:value="5.97914">
            <text:p>5,97914</text:p>
          </table:table-cell>
          <table:table-cell office:value-type="float" office:value="17.2493">
            <text:p>17,2493</text:p>
          </table:table-cell>
          <table:table-cell office:value-type="float" office:value="24.3139">
            <text:p>24,3139</text:p>
          </table:table-cell>
          <table:table-cell office:value-type="float" office:value="24.1531">
            <text:p>24,1531</text:p>
          </table:table-cell>
          <table:table-cell office:value-type="float" office:value="23.6349">
            <text:p>23,6349</text:p>
          </table:table-cell>
          <table:table-cell office:value-type="float" office:value="28.9362">
            <text:p>28,9362</text:p>
          </table:table-cell>
          <table:table-cell office:value-type="float" office:value="27.0705">
            <text:p>27,0705</text:p>
          </table:table-cell>
          <table:table-cell office:value-type="float" office:value="35.1273">
            <text:p>35,1273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.7889">
            <text:p>17,7889</text:p>
          </table:table-cell>
          <table:table-cell office:value-type="float" office:value="16.5601">
            <text:p>16,5601</text:p>
          </table:table-cell>
          <table:table-cell office:value-type="float" office:value="18.1606">
            <text:p>18,1606</text:p>
          </table:table-cell>
          <table:table-cell office:value-type="float" office:value="8.57702">
            <text:p>8,57702</text:p>
          </table:table-cell>
          <table:table-cell office:value-type="float" office:value="5.99654">
            <text:p>5,99654</text:p>
          </table:table-cell>
          <table:table-cell office:value-type="float" office:value="17.7101">
            <text:p>17,7101</text:p>
          </table:table-cell>
          <table:table-cell office:value-type="float" office:value="24.3548">
            <text:p>24,3548</text:p>
          </table:table-cell>
          <table:table-cell office:value-type="float" office:value="24.19">
            <text:p>24,19</text:p>
          </table:table-cell>
          <table:table-cell office:value-type="float" office:value="23.6032">
            <text:p>23,6032</text:p>
          </table:table-cell>
          <table:table-cell office:value-type="float" office:value="29.099">
            <text:p>29,099</text:p>
          </table:table-cell>
          <table:table-cell office:value-type="float" office:value="27.009">
            <text:p>27,009</text:p>
          </table:table-cell>
          <table:table-cell office:value-type="float" office:value="34.0388">
            <text:p>34,0388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9.8717">
            <text:p>19,8717</text:p>
          </table:table-cell>
          <table:table-cell office:value-type="float" office:value="16.9933">
            <text:p>16,9933</text:p>
          </table:table-cell>
          <table:table-cell office:value-type="float" office:value="18.3409">
            <text:p>18,3409</text:p>
          </table:table-cell>
          <table:table-cell office:value-type="float" office:value="8.11725">
            <text:p>8,11725</text:p>
          </table:table-cell>
          <table:table-cell office:value-type="float" office:value="5.88698">
            <text:p>5,88698</text:p>
          </table:table-cell>
          <table:table-cell office:value-type="float" office:value="16.9718">
            <text:p>16,9718</text:p>
          </table:table-cell>
          <table:table-cell office:value-type="float" office:value="26.8052">
            <text:p>26,8052</text:p>
          </table:table-cell>
          <table:table-cell office:value-type="float" office:value="24.2422">
            <text:p>24,2422</text:p>
          </table:table-cell>
          <table:table-cell office:value-type="float" office:value="23.9186">
            <text:p>23,9186</text:p>
          </table:table-cell>
          <table:table-cell office:value-type="float" office:value="29.5107">
            <text:p>29,5107</text:p>
          </table:table-cell>
          <table:table-cell office:value-type="float" office:value="27.2067">
            <text:p>27,2067</text:p>
          </table:table-cell>
          <table:table-cell office:value-type="float" office:value="34.218">
            <text:p>34,218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.8985">
            <text:p>17,8985</text:p>
          </table:table-cell>
          <table:table-cell office:value-type="float" office:value="16.6687">
            <text:p>16,6687</text:p>
          </table:table-cell>
          <table:table-cell office:value-type="float" office:value="18.2753">
            <text:p>18,2753</text:p>
          </table:table-cell>
          <table:table-cell office:value-type="float" office:value="8.08858">
            <text:p>8,08858</text:p>
          </table:table-cell>
          <table:table-cell office:value-type="float" office:value="5.71904">
            <text:p>5,71904</text:p>
          </table:table-cell>
          <table:table-cell office:value-type="float" office:value="17.3261">
            <text:p>17,3261</text:p>
          </table:table-cell>
          <table:table-cell office:value-type="float" office:value="24.4296">
            <text:p>24,4296</text:p>
          </table:table-cell>
          <table:table-cell office:value-type="float" office:value="24.2196">
            <text:p>24,2196</text:p>
          </table:table-cell>
          <table:table-cell office:value-type="float" office:value="23.5438">
            <text:p>23,5438</text:p>
          </table:table-cell>
          <table:table-cell office:value-type="float" office:value="29.225">
            <text:p>29,225</text:p>
          </table:table-cell>
          <table:table-cell office:value-type="float" office:value="27.0746">
            <text:p>27,0746</text:p>
          </table:table-cell>
          <table:table-cell office:value-type="float" office:value="34.0705">
            <text:p>34,0705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.8831">
            <text:p>17,8831</text:p>
          </table:table-cell>
          <table:table-cell office:value-type="float" office:value="16.7117">
            <text:p>16,7117</text:p>
          </table:table-cell>
          <table:table-cell office:value-type="float" office:value="18.175">
            <text:p>18,175</text:p>
          </table:table-cell>
          <table:table-cell office:value-type="float" office:value="8.55142">
            <text:p>8,55142</text:p>
          </table:table-cell>
          <table:table-cell office:value-type="float" office:value="6.00064">
            <text:p>6,00064</text:p>
          </table:table-cell>
          <table:table-cell office:value-type="float" office:value="17.7592">
            <text:p>17,7592</text:p>
          </table:table-cell>
          <table:table-cell office:value-type="float" office:value="24.3753">
            <text:p>24,3753</text:p>
          </table:table-cell>
          <table:table-cell office:value-type="float" office:value="24.0456">
            <text:p>24,0456</text:p>
          </table:table-cell>
          <table:table-cell office:value-type="float" office:value="23.6083">
            <text:p>23,6083</text:p>
          </table:table-cell>
          <table:table-cell office:value-type="float" office:value="29.2854">
            <text:p>29,2854</text:p>
          </table:table-cell>
          <table:table-cell office:value-type="float" office:value="27.0653">
            <text:p>27,0653</text:p>
          </table:table-cell>
          <table:table-cell office:value-type="float" office:value="34.1033">
            <text:p>34,1033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8.007">
            <text:p>18,007</text:p>
          </table:table-cell>
          <table:table-cell office:value-type="float" office:value="16.7506">
            <text:p>16,7506</text:p>
          </table:table-cell>
          <table:table-cell office:value-type="float" office:value="18.2067">
            <text:p>18,2067</text:p>
          </table:table-cell>
          <table:table-cell office:value-type="float" office:value="8.67635">
            <text:p>8,67635</text:p>
          </table:table-cell>
          <table:table-cell office:value-type="float" office:value="5.97914">
            <text:p>5,97914</text:p>
          </table:table-cell>
          <table:table-cell office:value-type="float" office:value="17.9098">
            <text:p>17,9098</text:p>
          </table:table-cell>
          <table:table-cell office:value-type="float" office:value="24.5832">
            <text:p>24,5832</text:p>
          </table:table-cell>
          <table:table-cell office:value-type="float" office:value="24.105">
            <text:p>24,105</text:p>
          </table:table-cell>
          <table:table-cell office:value-type="float" office:value="23.6472">
            <text:p>23,6472</text:p>
          </table:table-cell>
          <table:table-cell office:value-type="float" office:value="29.3612">
            <text:p>29,3612</text:p>
          </table:table-cell>
          <table:table-cell office:value-type="float" office:value="27.1401">
            <text:p>27,1401</text:p>
          </table:table-cell>
          <table:table-cell office:value-type="float" office:value="33.9999">
            <text:p>33,9999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8.0306">
            <text:p>18,0306</text:p>
          </table:table-cell>
          <table:table-cell office:value-type="float" office:value="16.8448">
            <text:p>16,8448</text:p>
          </table:table-cell>
          <table:table-cell office:value-type="float" office:value="18.3593">
            <text:p>18,3593</text:p>
          </table:table-cell>
          <table:table-cell office:value-type="float" office:value="8.20326">
            <text:p>8,20326</text:p>
          </table:table-cell>
          <table:table-cell office:value-type="float" office:value="5.7559">
            <text:p>5,7559</text:p>
          </table:table-cell>
          <table:table-cell office:value-type="float" office:value="17.026">
            <text:p>17,026</text:p>
          </table:table-cell>
          <table:table-cell office:value-type="float" office:value="24.6784">
            <text:p>24,6784</text:p>
          </table:table-cell>
          <table:table-cell office:value-type="float" office:value="24.3067">
            <text:p>24,3067</text:p>
          </table:table-cell>
          <table:table-cell office:value-type="float" office:value="23.9329">
            <text:p>23,9329</text:p>
          </table:table-cell>
          <table:table-cell office:value-type="float" office:value="29.3632">
            <text:p>29,3632</text:p>
          </table:table-cell>
          <table:table-cell office:value-type="float" office:value="27.2384">
            <text:p>27,2384</text:p>
          </table:table-cell>
          <table:table-cell office:value-type="float" office:value="34.2323">
            <text:p>34,2323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.9241">
            <text:p>17,9241</text:p>
          </table:table-cell>
          <table:table-cell office:value-type="float" office:value="16.4772">
            <text:p>16,4772</text:p>
          </table:table-cell>
          <table:table-cell office:value-type="float" office:value="18.1801">
            <text:p>18,1801</text:p>
          </table:table-cell>
          <table:table-cell office:value-type="float" office:value="8.08346">
            <text:p>8,08346</text:p>
          </table:table-cell>
          <table:table-cell office:value-type="float" office:value="5.71494">
            <text:p>5,71494</text:p>
          </table:table-cell>
          <table:table-cell office:value-type="float" office:value="16.7844">
            <text:p>16,7844</text:p>
          </table:table-cell>
          <table:table-cell office:value-type="float" office:value="24.6047">
            <text:p>24,6047</text:p>
          </table:table-cell>
          <table:table-cell office:value-type="float" office:value="24.1388">
            <text:p>24,1388</text:p>
          </table:table-cell>
          <table:table-cell office:value-type="float" office:value="23.7056">
            <text:p>23,7056</text:p>
          </table:table-cell>
          <table:table-cell office:value-type="float" office:value="29.2649">
            <text:p>29,2649</text:p>
          </table:table-cell>
          <table:table-cell office:value-type="float" office:value="27.0961">
            <text:p>27,0961</text:p>
          </table:table-cell>
          <table:table-cell office:value-type="float" office:value="34.0029">
            <text:p>34,0029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.1279">
            <text:p>18,1279</text:p>
          </table:table-cell>
          <table:table-cell office:value-type="float" office:value="16.8274">
            <text:p>16,8274</text:p>
          </table:table-cell>
          <table:table-cell office:value-type="float" office:value="18.3357">
            <text:p>18,3357</text:p>
          </table:table-cell>
          <table:table-cell office:value-type="float" office:value="8.53811">
            <text:p>8,53811</text:p>
          </table:table-cell>
          <table:table-cell office:value-type="float" office:value="5.90029">
            <text:p>5,90029</text:p>
          </table:table-cell>
          <table:table-cell office:value-type="float" office:value="17.8289">
            <text:p>17,8289</text:p>
          </table:table-cell>
          <table:table-cell office:value-type="float" office:value="24.7562">
            <text:p>24,7562</text:p>
          </table:table-cell>
          <table:table-cell office:value-type="float" office:value="24.2627">
            <text:p>24,2627</text:p>
          </table:table-cell>
          <table:table-cell office:value-type="float" office:value="23.8223">
            <text:p>23,8223</text:p>
          </table:table-cell>
          <table:table-cell office:value-type="float" office:value="29.3222">
            <text:p>29,3222</text:p>
          </table:table-cell>
          <table:table-cell office:value-type="float" office:value="27.2476">
            <text:p>27,2476</text:p>
          </table:table-cell>
          <table:table-cell office:value-type="float" office:value="34.1688">
            <text:p>34,1688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.9651">
            <text:p>17,9651</text:p>
          </table:table-cell>
          <table:table-cell office:value-type="float" office:value="16.7332">
            <text:p>16,7332</text:p>
          </table:table-cell>
          <table:table-cell office:value-type="float" office:value="18.3378">
            <text:p>18,3378</text:p>
          </table:table-cell>
          <table:table-cell office:value-type="float" office:value="8.74906">
            <text:p>8,74906</text:p>
          </table:table-cell>
          <table:table-cell office:value-type="float" office:value="6.15834">
            <text:p>6,15834</text:p>
          </table:table-cell>
          <table:table-cell office:value-type="float" office:value="18.0316">
            <text:p>18,0316</text:p>
          </table:table-cell>
          <table:table-cell office:value-type="float" office:value="24.7235">
            <text:p>24,7235</text:p>
          </table:table-cell>
          <table:table-cell office:value-type="float" office:value="24.1388">
            <text:p>24,1388</text:p>
          </table:table-cell>
          <table:table-cell office:value-type="float" office:value="23.7425">
            <text:p>23,7425</text:p>
          </table:table-cell>
          <table:table-cell office:value-type="float" office:value="29.2424">
            <text:p>29,2424</text:p>
          </table:table-cell>
          <table:table-cell office:value-type="float" office:value="27.1104">
            <text:p>27,1104</text:p>
          </table:table-cell>
          <table:table-cell office:value-type="float" office:value="33.9784">
            <text:p>33,9784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8.0562">
            <text:p>18,0562</text:p>
          </table:table-cell>
          <table:table-cell office:value-type="float" office:value="16.7916">
            <text:p>16,7916</text:p>
          </table:table-cell>
          <table:table-cell office:value-type="float" office:value="18.2508">
            <text:p>18,2508</text:p>
          </table:table-cell>
          <table:table-cell office:value-type="float" office:value="8.09062">
            <text:p>8,09062</text:p>
          </table:table-cell>
          <table:table-cell office:value-type="float" office:value="5.8071">
            <text:p>5,8071</text:p>
          </table:table-cell>
          <table:table-cell office:value-type="float" office:value="17.1981">
            <text:p>17,1981</text:p>
          </table:table-cell>
          <table:table-cell office:value-type="float" office:value="24.7265">
            <text:p>24,7265</text:p>
          </table:table-cell>
          <table:table-cell office:value-type="float" office:value="24.3384">
            <text:p>24,3384</text:p>
          </table:table-cell>
          <table:table-cell office:value-type="float" office:value="23.7926">
            <text:p>23,7926</text:p>
          </table:table-cell>
          <table:table-cell office:value-type="float" office:value="29.3315">
            <text:p>29,3315</text:p>
          </table:table-cell>
          <table:table-cell office:value-type="float" office:value="27.1432">
            <text:p>27,1432</text:p>
          </table:table-cell>
          <table:table-cell office:value-type="float" office:value="34.0111">
            <text:p>34,0111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8.0122">
            <text:p>18,0122</text:p>
          </table:table-cell>
          <table:table-cell office:value-type="float" office:value="16.7434">
            <text:p>16,7434</text:p>
          </table:table-cell>
          <table:table-cell office:value-type="float" office:value="18.4484">
            <text:p>18,4484</text:p>
          </table:table-cell>
          <table:table-cell office:value-type="float" office:value="8.68864">
            <text:p>8,68864</text:p>
          </table:table-cell>
          <table:table-cell office:value-type="float" office:value="6.14912">
            <text:p>6,14912</text:p>
          </table:table-cell>
          <table:table-cell office:value-type="float" office:value="18.3757">
            <text:p>18,3757</text:p>
          </table:table-cell>
          <table:table-cell office:value-type="float" office:value="24.6641">
            <text:p>24,6641</text:p>
          </table:table-cell>
          <table:table-cell office:value-type="float" office:value="24.3661">
            <text:p>24,3661</text:p>
          </table:table-cell>
          <table:table-cell office:value-type="float" office:value="23.894">
            <text:p>23,894</text:p>
          </table:table-cell>
          <table:table-cell office:value-type="float" office:value="29.4574">
            <text:p>29,4574</text:p>
          </table:table-cell>
          <table:table-cell office:value-type="float" office:value="27.2271">
            <text:p>27,2271</text:p>
          </table:table-cell>
          <table:table-cell office:value-type="float" office:value="34.1033">
            <text:p>34,1033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7.919">
            <text:p>17,919</text:p>
          </table:table-cell>
          <table:table-cell office:value-type="float" office:value="16.7188">
            <text:p>16,7188</text:p>
          </table:table-cell>
          <table:table-cell office:value-type="float" office:value="18.5037">
            <text:p>18,5037</text:p>
          </table:table-cell>
          <table:table-cell office:value-type="float" office:value="8.16333">
            <text:p>8,16333</text:p>
          </table:table-cell>
          <table:table-cell office:value-type="float" office:value="5.74259">
            <text:p>5,74259</text:p>
          </table:table-cell>
          <table:table-cell office:value-type="float" office:value="17.2728">
            <text:p>17,2728</text:p>
          </table:table-cell>
          <table:table-cell office:value-type="float" office:value="24.5729">
            <text:p>24,5729</text:p>
          </table:table-cell>
          <table:table-cell office:value-type="float" office:value="24.3098">
            <text:p>24,3098</text:p>
          </table:table-cell>
          <table:table-cell office:value-type="float" office:value="23.9299">
            <text:p>23,9299</text:p>
          </table:table-cell>
          <table:table-cell office:value-type="float" office:value="29.4482">
            <text:p>29,4482</text:p>
          </table:table-cell>
          <table:table-cell office:value-type="float" office:value="27.223">
            <text:p>27,223</text:p>
          </table:table-cell>
          <table:table-cell office:value-type="float" office:value="34.1361">
            <text:p>34,1361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.1299">
            <text:p>18,1299</text:p>
          </table:table-cell>
          <table:table-cell office:value-type="float" office:value="16.8479">
            <text:p>16,8479</text:p>
          </table:table-cell>
          <table:table-cell office:value-type="float" office:value="18.3716">
            <text:p>18,3716</text:p>
          </table:table-cell>
          <table:table-cell office:value-type="float" office:value="8.66202">
            <text:p>8,66202</text:p>
          </table:table-cell>
          <table:table-cell office:value-type="float" office:value="6.00474">
            <text:p>6,00474</text:p>
          </table:table-cell>
          <table:table-cell office:value-type="float" office:value="18.3675">
            <text:p>18,3675</text:p>
          </table:table-cell>
          <table:table-cell office:value-type="float" office:value="24.7347">
            <text:p>24,7347</text:p>
          </table:table-cell>
          <table:table-cell office:value-type="float" office:value="24.4408">
            <text:p>24,4408</text:p>
          </table:table-cell>
          <table:table-cell office:value-type="float" office:value="23.849">
            <text:p>23,849</text:p>
          </table:table-cell>
          <table:table-cell office:value-type="float" office:value="29.4072">
            <text:p>29,4072</text:p>
          </table:table-cell>
          <table:table-cell office:value-type="float" office:value="27.2497">
            <text:p>27,2497</text:p>
          </table:table-cell>
          <table:table-cell office:value-type="float" office:value="34.2374">
            <text:p>34,2374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.1678">
            <text:p>18,1678</text:p>
          </table:table-cell>
          <table:table-cell office:value-type="float" office:value="16.9175">
            <text:p>16,9175</text:p>
          </table:table-cell>
          <table:table-cell office:value-type="float" office:value="18.7863">
            <text:p>18,7863</text:p>
          </table:table-cell>
          <table:table-cell office:value-type="float" office:value="8.22374">
            <text:p>8,22374</text:p>
          </table:table-cell>
          <table:table-cell office:value-type="float" office:value="5.83373">
            <text:p>5,83373</text:p>
          </table:table-cell>
          <table:table-cell office:value-type="float" office:value="17.3414">
            <text:p>17,3414</text:p>
          </table:table-cell>
          <table:table-cell office:value-type="float" office:value="24.8812">
            <text:p>24,8812</text:p>
          </table:table-cell>
          <table:table-cell office:value-type="float" office:value="24.5576">
            <text:p>24,5576</text:p>
          </table:table-cell>
          <table:table-cell office:value-type="float" office:value="24.4244">
            <text:p>24,4244</text:p>
          </table:table-cell>
          <table:table-cell office:value-type="float" office:value="29.6223">
            <text:p>29,6223</text:p>
          </table:table-cell>
          <table:table-cell office:value-type="float" office:value="27.4299">
            <text:p>27,4299</text:p>
          </table:table-cell>
          <table:table-cell office:value-type="float" office:value="34.3091">
            <text:p>34,309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.0572">
            <text:p>18,0572</text:p>
          </table:table-cell>
          <table:table-cell office:value-type="float" office:value="16.9236">
            <text:p>16,9236</text:p>
          </table:table-cell>
          <table:table-cell office:value-type="float" office:value="18.5242">
            <text:p>18,5242</text:p>
          </table:table-cell>
          <table:table-cell office:value-type="float" office:value="8.15616">
            <text:p>8,15616</text:p>
          </table:table-cell>
          <table:table-cell office:value-type="float" office:value="5.74976">
            <text:p>5,74976</text:p>
          </table:table-cell>
          <table:table-cell office:value-type="float" office:value="17.3998">
            <text:p>17,3998</text:p>
          </table:table-cell>
          <table:table-cell office:value-type="float" office:value="24.6804">
            <text:p>24,6804</text:p>
          </table:table-cell>
          <table:table-cell office:value-type="float" office:value="24.2934">
            <text:p>24,2934</text:p>
          </table:table-cell>
          <table:table-cell office:value-type="float" office:value="23.9555">
            <text:p>23,9555</text:p>
          </table:table-cell>
          <table:table-cell office:value-type="float" office:value="29.5096">
            <text:p>29,5096</text:p>
          </table:table-cell>
          <table:table-cell office:value-type="float" office:value="27.3521">
            <text:p>27,3521</text:p>
          </table:table-cell>
          <table:table-cell office:value-type="float" office:value="34.1975">
            <text:p>34,1975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7.9845">
            <text:p>17,9845</text:p>
          </table:table-cell>
          <table:table-cell office:value-type="float" office:value="16.7649">
            <text:p>16,7649</text:p>
          </table:table-cell>
          <table:table-cell office:value-type="float" office:value="18.4975">
            <text:p>18,4975</text:p>
          </table:table-cell>
          <table:table-cell office:value-type="float" office:value="8.17971">
            <text:p>8,17971</text:p>
          </table:table-cell>
          <table:table-cell office:value-type="float" office:value="5.75898">
            <text:p>5,75898</text:p>
          </table:table-cell>
          <table:table-cell office:value-type="float" office:value="17.5493">
            <text:p>17,5493</text:p>
          </table:table-cell>
          <table:table-cell office:value-type="float" office:value="24.6538">
            <text:p>24,6538</text:p>
          </table:table-cell>
          <table:table-cell office:value-type="float" office:value="24.4163">
            <text:p>24,4163</text:p>
          </table:table-cell>
          <table:table-cell office:value-type="float" office:value="24.0701">
            <text:p>24,0701</text:p>
          </table:table-cell>
          <table:table-cell office:value-type="float" office:value="29.4963">
            <text:p>29,4963</text:p>
          </table:table-cell>
          <table:table-cell office:value-type="float" office:value="27.2128">
            <text:p>27,2128</text:p>
          </table:table-cell>
          <table:table-cell office:value-type="float" office:value="34.134">
            <text:p>34,134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.005">
            <text:p>18,005</text:p>
          </table:table-cell>
          <table:table-cell office:value-type="float" office:value="16.7834">
            <text:p>16,7834</text:p>
          </table:table-cell>
          <table:table-cell office:value-type="float" office:value="18.476">
            <text:p>18,476</text:p>
          </table:table-cell>
          <table:table-cell office:value-type="float" office:value="8.45926">
            <text:p>8,45926</text:p>
          </table:table-cell>
          <table:table-cell office:value-type="float" office:value="5.9433">
            <text:p>5,9433</text:p>
          </table:table-cell>
          <table:table-cell office:value-type="float" office:value="17.9118">
            <text:p>17,9118</text:p>
          </table:table-cell>
          <table:table-cell office:value-type="float" office:value="24.6989">
            <text:p>24,6989</text:p>
          </table:table-cell>
          <table:table-cell office:value-type="float" office:value="24.3343">
            <text:p>24,3343</text:p>
          </table:table-cell>
          <table:table-cell office:value-type="float" office:value="23.977">
            <text:p>23,977</text:p>
          </table:table-cell>
          <table:table-cell office:value-type="float" office:value="29.481">
            <text:p>29,481</text:p>
          </table:table-cell>
          <table:table-cell office:value-type="float" office:value="27.2804">
            <text:p>27,2804</text:p>
          </table:table-cell>
          <table:table-cell office:value-type="float" office:value="34.174">
            <text:p>34,174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7.8719">
            <text:p>17,8719</text:p>
          </table:table-cell>
          <table:table-cell office:value-type="float" office:value="16.639">
            <text:p>16,639</text:p>
          </table:table-cell>
          <table:table-cell office:value-type="float" office:value="18.3194">
            <text:p>18,3194</text:p>
          </table:table-cell>
          <table:table-cell office:value-type="float" office:value="8.1879">
            <text:p>8,1879</text:p>
          </table:table-cell>
          <table:table-cell office:value-type="float" office:value="5.80301">
            <text:p>5,80301</text:p>
          </table:table-cell>
          <table:table-cell office:value-type="float" office:value="17.5964">
            <text:p>17,5964</text:p>
          </table:table-cell>
          <table:table-cell office:value-type="float" office:value="24.4797">
            <text:p>24,4797</text:p>
          </table:table-cell>
          <table:table-cell office:value-type="float" office:value="24.2094">
            <text:p>24,2094</text:p>
          </table:table-cell>
          <table:table-cell office:value-type="float" office:value="23.7363">
            <text:p>23,7363</text:p>
          </table:table-cell>
          <table:table-cell office:value-type="float" office:value="29.2516">
            <text:p>29,2516</text:p>
          </table:table-cell>
          <table:table-cell office:value-type="float" office:value="27.1411">
            <text:p>27,1411</text:p>
          </table:table-cell>
          <table:table-cell office:value-type="float" office:value="34.133">
            <text:p>34,133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7.7633">
            <text:p>17,7633</text:p>
          </table:table-cell>
          <table:table-cell office:value-type="float" office:value="16.5468">
            <text:p>16,5468</text:p>
          </table:table-cell>
          <table:table-cell office:value-type="float" office:value="18.1402">
            <text:p>18,1402</text:p>
          </table:table-cell>
          <table:table-cell office:value-type="float" office:value="8.4992">
            <text:p>8,4992</text:p>
          </table:table-cell>
          <table:table-cell office:value-type="float" office:value="5.85216">
            <text:p>5,85216</text:p>
          </table:table-cell>
          <table:table-cell office:value-type="float" office:value="17.8125">
            <text:p>17,8125</text:p>
          </table:table-cell>
          <table:table-cell office:value-type="float" office:value="26.6353">
            <text:p>26,6353</text:p>
          </table:table-cell>
          <table:table-cell office:value-type="float" office:value="24.1347">
            <text:p>24,1347</text:p>
          </table:table-cell>
          <table:table-cell office:value-type="float" office:value="23.5121">
            <text:p>23,5121</text:p>
          </table:table-cell>
          <table:table-cell office:value-type="float" office:value="29.1707">
            <text:p>29,1707</text:p>
          </table:table-cell>
          <table:table-cell office:value-type="float" office:value="27.0858">
            <text:p>27,0858</text:p>
          </table:table-cell>
          <table:table-cell office:value-type="float" office:value="33.8944">
            <text:p>33,8944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7.7306">
            <text:p>17,7306</text:p>
          </table:table-cell>
          <table:table-cell office:value-type="float" office:value="16.5652">
            <text:p>16,5652</text:p>
          </table:table-cell>
          <table:table-cell office:value-type="float" office:value="18.176">
            <text:p>18,176</text:p>
          </table:table-cell>
          <table:table-cell office:value-type="float" office:value="8.27802">
            <text:p>8,27802</text:p>
          </table:table-cell>
          <table:table-cell office:value-type="float" office:value="5.82963">
            <text:p>5,82963</text:p>
          </table:table-cell>
          <table:table-cell office:value-type="float" office:value="17.8862">
            <text:p>17,8862</text:p>
          </table:table-cell>
          <table:table-cell office:value-type="float" office:value="24.3825">
            <text:p>24,3825</text:p>
          </table:table-cell>
          <table:table-cell office:value-type="float" office:value="24.1336">
            <text:p>24,1336</text:p>
          </table:table-cell>
          <table:table-cell office:value-type="float" office:value="23.7588">
            <text:p>23,7588</text:p>
          </table:table-cell>
          <table:table-cell office:value-type="float" office:value="29.2086">
            <text:p>29,2086</text:p>
          </table:table-cell>
          <table:table-cell office:value-type="float" office:value="27.0326">
            <text:p>27,0326</text:p>
          </table:table-cell>
          <table:table-cell office:value-type="float" office:value="33.9507">
            <text:p>33,9507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7.7418">
            <text:p>17,7418</text:p>
          </table:table-cell>
          <table:table-cell office:value-type="float" office:value="16.6349">
            <text:p>16,6349</text:p>
          </table:table-cell>
          <table:table-cell office:value-type="float" office:value="18.1883">
            <text:p>18,1883</text:p>
          </table:table-cell>
          <table:table-cell office:value-type="float" office:value="8.12134">
            <text:p>8,12134</text:p>
          </table:table-cell>
          <table:table-cell office:value-type="float" office:value="5.76102">
            <text:p>5,76102</text:p>
          </table:table-cell>
          <table:table-cell office:value-type="float" office:value="17.4182">
            <text:p>17,4182</text:p>
          </table:table-cell>
          <table:table-cell office:value-type="float" office:value="24.3835">
            <text:p>24,3835</text:p>
          </table:table-cell>
          <table:table-cell office:value-type="float" office:value="24.1336">
            <text:p>24,1336</text:p>
          </table:table-cell>
          <table:table-cell office:value-type="float" office:value="23.5612">
            <text:p>23,5612</text:p>
          </table:table-cell>
          <table:table-cell office:value-type="float" office:value="29.1072">
            <text:p>29,1072</text:p>
          </table:table-cell>
          <table:table-cell office:value-type="float" office:value="27.0971">
            <text:p>27,0971</text:p>
          </table:table-cell>
          <table:table-cell office:value-type="float" office:value="34.0091">
            <text:p>34,0091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.8371">
            <text:p>17,8371</text:p>
          </table:table-cell>
          <table:table-cell office:value-type="float" office:value="16.5714">
            <text:p>16,5714</text:p>
          </table:table-cell>
          <table:table-cell office:value-type="float" office:value="18.1524">
            <text:p>18,1524</text:p>
          </table:table-cell>
          <table:table-cell office:value-type="float" office:value="8.61491">
            <text:p>8,61491</text:p>
          </table:table-cell>
          <table:table-cell office:value-type="float" office:value="6.02214">
            <text:p>6,02214</text:p>
          </table:table-cell>
          <table:table-cell office:value-type="float" office:value="17.9487">
            <text:p>17,9487</text:p>
          </table:table-cell>
          <table:table-cell office:value-type="float" office:value="24.5381">
            <text:p>24,5381</text:p>
          </table:table-cell>
          <table:table-cell office:value-type="float" office:value="24.1572">
            <text:p>24,1572</text:p>
          </table:table-cell>
          <table:table-cell office:value-type="float" office:value="23.5745">
            <text:p>23,5745</text:p>
          </table:table-cell>
          <table:table-cell office:value-type="float" office:value="29.1901">
            <text:p>29,1901</text:p>
          </table:table-cell>
          <table:table-cell office:value-type="float" office:value="27.0408">
            <text:p>27,0408</text:p>
          </table:table-cell>
          <table:table-cell office:value-type="float" office:value="33.9948">
            <text:p>33,9948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7.7684">
            <text:p>17,7684</text:p>
          </table:table-cell>
          <table:table-cell office:value-type="float" office:value="16.5468">
            <text:p>16,5468</text:p>
          </table:table-cell>
          <table:table-cell office:value-type="float" office:value="18.0193">
            <text:p>18,0193</text:p>
          </table:table-cell>
          <table:table-cell office:value-type="float" office:value="8.63949">
            <text:p>8,63949</text:p>
          </table:table-cell>
          <table:table-cell office:value-type="float" office:value="5.98221">
            <text:p>5,98221</text:p>
          </table:table-cell>
          <table:table-cell office:value-type="float" office:value="18.2292">
            <text:p>18,2292</text:p>
          </table:table-cell>
          <table:table-cell office:value-type="float" office:value="24.3374">
            <text:p>24,3374</text:p>
          </table:table-cell>
          <table:table-cell office:value-type="float" office:value="24.1347">
            <text:p>24,1347</text:p>
          </table:table-cell>
          <table:table-cell office:value-type="float" office:value="23.4936">
            <text:p>23,4936</text:p>
          </table:table-cell>
          <table:table-cell office:value-type="float" office:value="29.0222">
            <text:p>29,0222</text:p>
          </table:table-cell>
          <table:table-cell office:value-type="float" office:value="28.4672">
            <text:p>28,4672</text:p>
          </table:table-cell>
          <table:table-cell office:value-type="float" office:value="33.8422">
            <text:p>33,8422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.6804">
            <text:p>17,6804</text:p>
          </table:table-cell>
          <table:table-cell office:value-type="float" office:value="16.6308">
            <text:p>16,6308</text:p>
          </table:table-cell>
          <table:table-cell office:value-type="float" office:value="18.1473">
            <text:p>18,1473</text:p>
          </table:table-cell>
          <table:table-cell office:value-type="float" office:value="8.55142">
            <text:p>8,55142</text:p>
          </table:table-cell>
          <table:table-cell office:value-type="float" office:value="5.94432">
            <text:p>5,94432</text:p>
          </table:table-cell>
          <table:table-cell office:value-type="float" office:value="18.0623">
            <text:p>18,0623</text:p>
          </table:table-cell>
          <table:table-cell office:value-type="float" office:value="24.3292">
            <text:p>24,3292</text:p>
          </table:table-cell>
          <table:table-cell office:value-type="float" office:value="24.0927">
            <text:p>24,0927</text:p>
          </table:table-cell>
          <table:table-cell office:value-type="float" office:value="23.4957">
            <text:p>23,4957</text:p>
          </table:table-cell>
          <table:table-cell office:value-type="float" office:value="29.1164">
            <text:p>29,1164</text:p>
          </table:table-cell>
          <table:table-cell office:value-type="float" office:value="26.9568">
            <text:p>26,9568</text:p>
          </table:table-cell>
          <table:table-cell office:value-type="float" office:value="33.9169">
            <text:p>33,9169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7.6855">
            <text:p>17,6855</text:p>
          </table:table-cell>
          <table:table-cell office:value-type="float" office:value="16.5949">
            <text:p>16,5949</text:p>
          </table:table-cell>
          <table:table-cell office:value-type="float" office:value="18.2047">
            <text:p>18,2047</text:p>
          </table:table-cell>
          <table:table-cell office:value-type="float" office:value="8.61491">
            <text:p>8,61491</text:p>
          </table:table-cell>
          <table:table-cell office:value-type="float" office:value="5.9863">
            <text:p>5,9863</text:p>
          </table:table-cell>
          <table:table-cell office:value-type="float" office:value="18.1801">
            <text:p>18,1801</text:p>
          </table:table-cell>
          <table:table-cell office:value-type="float" office:value="24.2227">
            <text:p>24,2227</text:p>
          </table:table-cell>
          <table:table-cell office:value-type="float" office:value="23.9636">
            <text:p>23,9636</text:p>
          </table:table-cell>
          <table:table-cell office:value-type="float" office:value="23.4455">
            <text:p>23,4455</text:p>
          </table:table-cell>
          <table:table-cell office:value-type="float" office:value="29.0212">
            <text:p>29,0212</text:p>
          </table:table-cell>
          <table:table-cell office:value-type="float" office:value="26.9435">
            <text:p>26,9435</text:p>
          </table:table-cell>
          <table:table-cell office:value-type="float" office:value="33.9364">
            <text:p>33,9364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.876">
            <text:p>17,876</text:p>
          </table:table-cell>
          <table:table-cell office:value-type="float" office:value="16.6216">
            <text:p>16,6216</text:p>
          </table:table-cell>
          <table:table-cell office:value-type="float" office:value="18.2651">
            <text:p>18,2651</text:p>
          </table:table-cell>
          <table:table-cell office:value-type="float" office:value="8.59546">
            <text:p>8,59546</text:p>
          </table:table-cell>
          <table:table-cell office:value-type="float" office:value="6.02624">
            <text:p>6,02624</text:p>
          </table:table-cell>
          <table:table-cell office:value-type="float" office:value="18.2825">
            <text:p>18,2825</text:p>
          </table:table-cell>
          <table:table-cell office:value-type="float" office:value="24.5606">
            <text:p>24,5606</text:p>
          </table:table-cell>
          <table:table-cell office:value-type="float" office:value="24.2135">
            <text:p>24,2135</text:p>
          </table:table-cell>
          <table:table-cell office:value-type="float" office:value="23.6298">
            <text:p>23,6298</text:p>
          </table:table-cell>
          <table:table-cell office:value-type="float" office:value="29.1871">
            <text:p>29,1871</text:p>
          </table:table-cell>
          <table:table-cell office:value-type="float" office:value="27.1032">
            <text:p>27,1032</text:p>
          </table:table-cell>
          <table:table-cell office:value-type="float" office:value="34.0705">
            <text:p>34,0705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7.708">
            <text:p>17,708</text:p>
          </table:table-cell>
          <table:table-cell office:value-type="float" office:value="16.5796">
            <text:p>16,5796</text:p>
          </table:table-cell>
          <table:table-cell office:value-type="float" office:value="18.1524">
            <text:p>18,1524</text:p>
          </table:table-cell>
          <table:table-cell office:value-type="float" office:value="8.5248">
            <text:p>8,5248</text:p>
          </table:table-cell>
          <table:table-cell office:value-type="float" office:value="6.07539">
            <text:p>6,07539</text:p>
          </table:table-cell>
          <table:table-cell office:value-type="float" office:value="18.2804">
            <text:p>18,2804</text:p>
          </table:table-cell>
          <table:table-cell office:value-type="float" office:value="24.1971">
            <text:p>24,1971</text:p>
          </table:table-cell>
          <table:table-cell office:value-type="float" office:value="23.9135">
            <text:p>23,9135</text:p>
          </table:table-cell>
          <table:table-cell office:value-type="float" office:value="23.4107">
            <text:p>23,4107</text:p>
          </table:table-cell>
          <table:table-cell office:value-type="float" office:value="29.1645">
            <text:p>29,1645</text:p>
          </table:table-cell>
          <table:table-cell office:value-type="float" office:value="26.9394">
            <text:p>26,9394</text:p>
          </table:table-cell>
          <table:table-cell office:value-type="float" office:value="33.9026">
            <text:p>33,9026</text:p>
          </table:table-cell>
          <table:table-cell table:number-columns-repeated="6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7.6927">
            <text:p>17,6927</text:p>
          </table:table-cell>
          <table:table-cell office:value-type="float" office:value="16.3645">
            <text:p>16,3645</text:p>
          </table:table-cell>
          <table:table-cell office:value-type="float" office:value="18.1053">
            <text:p>18,1053</text:p>
          </table:table-cell>
          <table:table-cell office:value-type="float" office:value="8.58419">
            <text:p>8,58419</text:p>
          </table:table-cell>
          <table:table-cell office:value-type="float" office:value="6.10304">
            <text:p>6,10304</text:p>
          </table:table-cell>
          <table:table-cell office:value-type="float" office:value="18.3378">
            <text:p>18,3378</text:p>
          </table:table-cell>
          <table:table-cell office:value-type="float" office:value="24.2985">
            <text:p>24,2985</text:p>
          </table:table-cell>
          <table:table-cell office:value-type="float" office:value="23.9391">
            <text:p>23,9391</text:p>
          </table:table-cell>
          <table:table-cell office:value-type="float" office:value="23.425">
            <text:p>23,425</text:p>
          </table:table-cell>
          <table:table-cell office:value-type="float" office:value="29.142">
            <text:p>29,142</text:p>
          </table:table-cell>
          <table:table-cell office:value-type="float" office:value="27.0131">
            <text:p>27,0131</text:p>
          </table:table-cell>
          <table:table-cell office:value-type="float" office:value="33.8801">
            <text:p>33,8801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7.8074">
            <text:p>17,8074</text:p>
          </table:table-cell>
          <table:table-cell office:value-type="float" office:value="16.5028">
            <text:p>16,5028</text:p>
          </table:table-cell>
          <table:table-cell office:value-type="float" office:value="18.2958">
            <text:p>18,2958</text:p>
          </table:table-cell>
          <table:table-cell office:value-type="float" office:value="8.57907">
            <text:p>8,57907</text:p>
          </table:table-cell>
          <table:table-cell office:value-type="float" office:value="6.00781">
            <text:p>6,00781</text:p>
          </table:table-cell>
          <table:table-cell office:value-type="float" office:value="18.1473">
            <text:p>18,1473</text:p>
          </table:table-cell>
          <table:table-cell office:value-type="float" office:value="24.4716">
            <text:p>24,4716</text:p>
          </table:table-cell>
          <table:table-cell office:value-type="float" office:value="24.1684">
            <text:p>24,1684</text:p>
          </table:table-cell>
          <table:table-cell office:value-type="float" office:value="23.8264">
            <text:p>23,8264</text:p>
          </table:table-cell>
          <table:table-cell office:value-type="float" office:value="29.2895">
            <text:p>29,2895</text:p>
          </table:table-cell>
          <table:table-cell office:value-type="float" office:value="26.9537">
            <text:p>26,9537</text:p>
          </table:table-cell>
          <table:table-cell office:value-type="float" office:value="34.0521">
            <text:p>34,0521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7.8473">
            <text:p>17,8473</text:p>
          </table:table-cell>
          <table:table-cell office:value-type="float" office:value="16.6134">
            <text:p>16,6134</text:p>
          </table:table-cell>
          <table:table-cell office:value-type="float" office:value="18.2303">
            <text:p>18,2303</text:p>
          </table:table-cell>
          <table:table-cell office:value-type="float" office:value="8.58931">
            <text:p>8,58931</text:p>
          </table:table-cell>
          <table:table-cell office:value-type="float" office:value="5.99552">
            <text:p>5,99552</text:p>
          </table:table-cell>
          <table:table-cell office:value-type="float" office:value="18.134">
            <text:p>18,134</text:p>
          </table:table-cell>
          <table:table-cell office:value-type="float" office:value="24.4378">
            <text:p>24,4378</text:p>
          </table:table-cell>
          <table:table-cell office:value-type="float" office:value="24.2381">
            <text:p>24,2381</text:p>
          </table:table-cell>
          <table:table-cell office:value-type="float" office:value="23.6984">
            <text:p>23,6984</text:p>
          </table:table-cell>
          <table:table-cell office:value-type="float" office:value="29.1922">
            <text:p>29,1922</text:p>
          </table:table-cell>
          <table:table-cell office:value-type="float" office:value="27.0633">
            <text:p>27,0633</text:p>
          </table:table-cell>
          <table:table-cell office:value-type="float" office:value="33.8944">
            <text:p>33,8944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7.5616">
            <text:p>17,5616</text:p>
          </table:table-cell>
          <table:table-cell office:value-type="float" office:value="16.426">
            <text:p>16,426</text:p>
          </table:table-cell>
          <table:table-cell office:value-type="float" office:value="17.9886">
            <text:p>17,9886</text:p>
          </table:table-cell>
          <table:table-cell office:value-type="float" office:value="8.54835">
            <text:p>8,54835</text:p>
          </table:table-cell>
          <table:table-cell office:value-type="float" office:value="5.89722">
            <text:p>5,89722</text:p>
          </table:table-cell>
          <table:table-cell office:value-type="float" office:value="17.7019">
            <text:p>17,7019</text:p>
          </table:table-cell>
          <table:table-cell office:value-type="float" office:value="24.1879">
            <text:p>24,1879</text:p>
          </table:table-cell>
          <table:table-cell office:value-type="float" office:value="23.8879">
            <text:p>23,8879</text:p>
          </table:table-cell>
          <table:table-cell office:value-type="float" office:value="23.3462">
            <text:p>23,3462</text:p>
          </table:table-cell>
          <table:table-cell office:value-type="float" office:value="29.0232">
            <text:p>29,0232</text:p>
          </table:table-cell>
          <table:table-cell office:value-type="float" office:value="26.8657">
            <text:p>26,8657</text:p>
          </table:table-cell>
          <table:table-cell office:value-type="float" office:value="33.835">
            <text:p>33,835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7.6507">
            <text:p>17,6507</text:p>
          </table:table-cell>
          <table:table-cell office:value-type="float" office:value="16.4383">
            <text:p>16,4383</text:p>
          </table:table-cell>
          <table:table-cell office:value-type="float" office:value="18.089">
            <text:p>18,089</text:p>
          </table:table-cell>
          <table:table-cell office:value-type="float" office:value="8.6016">
            <text:p>8,6016</text:p>
          </table:table-cell>
          <table:table-cell office:value-type="float" office:value="6.05184">
            <text:p>6,05184</text:p>
          </table:table-cell>
          <table:table-cell office:value-type="float" office:value="18.0214">
            <text:p>18,0214</text:p>
          </table:table-cell>
          <table:table-cell office:value-type="float" office:value="24.3487">
            <text:p>24,3487</text:p>
          </table:table-cell>
          <table:table-cell office:value-type="float" office:value="24.0517">
            <text:p>24,0517</text:p>
          </table:table-cell>
          <table:table-cell office:value-type="float" office:value="23.4936">
            <text:p>23,4936</text:p>
          </table:table-cell>
          <table:table-cell office:value-type="float" office:value="29.1123">
            <text:p>29,1123</text:p>
          </table:table-cell>
          <table:table-cell office:value-type="float" office:value="26.9855">
            <text:p>26,9855</text:p>
          </table:table-cell>
          <table:table-cell office:value-type="float" office:value="33.9108">
            <text:p>33,9108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7.8043">
            <text:p>17,8043</text:p>
          </table:table-cell>
          <table:table-cell office:value-type="float" office:value="16.4618">
            <text:p>16,4618</text:p>
          </table:table-cell>
          <table:table-cell office:value-type="float" office:value="18.1996">
            <text:p>18,1996</text:p>
          </table:table-cell>
          <table:table-cell office:value-type="float" office:value="8.18278">
            <text:p>8,18278</text:p>
          </table:table-cell>
          <table:table-cell office:value-type="float" office:value="5.80506">
            <text:p>5,80506</text:p>
          </table:table-cell>
          <table:table-cell office:value-type="float" office:value="17.4428">
            <text:p>17,4428</text:p>
          </table:table-cell>
          <table:table-cell office:value-type="float" office:value="24.3384">
            <text:p>24,3384</text:p>
          </table:table-cell>
          <table:table-cell office:value-type="float" office:value="24.0773">
            <text:p>24,0773</text:p>
          </table:table-cell>
          <table:table-cell office:value-type="float" office:value="23.6524">
            <text:p>23,6524</text:p>
          </table:table-cell>
          <table:table-cell office:value-type="float" office:value="29.2813">
            <text:p>29,2813</text:p>
          </table:table-cell>
          <table:table-cell office:value-type="float" office:value="26.9814">
            <text:p>26,9814</text:p>
          </table:table-cell>
          <table:table-cell office:value-type="float" office:value="33.9425">
            <text:p>33,9425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.7582">
            <text:p>17,7582</text:p>
          </table:table-cell>
          <table:table-cell office:value-type="float" office:value="16.5663">
            <text:p>16,5663</text:p>
          </table:table-cell>
          <table:table-cell office:value-type="float" office:value="18.1012">
            <text:p>18,1012</text:p>
          </table:table-cell>
          <table:table-cell office:value-type="float" office:value="8.1152">
            <text:p>8,1152</text:p>
          </table:table-cell>
          <table:table-cell office:value-type="float" office:value="5.72723">
            <text:p>5,72723</text:p>
          </table:table-cell>
          <table:table-cell office:value-type="float" office:value="17.0496">
            <text:p>17,0496</text:p>
          </table:table-cell>
          <table:table-cell office:value-type="float" office:value="24.4787">
            <text:p>24,4787</text:p>
          </table:table-cell>
          <table:table-cell office:value-type="float" office:value="24.1582">
            <text:p>24,1582</text:p>
          </table:table-cell>
          <table:table-cell office:value-type="float" office:value="23.5571">
            <text:p>23,5571</text:p>
          </table:table-cell>
          <table:table-cell office:value-type="float" office:value="29.1738">
            <text:p>29,1738</text:p>
          </table:table-cell>
          <table:table-cell office:value-type="float" office:value="27.0428">
            <text:p>27,0428</text:p>
          </table:table-cell>
          <table:table-cell office:value-type="float" office:value="33.9272">
            <text:p>33,9272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7.6292">
            <text:p>17,6292</text:p>
          </table:table-cell>
          <table:table-cell office:value-type="float" office:value="16.3133">
            <text:p>16,3133</text:p>
          </table:table-cell>
          <table:table-cell office:value-type="float" office:value="18.0675">
            <text:p>18,0675</text:p>
          </table:table-cell>
          <table:table-cell office:value-type="float" office:value="8.03738">
            <text:p>8,03738</text:p>
          </table:table-cell>
          <table:table-cell office:value-type="float" office:value="5.74054">
            <text:p>5,74054</text:p>
          </table:table-cell>
          <table:table-cell office:value-type="float" office:value="17.278">
            <text:p>17,278</text:p>
          </table:table-cell>
          <table:table-cell office:value-type="float" office:value="24.1285">
            <text:p>24,1285</text:p>
          </table:table-cell>
          <table:table-cell office:value-type="float" office:value="23.852">
            <text:p>23,852</text:p>
          </table:table-cell>
          <table:table-cell office:value-type="float" office:value="23.5069">
            <text:p>23,5069</text:p>
          </table:table-cell>
          <table:table-cell office:value-type="float" office:value="29.0703">
            <text:p>29,0703</text:p>
          </table:table-cell>
          <table:table-cell office:value-type="float" office:value="26.9844">
            <text:p>26,9844</text:p>
          </table:table-cell>
          <table:table-cell office:value-type="float" office:value="33.7521">
            <text:p>33,7521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7.6701">
            <text:p>17,6701</text:p>
          </table:table-cell>
          <table:table-cell office:value-type="float" office:value="16.4454">
            <text:p>16,4454</text:p>
          </table:table-cell>
          <table:table-cell office:value-type="float" office:value="18.0326">
            <text:p>18,0326</text:p>
          </table:table-cell>
          <table:table-cell office:value-type="float" office:value="8.00563">
            <text:p>8,00563</text:p>
          </table:table-cell>
          <table:table-cell office:value-type="float" office:value="5.70266">
            <text:p>5,70266</text:p>
          </table:table-cell>
          <table:table-cell office:value-type="float" office:value="16.7905">
            <text:p>16,7905</text:p>
          </table:table-cell>
          <table:table-cell office:value-type="float" office:value="24.2668">
            <text:p>24,2668</text:p>
          </table:table-cell>
          <table:table-cell office:value-type="float" office:value="23.9483">
            <text:p>23,9483</text:p>
          </table:table-cell>
          <table:table-cell office:value-type="float" office:value="23.4394">
            <text:p>23,4394</text:p>
          </table:table-cell>
          <table:table-cell office:value-type="float" office:value="29.097">
            <text:p>29,097</text:p>
          </table:table-cell>
          <table:table-cell office:value-type="float" office:value="26.8831">
            <text:p>26,8831</text:p>
          </table:table-cell>
          <table:table-cell office:value-type="float" office:value="33.7111">
            <text:p>33,7111</text:p>
          </table:table-cell>
          <table:table-cell table:number-columns-repeated="6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.7746">
            <text:p>17,7746</text:p>
          </table:table-cell>
          <table:table-cell office:value-type="float" office:value="16.5622">
            <text:p>16,5622</text:p>
          </table:table-cell>
          <table:table-cell office:value-type="float" office:value="18.0675">
            <text:p>18,0675</text:p>
          </table:table-cell>
          <table:table-cell office:value-type="float" office:value="8.02918">
            <text:p>8,02918</text:p>
          </table:table-cell>
          <table:table-cell office:value-type="float" office:value="5.65555">
            <text:p>5,65555</text:p>
          </table:table-cell>
          <table:table-cell office:value-type="float" office:value="16.9564">
            <text:p>16,9564</text:p>
          </table:table-cell>
          <table:table-cell office:value-type="float" office:value="24.4029">
            <text:p>24,4029</text:p>
          </table:table-cell>
          <table:table-cell office:value-type="float" office:value="24.0118">
            <text:p>24,0118</text:p>
          </table:table-cell>
          <table:table-cell office:value-type="float" office:value="23.6421">
            <text:p>23,6421</text:p>
          </table:table-cell>
          <table:table-cell office:value-type="float" office:value="29.2577">
            <text:p>29,2577</text:p>
          </table:table-cell>
          <table:table-cell office:value-type="float" office:value="26.964">
            <text:p>26,964</text:p>
          </table:table-cell>
          <table:table-cell office:value-type="float" office:value="33.8616">
            <text:p>33,8616</text:p>
          </table:table-cell>
          <table:table-cell table:number-columns-repeated="6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7.7347">
            <text:p>17,7347</text:p>
          </table:table-cell>
          <table:table-cell office:value-type="float" office:value="16.5263">
            <text:p>16,5263</text:p>
          </table:table-cell>
          <table:table-cell office:value-type="float" office:value="18.1944">
            <text:p>18,1944</text:p>
          </table:table-cell>
          <table:table-cell office:value-type="float" office:value="8.06093">
            <text:p>8,06093</text:p>
          </table:table-cell>
          <table:table-cell office:value-type="float" office:value="5.70368">
            <text:p>5,70368</text:p>
          </table:table-cell>
          <table:table-cell office:value-type="float" office:value="17.237">
            <text:p>17,237</text:p>
          </table:table-cell>
          <table:table-cell office:value-type="float" office:value="24.3497">
            <text:p>24,3497</text:p>
          </table:table-cell>
          <table:table-cell office:value-type="float" office:value="24.0957">
            <text:p>24,0957</text:p>
          </table:table-cell>
          <table:table-cell office:value-type="float" office:value="23.7076">
            <text:p>23,7076</text:p>
          </table:table-cell>
          <table:table-cell office:value-type="float" office:value="29.1533">
            <text:p>29,1533</text:p>
          </table:table-cell>
          <table:table-cell office:value-type="float" office:value="27.0213">
            <text:p>27,0213</text:p>
          </table:table-cell>
          <table:table-cell office:value-type="float" office:value="33.9292">
            <text:p>33,9292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7.7162">
            <text:p>17,7162</text:p>
          </table:table-cell>
          <table:table-cell office:value-type="float" office:value="16.3717">
            <text:p>16,3717</text:p>
          </table:table-cell>
          <table:table-cell office:value-type="float" office:value="18.1801">
            <text:p>18,1801</text:p>
          </table:table-cell>
          <table:table-cell office:value-type="float" office:value="8.56371">
            <text:p>8,56371</text:p>
          </table:table-cell>
          <table:table-cell office:value-type="float" office:value="5.97299">
            <text:p>5,97299</text:p>
          </table:table-cell>
          <table:table-cell office:value-type="float" office:value="18.0285">
            <text:p>18,0285</text:p>
          </table:table-cell>
          <table:table-cell office:value-type="float" office:value="24.322">
            <text:p>24,322</text:p>
          </table:table-cell>
          <table:table-cell office:value-type="float" office:value="24.0394">
            <text:p>24,0394</text:p>
          </table:table-cell>
          <table:table-cell office:value-type="float" office:value="23.7394">
            <text:p>23,7394</text:p>
          </table:table-cell>
          <table:table-cell office:value-type="float" office:value="29.2229">
            <text:p>29,2229</text:p>
          </table:table-cell>
          <table:table-cell office:value-type="float" office:value="27.0182">
            <text:p>27,0182</text:p>
          </table:table-cell>
          <table:table-cell office:value-type="float" office:value="35.1109">
            <text:p>35,1109</text:p>
          </table:table-cell>
          <table:table-cell table:number-columns-repeated="6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7.8708">
            <text:p>17,8708</text:p>
          </table:table-cell>
          <table:table-cell office:value-type="float" office:value="16.6523">
            <text:p>16,6523</text:p>
          </table:table-cell>
          <table:table-cell office:value-type="float" office:value="18.2907">
            <text:p>18,2907</text:p>
          </table:table-cell>
          <table:table-cell office:value-type="float" office:value="8.68659">
            <text:p>8,68659</text:p>
          </table:table-cell>
          <table:table-cell office:value-type="float" office:value="6.0201">
            <text:p>6,0201</text:p>
          </table:table-cell>
          <table:table-cell office:value-type="float" office:value="18.0675">
            <text:p>18,0675</text:p>
          </table:table-cell>
          <table:table-cell office:value-type="float" office:value="24.4439">
            <text:p>24,4439</text:p>
          </table:table-cell>
          <table:table-cell office:value-type="float" office:value="24.1644">
            <text:p>24,1644</text:p>
          </table:table-cell>
          <table:table-cell office:value-type="float" office:value="23.7855">
            <text:p>23,7855</text:p>
          </table:table-cell>
          <table:table-cell office:value-type="float" office:value="29.2936">
            <text:p>29,2936</text:p>
          </table:table-cell>
          <table:table-cell office:value-type="float" office:value="27.0868">
            <text:p>27,0868</text:p>
          </table:table-cell>
          <table:table-cell office:value-type="float" office:value="33.9671">
            <text:p>33,9671</text:p>
          </table:table-cell>
          <table:table-cell table:number-columns-repeated="6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7.7715">
            <text:p>17,7715</text:p>
          </table:table-cell>
          <table:table-cell office:value-type="float" office:value="16.5222">
            <text:p>16,5222</text:p>
          </table:table-cell>
          <table:table-cell office:value-type="float" office:value="18.2323">
            <text:p>18,2323</text:p>
          </table:table-cell>
          <table:table-cell office:value-type="float" office:value="8.05888">
            <text:p>8,05888</text:p>
          </table:table-cell>
          <table:table-cell office:value-type="float" office:value="5.81018">
            <text:p>5,81018</text:p>
          </table:table-cell>
          <table:table-cell office:value-type="float" office:value="17.2554">
            <text:p>17,2554</text:p>
          </table:table-cell>
          <table:table-cell office:value-type="float" office:value="24.3036">
            <text:p>24,3036</text:p>
          </table:table-cell>
          <table:table-cell office:value-type="float" office:value="24.0876">
            <text:p>24,0876</text:p>
          </table:table-cell>
          <table:table-cell office:value-type="float" office:value="23.5807">
            <text:p>23,5807</text:p>
          </table:table-cell>
          <table:table-cell office:value-type="float" office:value="29.1471">
            <text:p>29,1471</text:p>
          </table:table-cell>
          <table:table-cell office:value-type="float" office:value="27.0664">
            <text:p>27,0664</text:p>
          </table:table-cell>
          <table:table-cell office:value-type="float" office:value="33.8995">
            <text:p>33,8995</text:p>
          </table:table-cell>
          <table:table-cell table:number-columns-repeated="6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.8862">
            <text:p>17,8862</text:p>
          </table:table-cell>
          <table:table-cell office:value-type="float" office:value="16.6021">
            <text:p>16,6021</text:p>
          </table:table-cell>
          <table:table-cell office:value-type="float" office:value="18.3501">
            <text:p>18,3501</text:p>
          </table:table-cell>
          <table:table-cell office:value-type="float" office:value="8.09574">
            <text:p>8,09574</text:p>
          </table:table-cell>
          <table:table-cell office:value-type="float" office:value="5.78765">
            <text:p>5,78765</text:p>
          </table:table-cell>
          <table:table-cell office:value-type="float" office:value="17.2042">
            <text:p>17,2042</text:p>
          </table:table-cell>
          <table:table-cell office:value-type="float" office:value="24.4767">
            <text:p>24,4767</text:p>
          </table:table-cell>
          <table:table-cell office:value-type="float" office:value="24.3661">
            <text:p>24,3661</text:p>
          </table:table-cell>
          <table:table-cell office:value-type="float" office:value="23.8848">
            <text:p>23,8848</text:p>
          </table:table-cell>
          <table:table-cell office:value-type="float" office:value="29.3079">
            <text:p>29,3079</text:p>
          </table:table-cell>
          <table:table-cell office:value-type="float" office:value="27.1268">
            <text:p>27,1268</text:p>
          </table:table-cell>
          <table:table-cell office:value-type="float" office:value="33.9159">
            <text:p>33,9159</text:p>
          </table:table-cell>
          <table:table-cell table:number-columns-repeated="6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.7398">
            <text:p>17,7398</text:p>
          </table:table-cell>
          <table:table-cell office:value-type="float" office:value="16.4854">
            <text:p>16,4854</text:p>
          </table:table-cell>
          <table:table-cell office:value-type="float" office:value="18.1248">
            <text:p>18,1248</text:p>
          </table:table-cell>
          <table:table-cell office:value-type="float" office:value="8.47053">
            <text:p>8,47053</text:p>
          </table:table-cell>
          <table:table-cell office:value-type="float" office:value="5.9863">
            <text:p>5,9863</text:p>
          </table:table-cell>
          <table:table-cell office:value-type="float" office:value="17.6087">
            <text:p>17,6087</text:p>
          </table:table-cell>
          <table:table-cell office:value-type="float" office:value="24.45">
            <text:p>24,45</text:p>
          </table:table-cell>
          <table:table-cell office:value-type="float" office:value="24.1644">
            <text:p>24,1644</text:p>
          </table:table-cell>
          <table:table-cell office:value-type="float" office:value="23.5274">
            <text:p>23,5274</text:p>
          </table:table-cell>
          <table:table-cell office:value-type="float" office:value="29.0908">
            <text:p>29,0908</text:p>
          </table:table-cell>
          <table:table-cell office:value-type="float" office:value="26.9527">
            <text:p>26,9527</text:p>
          </table:table-cell>
          <table:table-cell office:value-type="float" office:value="33.8104">
            <text:p>33,8104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7.7961">
            <text:p>17,7961</text:p>
          </table:table-cell>
          <table:table-cell office:value-type="float" office:value="16.5847">
            <text:p>16,5847</text:p>
          </table:table-cell>
          <table:table-cell office:value-type="float" office:value="18.2149">
            <text:p>18,2149</text:p>
          </table:table-cell>
          <table:table-cell office:value-type="float" office:value="8.62106">
            <text:p>8,62106</text:p>
          </table:table-cell>
          <table:table-cell office:value-type="float" office:value="6.03136">
            <text:p>6,03136</text:p>
          </table:table-cell>
          <table:table-cell office:value-type="float" office:value="18.0685">
            <text:p>18,0685</text:p>
          </table:table-cell>
          <table:table-cell office:value-type="float" office:value="24.5187">
            <text:p>24,5187</text:p>
          </table:table-cell>
          <table:table-cell office:value-type="float" office:value="24.3517">
            <text:p>24,3517</text:p>
          </table:table-cell>
          <table:table-cell office:value-type="float" office:value="23.8326">
            <text:p>23,8326</text:p>
          </table:table-cell>
          <table:table-cell office:value-type="float" office:value="29.225">
            <text:p>29,225</text:p>
          </table:table-cell>
          <table:table-cell office:value-type="float" office:value="27.0797">
            <text:p>27,0797</text:p>
          </table:table-cell>
          <table:table-cell office:value-type="float" office:value="33.9333">
            <text:p>33,9333</text:p>
          </table:table-cell>
          <table:table-cell table:number-columns-repeated="6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.6712">
            <text:p>17,6712</text:p>
          </table:table-cell>
          <table:table-cell office:value-type="float" office:value="16.4065">
            <text:p>16,4065</text:p>
          </table:table-cell>
          <table:table-cell office:value-type="float" office:value="18.0644">
            <text:p>18,0644</text:p>
          </table:table-cell>
          <table:table-cell office:value-type="float" office:value="8.01178">
            <text:p>8,01178</text:p>
          </table:table-cell>
          <table:table-cell office:value-type="float" office:value="5.77946">
            <text:p>5,77946</text:p>
          </table:table-cell>
          <table:table-cell office:value-type="float" office:value="16.7311">
            <text:p>16,7311</text:p>
          </table:table-cell>
          <table:table-cell office:value-type="float" office:value="24.492">
            <text:p>24,492</text:p>
          </table:table-cell>
          <table:table-cell office:value-type="float" office:value="24.1203">
            <text:p>24,1203</text:p>
          </table:table-cell>
          <table:table-cell office:value-type="float" office:value="23.6462">
            <text:p>23,6462</text:p>
          </table:table-cell>
          <table:table-cell office:value-type="float" office:value="29.0703">
            <text:p>29,0703</text:p>
          </table:table-cell>
          <table:table-cell office:value-type="float" office:value="27.0551">
            <text:p>27,0551</text:p>
          </table:table-cell>
          <table:table-cell office:value-type="float" office:value="33.8074">
            <text:p>33,8074</text:p>
          </table:table-cell>
          <table:table-cell table:number-columns-repeated="2"/>
          <table:table-cell office:value-type="string">
            <text:p>hybrid</text:p>
          </table:table-cell>
          <table:table-cell office:value-type="string">
            <text:p>shared</text:p>
          </table:table-cell>
          <table:table-cell office:value-type="string">
            <text:p>global</text:p>
          </table:table-cell>
          <table:table-cell office:value-type="string">
            <text:p>prefixsum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.8401">
            <text:p>17,8401</text:p>
          </table:table-cell>
          <table:table-cell office:value-type="float" office:value="16.6349">
            <text:p>16,6349</text:p>
          </table:table-cell>
          <table:table-cell office:value-type="float" office:value="18.2559">
            <text:p>18,2559</text:p>
          </table:table-cell>
          <table:table-cell office:value-type="float" office:value="8.53709">
            <text:p>8,53709</text:p>
          </table:table-cell>
          <table:table-cell office:value-type="float" office:value="6.00371">
            <text:p>6,00371</text:p>
          </table:table-cell>
          <table:table-cell office:value-type="float" office:value="17.793">
            <text:p>17,793</text:p>
          </table:table-cell>
          <table:table-cell office:value-type="float" office:value="24.5381">
            <text:p>24,5381</text:p>
          </table:table-cell>
          <table:table-cell office:value-type="float" office:value="24.2401">
            <text:p>24,2401</text:p>
          </table:table-cell>
          <table:table-cell office:value-type="float" office:value="23.7148">
            <text:p>23,7148</text:p>
          </table:table-cell>
          <table:table-cell office:value-type="float" office:value="29.2721">
            <text:p>29,2721</text:p>
          </table:table-cell>
          <table:table-cell office:value-type="float" office:value="27.1012">
            <text:p>27,1012</text:p>
          </table:table-cell>
          <table:table-cell office:value-type="float" office:value="33.9569">
            <text:p>33,9569</text:p>
          </table:table-cell>
          <table:table-cell/>
          <table:table-cell office:value-type="float" office:value="8">
            <text:p>8</text:p>
          </table:table-cell>
          <table:table-cell table:formula="of:=AVERAGE([.B4:.B204])" office:value-type="float" office:value="17.8183417910448">
            <text:p>17,818341791</text:p>
          </table:table-cell>
          <table:table-cell table:formula="of:=AVERAGE([.E4:.E204])" office:value-type="float" office:value="8.1987296517413">
            <text:p>8,1987296517</text:p>
          </table:table-cell>
          <table:table-cell table:formula="of:=AVERAGE([.H4:.H204])" office:value-type="float" office:value="24.8028029850746">
            <text:p>24,8028029851</text:p>
          </table:table-cell>
          <table:table-cell table:formula="of:=AVERAGE([.K4:.K204])" office:value-type="float" office:value="29.012523880597">
            <text:p>29,012523880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.79">
            <text:p>17,79</text:p>
          </table:table-cell>
          <table:table-cell office:value-type="float" office:value="16.6021">
            <text:p>16,6021</text:p>
          </table:table-cell>
          <table:table-cell office:value-type="float" office:value="18.1658">
            <text:p>18,1658</text:p>
          </table:table-cell>
          <table:table-cell office:value-type="float" office:value="8.22374">
            <text:p>8,22374</text:p>
          </table:table-cell>
          <table:table-cell office:value-type="float" office:value="5.7641">
            <text:p>5,7641</text:p>
          </table:table-cell>
          <table:table-cell office:value-type="float" office:value="16.6697">
            <text:p>16,6697</text:p>
          </table:table-cell>
          <table:table-cell office:value-type="float" office:value="24.6436">
            <text:p>24,6436</text:p>
          </table:table-cell>
          <table:table-cell office:value-type="float" office:value="24.3866">
            <text:p>24,3866</text:p>
          </table:table-cell>
          <table:table-cell office:value-type="float" office:value="23.6698">
            <text:p>23,6698</text:p>
          </table:table-cell>
          <table:table-cell office:value-type="float" office:value="29.183">
            <text:p>29,183</text:p>
          </table:table-cell>
          <table:table-cell office:value-type="float" office:value="27.0971">
            <text:p>27,0971</text:p>
          </table:table-cell>
          <table:table-cell office:value-type="float" office:value="33.9098">
            <text:p>33,9098</text:p>
          </table:table-cell>
          <table:table-cell/>
          <table:table-cell office:value-type="float" office:value="16">
            <text:p>16</text:p>
          </table:table-cell>
          <table:table-cell table:formula="of:=AVERAGE([.C4:.C204])" office:value-type="float" office:value="16.6247671641791">
            <text:p>16,6247671642</text:p>
          </table:table-cell>
          <table:table-cell table:formula="of:=AVERAGE([.F4:.F204])" office:value-type="float" office:value="5.80725194029851">
            <text:p>5,8072519403</text:p>
          </table:table-cell>
          <table:table-cell table:formula="of:=AVERAGE([.I4:.I204])" office:value-type="float" office:value="24.5568875621891">
            <text:p>24,5568875622</text:p>
          </table:table-cell>
          <table:table-cell table:formula="of:=AVERAGE([.L4:.L204])" office:value-type="float" office:value="27.0477900497513">
            <text:p>27,047790049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.8227">
            <text:p>17,8227</text:p>
          </table:table-cell>
          <table:table-cell office:value-type="float" office:value="16.6318">
            <text:p>16,6318</text:p>
          </table:table-cell>
          <table:table-cell office:value-type="float" office:value="18.2303">
            <text:p>18,2303</text:p>
          </table:table-cell>
          <table:table-cell office:value-type="float" office:value="8.01485">
            <text:p>8,01485</text:p>
          </table:table-cell>
          <table:table-cell office:value-type="float" office:value="5.69754">
            <text:p>5,69754</text:p>
          </table:table-cell>
          <table:table-cell office:value-type="float" office:value="16.894">
            <text:p>16,894</text:p>
          </table:table-cell>
          <table:table-cell office:value-type="float" office:value="24.6016">
            <text:p>24,6016</text:p>
          </table:table-cell>
          <table:table-cell office:value-type="float" office:value="24.3354">
            <text:p>24,3354</text:p>
          </table:table-cell>
          <table:table-cell office:value-type="float" office:value="23.9063">
            <text:p>23,9063</text:p>
          </table:table-cell>
          <table:table-cell office:value-type="float" office:value="29.2413">
            <text:p>29,2413</text:p>
          </table:table-cell>
          <table:table-cell office:value-type="float" office:value="26.9988">
            <text:p>26,9988</text:p>
          </table:table-cell>
          <table:table-cell office:value-type="float" office:value="33.8801">
            <text:p>33,8801</text:p>
          </table:table-cell>
          <table:table-cell/>
          <table:table-cell office:value-type="float" office:value="32">
            <text:p>32</text:p>
          </table:table-cell>
          <table:table-cell table:formula="of:=AVERAGE([.D4:.D204])" office:value-type="float" office:value="18.2170721393035">
            <text:p>18,2170721393</text:p>
          </table:table-cell>
          <table:table-cell table:formula="of:=AVERAGE([.G4:.G204])" office:value-type="float" office:value="16.2695338308458">
            <text:p>16,2695338308</text:p>
          </table:table-cell>
          <table:table-cell table:formula="of:=AVERAGE([.J4:.J204])" office:value-type="float" office:value="23.9845751243781">
            <text:p>23,9845751244</text:p>
          </table:table-cell>
          <table:table-cell table:formula="of:=AVERAGE([.M4:.M204])" office:value-type="float" office:value="33.8991532338309">
            <text:p>33,899153233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.8258">
            <text:p>17,8258</text:p>
          </table:table-cell>
          <table:table-cell office:value-type="float" office:value="16.5007">
            <text:p>16,5007</text:p>
          </table:table-cell>
          <table:table-cell office:value-type="float" office:value="18.2026">
            <text:p>18,2026</text:p>
          </table:table-cell>
          <table:table-cell office:value-type="float" office:value="8.60774">
            <text:p>8,60774</text:p>
          </table:table-cell>
          <table:table-cell office:value-type="float" office:value="6.07027">
            <text:p>6,07027</text:p>
          </table:table-cell>
          <table:table-cell office:value-type="float" office:value="18.0111">
            <text:p>18,0111</text:p>
          </table:table-cell>
          <table:table-cell office:value-type="float" office:value="24.5125">
            <text:p>24,5125</text:p>
          </table:table-cell>
          <table:table-cell office:value-type="float" office:value="24.2463">
            <text:p>24,2463</text:p>
          </table:table-cell>
          <table:table-cell office:value-type="float" office:value="23.7158">
            <text:p>23,7158</text:p>
          </table:table-cell>
          <table:table-cell office:value-type="float" office:value="29.1246">
            <text:p>29,1246</text:p>
          </table:table-cell>
          <table:table-cell office:value-type="float" office:value="26.9476">
            <text:p>26,9476</text:p>
          </table:table-cell>
          <table:table-cell office:value-type="float" office:value="33.8084">
            <text:p>33,8084</text:p>
          </table:table-cell>
          <table:table-cell table:number-columns-repeated="6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.7777">
            <text:p>17,7777</text:p>
          </table:table-cell>
          <table:table-cell office:value-type="float" office:value="16.4987">
            <text:p>16,4987</text:p>
          </table:table-cell>
          <table:table-cell office:value-type="float" office:value="18.1565">
            <text:p>18,1565</text:p>
          </table:table-cell>
          <table:table-cell office:value-type="float" office:value="8.01382">
            <text:p>8,01382</text:p>
          </table:table-cell>
          <table:table-cell office:value-type="float" office:value="5.68422">
            <text:p>5,68422</text:p>
          </table:table-cell>
          <table:table-cell office:value-type="float" office:value="16.7424">
            <text:p>16,7424</text:p>
          </table:table-cell>
          <table:table-cell office:value-type="float" office:value="24.4879">
            <text:p>24,4879</text:p>
          </table:table-cell>
          <table:table-cell office:value-type="float" office:value="24.0804">
            <text:p>24,0804</text:p>
          </table:table-cell>
          <table:table-cell office:value-type="float" office:value="23.6728">
            <text:p>23,6728</text:p>
          </table:table-cell>
          <table:table-cell office:value-type="float" office:value="29.0836">
            <text:p>29,0836</text:p>
          </table:table-cell>
          <table:table-cell office:value-type="float" office:value="26.9527">
            <text:p>26,9527</text:p>
          </table:table-cell>
          <table:table-cell office:value-type="float" office:value="33.8074">
            <text:p>33,8074</text:p>
          </table:table-cell>
          <table:table-cell>
            <draw:frame table:end-cell-address="Sheet1.U200" table:end-x="1.237cm" table:end-y="0.213cm" draw:z-index="0" draw:style-name="gr1" draw:text-style-name="P1" svg:width="15.984cm" svg:height="8.979cm" svg:x="1.06cm" svg:y="0.266cm">
              <draw:object draw:notify-on-update-of-ranges="Sheet1.O176:Sheet1.O178 Sheet1.P175:Sheet1.P175 Sheet1.P176:Sheet1.P178 Sheet1.Q175:Sheet1.Q175 Sheet1.Q176:Sheet1.Q178 Sheet1.R175:Sheet1.R175 Sheet1.R176:Sheet1.R178 Sheet1.S175:Sheet1.S175 Sheet1.S176:Sheet1.S17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.6681">
            <text:p>17,6681</text:p>
          </table:table-cell>
          <table:table-cell office:value-type="float" office:value="16.3543">
            <text:p>16,3543</text:p>
          </table:table-cell>
          <table:table-cell office:value-type="float" office:value="17.9589">
            <text:p>17,9589</text:p>
          </table:table-cell>
          <table:table-cell office:value-type="float" office:value="7.7865">
            <text:p>7,7865</text:p>
          </table:table-cell>
          <table:table-cell office:value-type="float" office:value="5.5767">
            <text:p>5,5767</text:p>
          </table:table-cell>
          <table:table-cell office:value-type="float" office:value="16.425">
            <text:p>16,425</text:p>
          </table:table-cell>
          <table:table-cell office:value-type="float" office:value="24.3507">
            <text:p>24,3507</text:p>
          </table:table-cell>
          <table:table-cell office:value-type="float" office:value="23.9299">
            <text:p>23,9299</text:p>
          </table:table-cell>
          <table:table-cell office:value-type="float" office:value="23.3923">
            <text:p>23,3923</text:p>
          </table:table-cell>
          <table:table-cell office:value-type="float" office:value="28.9403">
            <text:p>28,9403</text:p>
          </table:table-cell>
          <table:table-cell office:value-type="float" office:value="26.7848">
            <text:p>26,7848</text:p>
          </table:table-cell>
          <table:table-cell office:value-type="float" office:value="33.6609">
            <text:p>33,6609</text:p>
          </table:table-cell>
          <table:table-cell table:number-columns-repeated="6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.8176">
            <text:p>17,8176</text:p>
          </table:table-cell>
          <table:table-cell office:value-type="float" office:value="16.4874">
            <text:p>16,4874</text:p>
          </table:table-cell>
          <table:table-cell office:value-type="float" office:value="18.2364">
            <text:p>18,2364</text:p>
          </table:table-cell>
          <table:table-cell office:value-type="float" office:value="7.97594">
            <text:p>7,97594</text:p>
          </table:table-cell>
          <table:table-cell office:value-type="float" office:value="5.7641">
            <text:p>5,7641</text:p>
          </table:table-cell>
          <table:table-cell office:value-type="float" office:value="16.5089">
            <text:p>16,5089</text:p>
          </table:table-cell>
          <table:table-cell office:value-type="float" office:value="24.4285">
            <text:p>24,4285</text:p>
          </table:table-cell>
          <table:table-cell office:value-type="float" office:value="24.233">
            <text:p>24,233</text:p>
          </table:table-cell>
          <table:table-cell office:value-type="float" office:value="23.7117">
            <text:p>23,7117</text:p>
          </table:table-cell>
          <table:table-cell office:value-type="float" office:value="29.0785">
            <text:p>29,0785</text:p>
          </table:table-cell>
          <table:table-cell office:value-type="float" office:value="26.9609">
            <text:p>26,9609</text:p>
          </table:table-cell>
          <table:table-cell office:value-type="float" office:value="33.8442">
            <text:p>33,8442</text:p>
          </table:table-cell>
          <table:table-cell table:number-columns-repeated="6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.7203">
            <text:p>17,7203</text:p>
          </table:table-cell>
          <table:table-cell office:value-type="float" office:value="16.3758">
            <text:p>16,3758</text:p>
          </table:table-cell>
          <table:table-cell office:value-type="float" office:value="17.9712">
            <text:p>17,9712</text:p>
          </table:table-cell>
          <table:table-cell office:value-type="float" office:value="7.89811">
            <text:p>7,89811</text:p>
          </table:table-cell>
          <table:table-cell office:value-type="float" office:value="5.67603">
            <text:p>5,67603</text:p>
          </table:table-cell>
          <table:table-cell office:value-type="float" office:value="16.4792">
            <text:p>16,4792</text:p>
          </table:table-cell>
          <table:table-cell office:value-type="float" office:value="26.7336">
            <text:p>26,7336</text:p>
          </table:table-cell>
          <table:table-cell office:value-type="float" office:value="24.1152">
            <text:p>24,1152</text:p>
          </table:table-cell>
          <table:table-cell office:value-type="float" office:value="23.6196">
            <text:p>23,6196</text:p>
          </table:table-cell>
          <table:table-cell office:value-type="float" office:value="29.0202">
            <text:p>29,0202</text:p>
          </table:table-cell>
          <table:table-cell office:value-type="float" office:value="26.8493">
            <text:p>26,8493</text:p>
          </table:table-cell>
          <table:table-cell office:value-type="float" office:value="33.7183">
            <text:p>33,7183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8934">
            <text:p>17,8934</text:p>
          </table:table-cell>
          <table:table-cell office:value-type="float" office:value="16.6728">
            <text:p>16,6728</text:p>
          </table:table-cell>
          <table:table-cell office:value-type="float" office:value="18.1443">
            <text:p>18,1443</text:p>
          </table:table-cell>
          <table:table-cell office:value-type="float" office:value="8.00563">
            <text:p>8,00563</text:p>
          </table:table-cell>
          <table:table-cell office:value-type="float" office:value="5.65146">
            <text:p>5,65146</text:p>
          </table:table-cell>
          <table:table-cell office:value-type="float" office:value="16.597">
            <text:p>16,597</text:p>
          </table:table-cell>
          <table:table-cell office:value-type="float" office:value="24.5924">
            <text:p>24,5924</text:p>
          </table:table-cell>
          <table:table-cell office:value-type="float" office:value="24.2463">
            <text:p>24,2463</text:p>
          </table:table-cell>
          <table:table-cell office:value-type="float" office:value="23.6585">
            <text:p>23,6585</text:p>
          </table:table-cell>
          <table:table-cell office:value-type="float" office:value="29.1154">
            <text:p>29,1154</text:p>
          </table:table-cell>
          <table:table-cell office:value-type="float" office:value="28.5532">
            <text:p>28,5532</text:p>
          </table:table-cell>
          <table:table-cell office:value-type="float" office:value="33.8063">
            <text:p>33,8063</text:p>
          </table:table-cell>
          <table:table-cell table:number-columns-repeated="6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7.6312">
            <text:p>17,6312</text:p>
          </table:table-cell>
          <table:table-cell office:value-type="float" office:value="16.3267">
            <text:p>16,3267</text:p>
          </table:table-cell>
          <table:table-cell office:value-type="float" office:value="17.8524">
            <text:p>17,8524</text:p>
          </table:table-cell>
          <table:table-cell office:value-type="float" office:value="7.9145">
            <text:p>7,9145</text:p>
          </table:table-cell>
          <table:table-cell office:value-type="float" office:value="5.71494">
            <text:p>5,71494</text:p>
          </table:table-cell>
          <table:table-cell office:value-type="float" office:value="16.554">
            <text:p>16,554</text:p>
          </table:table-cell>
          <table:table-cell office:value-type="float" office:value="24.4797">
            <text:p>24,4797</text:p>
          </table:table-cell>
          <table:table-cell office:value-type="float" office:value="24.0323">
            <text:p>24,0323</text:p>
          </table:table-cell>
          <table:table-cell office:value-type="float" office:value="23.3482">
            <text:p>23,3482</text:p>
          </table:table-cell>
          <table:table-cell office:value-type="float" office:value="28.8983">
            <text:p>28,8983</text:p>
          </table:table-cell>
          <table:table-cell office:value-type="float" office:value="26.7663">
            <text:p>26,7663</text:p>
          </table:table-cell>
          <table:table-cell office:value-type="float" office:value="33.7572">
            <text:p>33,7572</text:p>
          </table:table-cell>
          <table:table-cell table:number-columns-repeated="6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7.6855">
            <text:p>17,6855</text:p>
          </table:table-cell>
          <table:table-cell office:value-type="float" office:value="16.5304">
            <text:p>16,5304</text:p>
          </table:table-cell>
          <table:table-cell office:value-type="float" office:value="18.0664">
            <text:p>18,0664</text:p>
          </table:table-cell>
          <table:table-cell office:value-type="float" office:value="8.02611">
            <text:p>8,02611</text:p>
          </table:table-cell>
          <table:table-cell office:value-type="float" office:value="5.72723">
            <text:p>5,72723</text:p>
          </table:table-cell>
          <table:table-cell office:value-type="float" office:value="16.9441">
            <text:p>16,9441</text:p>
          </table:table-cell>
          <table:table-cell office:value-type="float" office:value="24.4029">
            <text:p>24,4029</text:p>
          </table:table-cell>
          <table:table-cell office:value-type="float" office:value="24.2012">
            <text:p>24,2012</text:p>
          </table:table-cell>
          <table:table-cell office:value-type="float" office:value="23.596">
            <text:p>23,596</text:p>
          </table:table-cell>
          <table:table-cell office:value-type="float" office:value="29.1287">
            <text:p>29,1287</text:p>
          </table:table-cell>
          <table:table-cell office:value-type="float" office:value="26.9763">
            <text:p>26,9763</text:p>
          </table:table-cell>
          <table:table-cell office:value-type="float" office:value="33.8012">
            <text:p>33,8012</text:p>
          </table:table-cell>
          <table:table-cell table:number-columns-repeated="6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7.6783">
            <text:p>17,6783</text:p>
          </table:table-cell>
          <table:table-cell office:value-type="float" office:value="16.5059">
            <text:p>16,5059</text:p>
          </table:table-cell>
          <table:table-cell office:value-type="float" office:value="18.0572">
            <text:p>18,0572</text:p>
          </table:table-cell>
          <table:table-cell office:value-type="float" office:value="8.4951">
            <text:p>8,4951</text:p>
          </table:table-cell>
          <table:table-cell office:value-type="float" office:value="5.93101">
            <text:p>5,93101</text:p>
          </table:table-cell>
          <table:table-cell office:value-type="float" office:value="17.7418">
            <text:p>17,7418</text:p>
          </table:table-cell>
          <table:table-cell office:value-type="float" office:value="24.3999">
            <text:p>24,3999</text:p>
          </table:table-cell>
          <table:table-cell office:value-type="float" office:value="24.0036">
            <text:p>24,0036</text:p>
          </table:table-cell>
          <table:table-cell office:value-type="float" office:value="23.5366">
            <text:p>23,5366</text:p>
          </table:table-cell>
          <table:table-cell office:value-type="float" office:value="29.0806">
            <text:p>29,0806</text:p>
          </table:table-cell>
          <table:table-cell office:value-type="float" office:value="26.9834">
            <text:p>26,9834</text:p>
          </table:table-cell>
          <table:table-cell office:value-type="float" office:value="33.7551">
            <text:p>33,7551</text:p>
          </table:table-cell>
          <table:table-cell table:number-columns-repeated="6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7.7756">
            <text:p>17,7756</text:p>
          </table:table-cell>
          <table:table-cell office:value-type="float" office:value="16.5898">
            <text:p>16,5898</text:p>
          </table:table-cell>
          <table:table-cell office:value-type="float" office:value="18.1402">
            <text:p>18,1402</text:p>
          </table:table-cell>
          <table:table-cell office:value-type="float" office:value="8.03226">
            <text:p>8,03226</text:p>
          </table:table-cell>
          <table:table-cell office:value-type="float" office:value="5.69651">
            <text:p>5,69651</text:p>
          </table:table-cell>
          <table:table-cell office:value-type="float" office:value="17.151">
            <text:p>17,151</text:p>
          </table:table-cell>
          <table:table-cell office:value-type="float" office:value="24.4388">
            <text:p>24,4388</text:p>
          </table:table-cell>
          <table:table-cell office:value-type="float" office:value="24.233">
            <text:p>24,233</text:p>
          </table:table-cell>
          <table:table-cell office:value-type="float" office:value="23.7158">
            <text:p>23,7158</text:p>
          </table:table-cell>
          <table:table-cell office:value-type="float" office:value="29.2157">
            <text:p>29,2157</text:p>
          </table:table-cell>
          <table:table-cell office:value-type="float" office:value="27.0817">
            <text:p>27,0817</text:p>
          </table:table-cell>
          <table:table-cell office:value-type="float" office:value="33.8821">
            <text:p>33,8821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7.7695">
            <text:p>17,7695</text:p>
          </table:table-cell>
          <table:table-cell office:value-type="float" office:value="16.4526">
            <text:p>16,4526</text:p>
          </table:table-cell>
          <table:table-cell office:value-type="float" office:value="18.0019">
            <text:p>18,0019</text:p>
          </table:table-cell>
          <table:table-cell office:value-type="float" office:value="8.01485">
            <text:p>8,01485</text:p>
          </table:table-cell>
          <table:table-cell office:value-type="float" office:value="5.67398">
            <text:p>5,67398</text:p>
          </table:table-cell>
          <table:table-cell office:value-type="float" office:value="17.025">
            <text:p>17,025</text:p>
          </table:table-cell>
          <table:table-cell office:value-type="float" office:value="24.4941">
            <text:p>24,4941</text:p>
          </table:table-cell>
          <table:table-cell office:value-type="float" office:value="24.0241">
            <text:p>24,0241</text:p>
          </table:table-cell>
          <table:table-cell office:value-type="float" office:value="23.4138">
            <text:p>23,4138</text:p>
          </table:table-cell>
          <table:table-cell office:value-type="float" office:value="29.0089">
            <text:p>29,0089</text:p>
          </table:table-cell>
          <table:table-cell office:value-type="float" office:value="26.8534">
            <text:p>26,8534</text:p>
          </table:table-cell>
          <table:table-cell office:value-type="float" office:value="33.7705">
            <text:p>33,7705</text:p>
          </table:table-cell>
          <table:table-cell table:number-columns-repeated="6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7.8432">
            <text:p>17,8432</text:p>
          </table:table-cell>
          <table:table-cell office:value-type="float" office:value="16.6062">
            <text:p>16,6062</text:p>
          </table:table-cell>
          <table:table-cell office:value-type="float" office:value="18.1156">
            <text:p>18,1156</text:p>
          </table:table-cell>
          <table:table-cell office:value-type="float" office:value="8.58317">
            <text:p>8,58317</text:p>
          </table:table-cell>
          <table:table-cell office:value-type="float" office:value="6.01498">
            <text:p>6,01498</text:p>
          </table:table-cell>
          <table:table-cell office:value-type="float" office:value="17.8207">
            <text:p>17,8207</text:p>
          </table:table-cell>
          <table:table-cell office:value-type="float" office:value="24.6282">
            <text:p>24,6282</text:p>
          </table:table-cell>
          <table:table-cell office:value-type="float" office:value="24.2381">
            <text:p>24,2381</text:p>
          </table:table-cell>
          <table:table-cell office:value-type="float" office:value="23.6605">
            <text:p>23,6605</text:p>
          </table:table-cell>
          <table:table-cell office:value-type="float" office:value="29.1482">
            <text:p>29,1482</text:p>
          </table:table-cell>
          <table:table-cell office:value-type="float" office:value="27.1043">
            <text:p>27,1043</text:p>
          </table:table-cell>
          <table:table-cell office:value-type="float" office:value="33.9507">
            <text:p>33,9507</text:p>
          </table:table-cell>
          <table:table-cell table:number-columns-repeated="6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7.7828">
            <text:p>17,7828</text:p>
          </table:table-cell>
          <table:table-cell office:value-type="float" office:value="16.5704">
            <text:p>16,5704</text:p>
          </table:table-cell>
          <table:table-cell office:value-type="float" office:value="18.0972">
            <text:p>18,0972</text:p>
          </table:table-cell>
          <table:table-cell office:value-type="float" office:value="8.01894">
            <text:p>8,01894</text:p>
          </table:table-cell>
          <table:table-cell office:value-type="float" office:value="5.68218">
            <text:p>5,68218</text:p>
          </table:table-cell>
          <table:table-cell office:value-type="float" office:value="16.7434">
            <text:p>16,7434</text:p>
          </table:table-cell>
          <table:table-cell office:value-type="float" office:value="24.4296">
            <text:p>24,4296</text:p>
          </table:table-cell>
          <table:table-cell office:value-type="float" office:value="24.1295">
            <text:p>24,1295</text:p>
          </table:table-cell>
          <table:table-cell office:value-type="float" office:value="23.4609">
            <text:p>23,4609</text:p>
          </table:table-cell>
          <table:table-cell office:value-type="float" office:value="29.0816">
            <text:p>29,0816</text:p>
          </table:table-cell>
          <table:table-cell office:value-type="float" office:value="27.0387">
            <text:p>27,0387</text:p>
          </table:table-cell>
          <table:table-cell office:value-type="float" office:value="33.8688">
            <text:p>33,8688</text:p>
          </table:table-cell>
          <table:table-cell table:number-columns-repeated="6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7.8534">
            <text:p>17,8534</text:p>
          </table:table-cell>
          <table:table-cell office:value-type="float" office:value="16.5929">
            <text:p>16,5929</text:p>
          </table:table-cell>
          <table:table-cell office:value-type="float" office:value="18.304">
            <text:p>18,304</text:p>
          </table:table-cell>
          <table:table-cell office:value-type="float" office:value="8.16435">
            <text:p>8,16435</text:p>
          </table:table-cell>
          <table:table-cell office:value-type="float" office:value="5.8112">
            <text:p>5,8112</text:p>
          </table:table-cell>
          <table:table-cell office:value-type="float" office:value="16.7741">
            <text:p>16,7741</text:p>
          </table:table-cell>
          <table:table-cell office:value-type="float" office:value="24.5903">
            <text:p>24,5903</text:p>
          </table:table-cell>
          <table:table-cell office:value-type="float" office:value="24.3374">
            <text:p>24,3374</text:p>
          </table:table-cell>
          <table:table-cell office:value-type="float" office:value="23.806">
            <text:p>23,806</text:p>
          </table:table-cell>
          <table:table-cell office:value-type="float" office:value="29.3796">
            <text:p>29,3796</text:p>
          </table:table-cell>
          <table:table-cell office:value-type="float" office:value="27.1176">
            <text:p>27,1176</text:p>
          </table:table-cell>
          <table:table-cell office:value-type="float" office:value="33.9712">
            <text:p>33,9712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7.8381">
            <text:p>17,8381</text:p>
          </table:table-cell>
          <table:table-cell office:value-type="float" office:value="16.6226">
            <text:p>16,6226</text:p>
          </table:table-cell>
          <table:table-cell office:value-type="float" office:value="18.1647">
            <text:p>18,1647</text:p>
          </table:table-cell>
          <table:table-cell office:value-type="float" office:value="8.05274">
            <text:p>8,05274</text:p>
          </table:table-cell>
          <table:table-cell office:value-type="float" office:value="5.71085">
            <text:p>5,71085</text:p>
          </table:table-cell>
          <table:table-cell office:value-type="float" office:value="16.938">
            <text:p>16,938</text:p>
          </table:table-cell>
          <table:table-cell office:value-type="float" office:value="24.5606">
            <text:p>24,5606</text:p>
          </table:table-cell>
          <table:table-cell office:value-type="float" office:value="24.1398">
            <text:p>24,1398</text:p>
          </table:table-cell>
          <table:table-cell office:value-type="float" office:value="23.6483">
            <text:p>23,6483</text:p>
          </table:table-cell>
          <table:table-cell office:value-type="float" office:value="29.3233">
            <text:p>29,3233</text:p>
          </table:table-cell>
          <table:table-cell office:value-type="float" office:value="27.0162">
            <text:p>27,0162</text:p>
          </table:table-cell>
          <table:table-cell office:value-type="float" office:value="33.9159">
            <text:p>33,9159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7.6599">
            <text:p>17,6599</text:p>
          </table:table-cell>
          <table:table-cell office:value-type="float" office:value="16.4895">
            <text:p>16,4895</text:p>
          </table:table-cell>
          <table:table-cell office:value-type="float" office:value="18.007">
            <text:p>18,007</text:p>
          </table:table-cell>
          <table:table-cell office:value-type="float" office:value="7.98925">
            <text:p>7,98925</text:p>
          </table:table-cell>
          <table:table-cell office:value-type="float" office:value="5.68627">
            <text:p>5,68627</text:p>
          </table:table-cell>
          <table:table-cell office:value-type="float" office:value="17.023">
            <text:p>17,023</text:p>
          </table:table-cell>
          <table:table-cell office:value-type="float" office:value="24.3313">
            <text:p>24,3313</text:p>
          </table:table-cell>
          <table:table-cell office:value-type="float" office:value="24.0118">
            <text:p>24,0118</text:p>
          </table:table-cell>
          <table:table-cell office:value-type="float" office:value="23.4609">
            <text:p>23,4609</text:p>
          </table:table-cell>
          <table:table-cell office:value-type="float" office:value="29.0744">
            <text:p>29,0744</text:p>
          </table:table-cell>
          <table:table-cell office:value-type="float" office:value="26.9885">
            <text:p>26,9885</text:p>
          </table:table-cell>
          <table:table-cell office:value-type="float" office:value="33.878">
            <text:p>33,878</text:p>
          </table:table-cell>
          <table:table-cell table:number-columns-repeated="6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.3372">
            <text:p>19,3372</text:p>
          </table:table-cell>
          <table:table-cell office:value-type="float" office:value="16.2877">
            <text:p>16,2877</text:p>
          </table:table-cell>
          <table:table-cell office:value-type="float" office:value="17.8739">
            <text:p>17,8739</text:p>
          </table:table-cell>
          <table:table-cell office:value-type="float" office:value="7.96979">
            <text:p>7,96979</text:p>
          </table:table-cell>
          <table:table-cell office:value-type="float" office:value="5.77331">
            <text:p>5,77331</text:p>
          </table:table-cell>
          <table:table-cell office:value-type="float" office:value="17.0588">
            <text:p>17,0588</text:p>
          </table:table-cell>
          <table:table-cell office:value-type="float" office:value="24.2647">
            <text:p>24,2647</text:p>
          </table:table-cell>
          <table:table-cell office:value-type="float" office:value="23.9094">
            <text:p>23,9094</text:p>
          </table:table-cell>
          <table:table-cell office:value-type="float" office:value="23.3267">
            <text:p>23,3267</text:p>
          </table:table-cell>
          <table:table-cell office:value-type="float" office:value="28.928">
            <text:p>28,928</text:p>
          </table:table-cell>
          <table:table-cell office:value-type="float" office:value="26.8861">
            <text:p>26,8861</text:p>
          </table:table-cell>
          <table:table-cell office:value-type="float" office:value="33.8012">
            <text:p>33,8012</text:p>
          </table:table-cell>
          <table:table-cell table:number-columns-repeated="6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7.7316">
            <text:p>17,7316</text:p>
          </table:table-cell>
          <table:table-cell office:value-type="float" office:value="16.4413">
            <text:p>16,4413</text:p>
          </table:table-cell>
          <table:table-cell office:value-type="float" office:value="18.0183">
            <text:p>18,0183</text:p>
          </table:table-cell>
          <table:table-cell office:value-type="float" office:value="8.12032">
            <text:p>8,12032</text:p>
          </table:table-cell>
          <table:table-cell office:value-type="float" office:value="5.80915">
            <text:p>5,80915</text:p>
          </table:table-cell>
          <table:table-cell office:value-type="float" office:value="17.4039">
            <text:p>17,4039</text:p>
          </table:table-cell>
          <table:table-cell office:value-type="float" office:value="24.4367">
            <text:p>24,4367</text:p>
          </table:table-cell>
          <table:table-cell office:value-type="float" office:value="24.065">
            <text:p>24,065</text:p>
          </table:table-cell>
          <table:table-cell office:value-type="float" office:value="23.509">
            <text:p>23,509</text:p>
          </table:table-cell>
          <table:table-cell office:value-type="float" office:value="29.0693">
            <text:p>29,0693</text:p>
          </table:table-cell>
          <table:table-cell office:value-type="float" office:value="26.8534">
            <text:p>26,8534</text:p>
          </table:table-cell>
          <table:table-cell office:value-type="float" office:value="33.7736">
            <text:p>33,7736</text:p>
          </table:table-cell>
          <table:table-cell table:number-columns-repeated="6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7.6179">
            <text:p>17,6179</text:p>
          </table:table-cell>
          <table:table-cell office:value-type="float" office:value="16.4198">
            <text:p>16,4198</text:p>
          </table:table-cell>
          <table:table-cell office:value-type="float" office:value="18.0849">
            <text:p>18,0849</text:p>
          </table:table-cell>
          <table:table-cell office:value-type="float" office:value="8.09472">
            <text:p>8,09472</text:p>
          </table:table-cell>
          <table:table-cell office:value-type="float" office:value="5.79174">
            <text:p>5,79174</text:p>
          </table:table-cell>
          <table:table-cell office:value-type="float" office:value="17.2155">
            <text:p>17,2155</text:p>
          </table:table-cell>
          <table:table-cell office:value-type="float" office:value="24.2842">
            <text:p>24,2842</text:p>
          </table:table-cell>
          <table:table-cell office:value-type="float" office:value="23.9534">
            <text:p>23,9534</text:p>
          </table:table-cell>
          <table:table-cell office:value-type="float" office:value="23.4209">
            <text:p>23,4209</text:p>
          </table:table-cell>
          <table:table-cell office:value-type="float" office:value="29.0652">
            <text:p>29,0652</text:p>
          </table:table-cell>
          <table:table-cell office:value-type="float" office:value="26.9599">
            <text:p>26,9599</text:p>
          </table:table-cell>
          <table:table-cell office:value-type="float" office:value="33.8156">
            <text:p>33,8156</text:p>
          </table:table-cell>
          <table:table-cell table:number-columns-repeated="6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8.5436">
            <text:p>18,5436</text:p>
          </table:table-cell>
          <table:table-cell office:value-type="float" office:value="17.4336">
            <text:p>17,4336</text:p>
          </table:table-cell>
          <table:table-cell office:value-type="float" office:value="19.1805">
            <text:p>19,1805</text:p>
          </table:table-cell>
          <table:table-cell office:value-type="float" office:value="7.90835">
            <text:p>7,90835</text:p>
          </table:table-cell>
          <table:table-cell office:value-type="float" office:value="5.59104">
            <text:p>5,59104</text:p>
          </table:table-cell>
          <table:table-cell office:value-type="float" office:value="14.5572">
            <text:p>14,5572</text:p>
          </table:table-cell>
          <table:table-cell office:value-type="float" office:value="25.7884">
            <text:p>25,7884</text:p>
          </table:table-cell>
          <table:table-cell office:value-type="float" office:value="25.5867">
            <text:p>25,5867</text:p>
          </table:table-cell>
          <table:table-cell office:value-type="float" office:value="25.0665">
            <text:p>25,0665</text:p>
          </table:table-cell>
          <table:table-cell office:value-type="float" office:value="29.7032">
            <text:p>29,7032</text:p>
          </table:table-cell>
          <table:table-cell office:value-type="float" office:value="27.6541">
            <text:p>27,6541</text:p>
          </table:table-cell>
          <table:table-cell office:value-type="float" office:value="34.2118">
            <text:p>34,2118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8.3603">
            <text:p>18,3603</text:p>
          </table:table-cell>
          <table:table-cell office:value-type="float" office:value="17.2892">
            <text:p>17,2892</text:p>
          </table:table-cell>
          <table:table-cell office:value-type="float" office:value="18.7494">
            <text:p>18,7494</text:p>
          </table:table-cell>
          <table:table-cell office:value-type="float" office:value="7.87661">
            <text:p>7,87661</text:p>
          </table:table-cell>
          <table:table-cell office:value-type="float" office:value="5.59411">
            <text:p>5,59411</text:p>
          </table:table-cell>
          <table:table-cell office:value-type="float" office:value="14.7569">
            <text:p>14,7569</text:p>
          </table:table-cell>
          <table:table-cell office:value-type="float" office:value="25.4976">
            <text:p>25,4976</text:p>
          </table:table-cell>
          <table:table-cell office:value-type="float" office:value="25.3952">
            <text:p>25,3952</text:p>
          </table:table-cell>
          <table:table-cell office:value-type="float" office:value="24.791">
            <text:p>24,791</text:p>
          </table:table-cell>
          <table:table-cell office:value-type="float" office:value="29.5414">
            <text:p>29,5414</text:p>
          </table:table-cell>
          <table:table-cell office:value-type="float" office:value="27.394">
            <text:p>27,394</text:p>
          </table:table-cell>
          <table:table-cell office:value-type="float" office:value="33.9907">
            <text:p>33,9907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.4105">
            <text:p>18,4105</text:p>
          </table:table-cell>
          <table:table-cell office:value-type="float" office:value="17.2339">
            <text:p>17,2339</text:p>
          </table:table-cell>
          <table:table-cell office:value-type="float" office:value="18.8047">
            <text:p>18,8047</text:p>
          </table:table-cell>
          <table:table-cell office:value-type="float" office:value="7.84794">
            <text:p>7,84794</text:p>
          </table:table-cell>
          <table:table-cell office:value-type="float" office:value="5.58285">
            <text:p>5,58285</text:p>
          </table:table-cell>
          <table:table-cell office:value-type="float" office:value="14.6586">
            <text:p>14,6586</text:p>
          </table:table-cell>
          <table:table-cell office:value-type="float" office:value="25.7219">
            <text:p>25,7219</text:p>
          </table:table-cell>
          <table:table-cell office:value-type="float" office:value="25.3327">
            <text:p>25,3327</text:p>
          </table:table-cell>
          <table:table-cell office:value-type="float" office:value="24.7798">
            <text:p>24,7798</text:p>
          </table:table-cell>
          <table:table-cell office:value-type="float" office:value="29.4482">
            <text:p>29,4482</text:p>
          </table:table-cell>
          <table:table-cell office:value-type="float" office:value="27.4022">
            <text:p>27,4022</text:p>
          </table:table-cell>
          <table:table-cell office:value-type="float" office:value="34.1043">
            <text:p>34,1043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.4238">
            <text:p>18,4238</text:p>
          </table:table-cell>
          <table:table-cell office:value-type="float" office:value="17.108">
            <text:p>17,108</text:p>
          </table:table-cell>
          <table:table-cell office:value-type="float" office:value="18.6685">
            <text:p>18,6685</text:p>
          </table:table-cell>
          <table:table-cell office:value-type="float" office:value="7.82029">
            <text:p>7,82029</text:p>
          </table:table-cell>
          <table:table-cell office:value-type="float" office:value="5.67808">
            <text:p>5,67808</text:p>
          </table:table-cell>
          <table:table-cell office:value-type="float" office:value="14.5572">
            <text:p>14,5572</text:p>
          </table:table-cell>
          <table:table-cell office:value-type="float" office:value="25.6102">
            <text:p>25,6102</text:p>
          </table:table-cell>
          <table:table-cell office:value-type="float" office:value="25.2324">
            <text:p>25,2324</text:p>
          </table:table-cell>
          <table:table-cell office:value-type="float" office:value="24.7091">
            <text:p>24,7091</text:p>
          </table:table-cell>
          <table:table-cell office:value-type="float" office:value="29.3673">
            <text:p>29,3673</text:p>
          </table:table-cell>
          <table:table-cell office:value-type="float" office:value="27.3418">
            <text:p>27,3418</text:p>
          </table:table-cell>
          <table:table-cell office:value-type="float" office:value="33.9712">
            <text:p>33,9712</text:p>
          </table:table-cell>
          <table:table-cell table:number-columns-repeated="6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8.3931">
            <text:p>18,3931</text:p>
          </table:table-cell>
          <table:table-cell office:value-type="float" office:value="17.0373">
            <text:p>17,0373</text:p>
          </table:table-cell>
          <table:table-cell office:value-type="float" office:value="18.6132">
            <text:p>18,6132</text:p>
          </table:table-cell>
          <table:table-cell office:value-type="float" office:value="7.81824">
            <text:p>7,81824</text:p>
          </table:table-cell>
          <table:table-cell office:value-type="float" office:value="5.55827">
            <text:p>5,55827</text:p>
          </table:table-cell>
          <table:table-cell office:value-type="float" office:value="14.4835">
            <text:p>14,4835</text:p>
          </table:table-cell>
          <table:table-cell office:value-type="float" office:value="25.5877">
            <text:p>25,5877</text:p>
          </table:table-cell>
          <table:table-cell office:value-type="float" office:value="25.1095">
            <text:p>25,1095</text:p>
          </table:table-cell>
          <table:table-cell office:value-type="float" office:value="24.6518">
            <text:p>24,6518</text:p>
          </table:table-cell>
          <table:table-cell office:value-type="float" office:value="29.3693">
            <text:p>29,3693</text:p>
          </table:table-cell>
          <table:table-cell office:value-type="float" office:value="27.262">
            <text:p>27,262</text:p>
          </table:table-cell>
          <table:table-cell office:value-type="float" office:value="33.8678">
            <text:p>33,8678</text:p>
          </table:table-cell>
          <table:table-cell table:number-columns-repeated="6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8.1023">
            <text:p>18,1023</text:p>
          </table:table-cell>
          <table:table-cell office:value-type="float" office:value="16.769">
            <text:p>16,769</text:p>
          </table:table-cell>
          <table:table-cell office:value-type="float" office:value="18.3419">
            <text:p>18,3419</text:p>
          </table:table-cell>
          <table:table-cell office:value-type="float" office:value="7.76704">
            <text:p>7,76704</text:p>
          </table:table-cell>
          <table:table-cell office:value-type="float" office:value="5.58592">
            <text:p>5,58592</text:p>
          </table:table-cell>
          <table:table-cell office:value-type="float" office:value="14.677">
            <text:p>14,677</text:p>
          </table:table-cell>
          <table:table-cell office:value-type="float" office:value="25.1761">
            <text:p>25,1761</text:p>
          </table:table-cell>
          <table:table-cell office:value-type="float" office:value="24.8064">
            <text:p>24,8064</text:p>
          </table:table-cell>
          <table:table-cell office:value-type="float" office:value="24.3046">
            <text:p>24,3046</text:p>
          </table:table-cell>
          <table:table-cell office:value-type="float" office:value="29.0918">
            <text:p>29,0918</text:p>
          </table:table-cell>
          <table:table-cell office:value-type="float" office:value="27.0899">
            <text:p>27,0899</text:p>
          </table:table-cell>
          <table:table-cell office:value-type="float" office:value="33.8104">
            <text:p>33,8104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7.9651">
            <text:p>17,9651</text:p>
          </table:table-cell>
          <table:table-cell office:value-type="float" office:value="16.7997">
            <text:p>16,7997</text:p>
          </table:table-cell>
          <table:table-cell office:value-type="float" office:value="18.3777">
            <text:p>18,3777</text:p>
          </table:table-cell>
          <table:table-cell office:value-type="float" office:value="7.75987">
            <text:p>7,75987</text:p>
          </table:table-cell>
          <table:table-cell office:value-type="float" office:value="5.54291">
            <text:p>5,54291</text:p>
          </table:table-cell>
          <table:table-cell office:value-type="float" office:value="14.5398">
            <text:p>14,5398</text:p>
          </table:table-cell>
          <table:table-cell office:value-type="float" office:value="25.0409">
            <text:p>25,0409</text:p>
          </table:table-cell>
          <table:table-cell office:value-type="float" office:value="24.7552">
            <text:p>24,7552</text:p>
          </table:table-cell>
          <table:table-cell office:value-type="float" office:value="24.3927">
            <text:p>24,3927</text:p>
          </table:table-cell>
          <table:table-cell office:value-type="float" office:value="29.0918">
            <text:p>29,0918</text:p>
          </table:table-cell>
          <table:table-cell office:value-type="float" office:value="27.0346">
            <text:p>27,0346</text:p>
          </table:table-cell>
          <table:table-cell office:value-type="float" office:value="33.8033">
            <text:p>33,8033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18.04.2015</text:date>, <text:time>14:5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18T14:57:47.73</dc:date>
    <dc:creator>Pavel Macenauer</dc:creator>
    <meta:document-statistic meta:table-count="1" meta:cell-count="26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8.98cm" xlink:href=".." xlink:type="simple" chart:class="chart:line" chart:style-name="ch1">
        <chart:legend chart:legend-position="bottom" svg:x="3.554cm" svg:y="8.171cm" style:legend-expansion="wide" chart:style-name="ch2"/>
        <chart:plot-area chart:style-name="ch3" table:cell-range-address="Sheet1.O175:Sheet1.S178" chart:data-source-has-labels="both" svg:x="1.357cm" svg:y="0.851cm" svg:width="13.99cm" svg:height="6.133cm">
          <chartooo:coordinate-region svg:x="1.978cm" svg:y="1.063cm" svg:width="13.182cm" svg:height="5.248cm"/>
          <chart:axis chart:dimension="x" chart:name="primary-x" chart:style-name="ch4" chartooo:axis-type="auto">
            <chartooo:date-scale/>
            <chart:title svg:x="6.615cm" svg:y="7.164cm" chart:style-name="ch5">
              <text:p>width / height of a block</text:p>
            </chart:title>
            <chart:categories table:cell-range-address="Sheet1.O176:Sheet1.O178"/>
          </chart:axis>
          <chart:axis chart:dimension="y" chart:name="primary-y" chart:style-name="ch4">
            <chart:title svg:x="0.451cm" svg:y="5.853cm" chart:style-name="ch6">
              <text:p>detection processing [ms]</text:p>
            </chart:title>
            <chart:grid chart:style-name="ch7" chart:class="major"/>
          </chart:axis>
          <chart:series chart:style-name="ch8" chart:values-cell-range-address="Sheet1.P176:Sheet1.P178" chart:label-cell-address="Sheet1.P175:Sheet1.P175" chart:class="chart:line">
            <chart:data-point chart:repeated="3"/>
          </chart:series>
          <chart:series chart:style-name="ch9" chart:values-cell-range-address="Sheet1.Q176:Sheet1.Q178" chart:label-cell-address="Sheet1.Q175:Sheet1.Q175" chart:class="chart:line">
            <chart:data-point chart:repeated="3"/>
          </chart:series>
          <chart:series chart:style-name="ch10" chart:values-cell-range-address="Sheet1.R176:Sheet1.R178" chart:label-cell-address="Sheet1.R175:Sheet1.R175" chart:class="chart:line">
            <chart:data-point chart:repeated="3"/>
          </chart:series>
          <chart:series chart:style-name="ch11" chart:values-cell-range-address="Sheet1.S176:Sheet1.S178" chart:label-cell-address="Sheet1.S175:Sheet1.S175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brid</text:p>
                <draw:g>
                  <svg:desc>Sheet1.P175:Sheet1.P175</svg:desc>
                </draw:g>
              </table:table-cell>
              <table:table-cell office:value-type="string">
                <text:p>shared</text:p>
                <draw:g>
                  <svg:desc>Sheet1.Q175:Sheet1.Q175</svg:desc>
                </draw:g>
              </table:table-cell>
              <table:table-cell office:value-type="string">
                <text:p>global</text:p>
                <draw:g>
                  <svg:desc>Sheet1.R175:Sheet1.R175</svg:desc>
                </draw:g>
              </table:table-cell>
              <table:table-cell office:value-type="string">
                <text:p>prefixsum</text:p>
                <draw:g>
                  <svg:desc>Sheet1.S175:Sheet1.S175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O176:Sheet1.O178</svg:desc>
                </draw:g>
              </table:table-cell>
              <table:table-cell office:value-type="float" office:value="17.8183417910448">
                <text:p>17.8183417910448</text:p>
                <draw:g>
                  <svg:desc>Sheet1.P176:Sheet1.P178</svg:desc>
                </draw:g>
              </table:table-cell>
              <table:table-cell office:value-type="float" office:value="8.1987296517413">
                <text:p>8.1987296517413</text:p>
                <draw:g>
                  <svg:desc>Sheet1.Q176:Sheet1.Q178</svg:desc>
                </draw:g>
              </table:table-cell>
              <table:table-cell office:value-type="float" office:value="24.8028029850746">
                <text:p>24.8028029850746</text:p>
                <draw:g>
                  <svg:desc>Sheet1.R176:Sheet1.R178</svg:desc>
                </draw:g>
              </table:table-cell>
              <table:table-cell office:value-type="float" office:value="29.012523880597">
                <text:p>29.012523880597</text:p>
                <draw:g>
                  <svg:desc>Sheet1.S176:Sheet1.S178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6247671641791">
                <text:p>16.6247671641791</text:p>
              </table:table-cell>
              <table:table-cell office:value-type="float" office:value="5.80725194029851">
                <text:p>5.80725194029851</text:p>
              </table:table-cell>
              <table:table-cell office:value-type="float" office:value="24.5568875621891">
                <text:p>24.5568875621891</text:p>
              </table:table-cell>
              <table:table-cell office:value-type="float" office:value="27.0477900497513">
                <text:p>27.04779004975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8.2170721393035">
                <text:p>18.2170721393035</text:p>
              </table:table-cell>
              <table:table-cell office:value-type="float" office:value="16.2695338308458">
                <text:p>16.2695338308458</text:p>
              </table:table-cell>
              <table:table-cell office:value-type="float" office:value="23.9845751243781">
                <text:p>23.9845751243781</text:p>
              </table:table-cell>
              <table:table-cell office:value-type="float" office:value="33.8991532338309">
                <text:p>33.8991532338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